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799cm" style:rel-column-width="1020*"/>
    </style:style>
    <style:style style:name="Table1.B" style:family="table-column">
      <style:table-column-properties style:column-width="1.106cm" style:rel-column-width="627*"/>
    </style:style>
    <style:style style:name="Table1.C" style:family="table-column">
      <style:table-column-properties style:column-width="0.998cm" style:rel-column-width="566*"/>
    </style:style>
    <style:style style:name="Table1.D" style:family="table-column">
      <style:table-column-properties style:column-width="1cm" style:rel-column-width="567*"/>
    </style:style>
    <style:style style:name="Table1.E" style:family="table-column">
      <style:table-column-properties style:column-width="1.399cm" style:rel-column-width="793*"/>
    </style:style>
    <style:style style:name="Table1.G" style:family="table-column">
      <style:table-column-properties style:column-width="1.094cm" style:rel-column-width="620*"/>
    </style:style>
    <style:style style:name="Table1.H" style:family="table-column">
      <style:table-column-properties style:column-width="1.6cm" style:rel-column-width="907*"/>
    </style:style>
    <style:style style:name="Table1.I" style:family="table-column">
      <style:table-column-properties style:column-width="4.808cm" style:rel-column-width="2726*"/>
    </style:style>
    <style:style style:name="Table1.J" style:family="table-column">
      <style:table-column-properties style:column-width="2.196cm" style:rel-column-width="1245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J1" style:family="table-cell">
      <style:table-cell-properties style:vertical-align="middle"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none" fo:border-top="none" fo:border-bottom="0.5pt solid #000000"/>
    </style:style>
    <style:style style:name="Table1.G2" style:family="table-cell">
      <style:table-cell-properties fo:padding="0.097cm" fo:border-left="0.5pt solid #000000" fo:border-right="none" fo:border-top="none" fo:border-bottom="0.5pt solid #000000"/>
    </style:style>
    <style:style style:name="Table1.H2" style:family="table-cell">
      <style:table-cell-properties fo:padding="0.097cm" fo:border-left="0.5pt solid #000000" fo:border-right="none" fo:border-top="none" fo:border-bottom="0.5pt solid #000000"/>
    </style:style>
    <style:style style:name="Table1.I2" style:family="table-cell">
      <style:table-cell-properties fo:padding="0.097cm" fo:border-left="0.5pt solid #000000" fo:border-right="none" fo:border-top="none" fo:border-bottom="0.5pt solid #000000"/>
    </style:style>
    <style:style style:name="Table1.J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padding="0.097cm" fo:border-left="0.5pt solid #000000" fo:border-right="none" fo:border-top="none" fo:border-bottom="0.5pt solid #000000"/>
    </style:style>
    <style:style style:name="Table1.D3" style:family="table-cell">
      <style:table-cell-properties fo:padding="0.097cm" fo:border-left="0.5pt solid #000000" fo:border-right="none" fo:border-top="none" fo:border-bottom="0.5pt solid #000000"/>
    </style:style>
    <style:style style:name="Table1.E3" style:family="table-cell">
      <style:table-cell-properties fo:padding="0.097cm" fo:border-left="0.5pt solid #000000" fo:border-right="none" fo:border-top="none" fo:border-bottom="0.5pt solid #000000"/>
    </style:style>
    <style:style style:name="Table1.F3" style:family="table-cell">
      <style:table-cell-properties fo:padding="0.097cm" fo:border-left="0.5pt solid #000000" fo:border-right="none" fo:border-top="none" fo:border-bottom="0.5pt solid #000000"/>
    </style:style>
    <style:style style:name="Table1.G3" style:family="table-cell">
      <style:table-cell-properties fo:padding="0.097cm" fo:border-left="0.5pt solid #000000" fo:border-right="none" fo:border-top="none" fo:border-bottom="0.5pt solid #000000"/>
    </style:style>
    <style:style style:name="Table1.H3" style:family="table-cell">
      <style:table-cell-properties fo:padding="0.097cm" fo:border-left="0.5pt solid #000000" fo:border-right="none" fo:border-top="none" fo:border-bottom="0.5pt solid #000000"/>
    </style:style>
    <style:style style:name="Table1.I3" style:family="table-cell">
      <style:table-cell-properties fo:padding="0.097cm" fo:border-left="0.5pt solid #000000" fo:border-right="none" fo:border-top="none" fo:border-bottom="0.5pt solid #000000"/>
    </style:style>
    <style:style style:name="Table1.J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C4" style:family="table-cell">
      <style:table-cell-properties fo:padding="0.097cm" fo:border-left="0.5pt solid #000000" fo:border-right="none" fo:border-top="none" fo:border-bottom="0.5pt solid #000000"/>
    </style:style>
    <style:style style:name="Table1.D4" style:family="table-cell">
      <style:table-cell-properties fo:padding="0.097cm" fo:border-left="0.5pt solid #000000" fo:border-right="none" fo:border-top="none" fo:border-bottom="0.5pt solid #000000"/>
    </style:style>
    <style:style style:name="Table1.E4" style:family="table-cell">
      <style:table-cell-properties fo:padding="0.097cm" fo:border-left="0.5pt solid #000000" fo:border-right="none" fo:border-top="none" fo:border-bottom="0.5pt solid #000000"/>
    </style:style>
    <style:style style:name="Table1.F4" style:family="table-cell">
      <style:table-cell-properties fo:padding="0.097cm" fo:border-left="0.5pt solid #000000" fo:border-right="none" fo:border-top="none" fo:border-bottom="0.5pt solid #000000"/>
    </style:style>
    <style:style style:name="Table1.G4" style:family="table-cell">
      <style:table-cell-properties fo:padding="0.097cm" fo:border-left="0.5pt solid #000000" fo:border-right="none" fo:border-top="none" fo:border-bottom="0.5pt solid #000000"/>
    </style:style>
    <style:style style:name="Table1.H4" style:family="table-cell">
      <style:table-cell-properties fo:padding="0.097cm" fo:border-left="0.5pt solid #000000" fo:border-right="none" fo:border-top="none" fo:border-bottom="0.5pt solid #000000"/>
    </style:style>
    <style:style style:name="Table1.I4" style:family="table-cell">
      <style:table-cell-properties fo:padding="0.097cm" fo:border-left="0.5pt solid #000000" fo:border-right="none" fo:border-top="none" fo:border-bottom="0.5pt solid #000000"/>
    </style:style>
    <style:style style:name="Table1.J4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 fo:background-color="transparent">
        <style:background-image/>
      </style:table-properties>
    </style:style>
    <style:style style:name="Table2.A" style:family="table-column">
      <style:table-column-properties style:column-width="1.799cm" style:rel-column-width="1020*"/>
    </style:style>
    <style:style style:name="Table2.B" style:family="table-column">
      <style:table-column-properties style:column-width="1.106cm" style:rel-column-width="627*"/>
    </style:style>
    <style:style style:name="Table2.C" style:family="table-column">
      <style:table-column-properties style:column-width="0.998cm" style:rel-column-width="566*"/>
    </style:style>
    <style:style style:name="Table2.D" style:family="table-column">
      <style:table-column-properties style:column-width="1cm" style:rel-column-width="567*"/>
    </style:style>
    <style:style style:name="Table2.E" style:family="table-column">
      <style:table-column-properties style:column-width="1.399cm" style:rel-column-width="793*"/>
    </style:style>
    <style:style style:name="Table2.G" style:family="table-column">
      <style:table-column-properties style:column-width="1.094cm" style:rel-column-width="620*"/>
    </style:style>
    <style:style style:name="Table2.H" style:family="table-column">
      <style:table-column-properties style:column-width="1.6cm" style:rel-column-width="907*"/>
    </style:style>
    <style:style style:name="Table2.I" style:family="table-column">
      <style:table-column-properties style:column-width="4.808cm" style:rel-column-width="2726*"/>
    </style:style>
    <style:style style:name="Table2.J" style:family="table-column">
      <style:table-column-properties style:column-width="2.196cm" style:rel-column-width="124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.E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.J1" style:family="table-cell">
      <style:table-cell-properties style:vertical-align="middle"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none" fo:border-top="none" fo:border-bottom="0.5pt solid #000000"/>
    </style:style>
    <style:style style:name="Table2.E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F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G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H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I2" style:family="table-cell">
      <style:table-cell-properties fo:padding="0.097cm" fo:border-left="0.5pt solid #000000" fo:border-right="none" fo:border-top="none" fo:border-bottom="0.5pt solid #000000"/>
    </style:style>
    <style:style style:name="Table2.J2" style:family="table-cell">
      <style:table-cell-properties fo:padding="0.097cm" fo:border-left="0.5pt solid #000000" fo:border-right="0.5pt solid #000000" fo:border-top="none" fo:border-bottom="0.5pt solid #000000"/>
    </style:style>
    <style:style style:name="Table2.A3" style:family="table-cell">
      <style:table-cell-properties fo:padding="0.097cm" fo:border-left="0.5pt solid #000000" fo:border-right="none" fo:border-top="none" fo:border-bottom="0.5pt solid #000000"/>
    </style:style>
    <style:style style:name="Table2.B3" style:family="table-cell">
      <style:table-cell-properties fo:padding="0.097cm" fo:border-left="0.5pt solid #000000" fo:border-right="none" fo:border-top="none" fo:border-bottom="0.5pt solid #000000"/>
    </style:style>
    <style:style style:name="Table2.C3" style:family="table-cell">
      <style:table-cell-properties fo:padding="0.097cm" fo:border-left="0.5pt solid #000000" fo:border-right="none" fo:border-top="none" fo:border-bottom="0.5pt solid #000000"/>
    </style:style>
    <style:style style:name="Table2.D3" style:family="table-cell">
      <style:table-cell-properties fo:padding="0.097cm" fo:border-left="0.5pt solid #000000" fo:border-right="none" fo:border-top="none" fo:border-bottom="0.5pt solid #000000"/>
    </style:style>
    <style:style style:name="Table2.E3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F3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G3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H3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I3" style:family="table-cell">
      <style:table-cell-properties fo:padding="0.097cm" fo:border-left="0.5pt solid #000000" fo:border-right="none" fo:border-top="none" fo:border-bottom="0.5pt solid #000000"/>
    </style:style>
    <style:style style:name="Table2.J3" style:family="table-cell">
      <style:table-cell-properties fo:padding="0.097cm" fo:border-left="0.5pt solid #000000" fo:border-right="0.5pt solid #000000" fo:border-top="none" fo:border-bottom="0.5pt solid #000000"/>
    </style:style>
    <style:style style:name="Table2.A4" style:family="table-cell">
      <style:table-cell-properties fo:padding="0.097cm" fo:border-left="0.5pt solid #000000" fo:border-right="none" fo:border-top="none" fo:border-bottom="0.5pt solid #000000"/>
    </style:style>
    <style:style style:name="Table2.B4" style:family="table-cell">
      <style:table-cell-properties fo:padding="0.097cm" fo:border-left="0.5pt solid #000000" fo:border-right="none" fo:border-top="none" fo:border-bottom="0.5pt solid #000000"/>
    </style:style>
    <style:style style:name="Table2.C4" style:family="table-cell">
      <style:table-cell-properties fo:padding="0.097cm" fo:border-left="0.5pt solid #000000" fo:border-right="none" fo:border-top="none" fo:border-bottom="0.5pt solid #000000"/>
    </style:style>
    <style:style style:name="Table2.D4" style:family="table-cell">
      <style:table-cell-properties fo:padding="0.097cm" fo:border-left="0.5pt solid #000000" fo:border-right="none" fo:border-top="none" fo:border-bottom="0.5pt solid #000000"/>
    </style:style>
    <style:style style:name="Table2.E4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F4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G4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H4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I4" style:family="table-cell">
      <style:table-cell-properties fo:padding="0.097cm" fo:border-left="0.5pt solid #000000" fo:border-right="none" fo:border-top="none" fo:border-bottom="0.5pt solid #000000"/>
    </style:style>
    <style:style style:name="Table2.J4" style:family="table-cell">
      <style:table-cell-properties fo:padding="0.097cm" fo:border-left="0.5pt solid #000000" fo:border-right="0.5pt solid #000000" fo:border-top="none" fo:border-bottom="0.5pt solid #000000"/>
    </style:style>
    <style:style style:name="Table2.A5" style:family="table-cell">
      <style:table-cell-properties fo:padding="0.097cm" fo:border-left="0.5pt solid #000000" fo:border-right="none" fo:border-top="none" fo:border-bottom="0.5pt solid #000000"/>
    </style:style>
    <style:style style:name="Table2.B5" style:family="table-cell">
      <style:table-cell-properties fo:padding="0.097cm" fo:border-left="0.5pt solid #000000" fo:border-right="none" fo:border-top="none" fo:border-bottom="0.5pt solid #000000"/>
    </style:style>
    <style:style style:name="Table2.C5" style:family="table-cell">
      <style:table-cell-properties fo:padding="0.097cm" fo:border-left="0.5pt solid #000000" fo:border-right="none" fo:border-top="none" fo:border-bottom="0.5pt solid #000000"/>
    </style:style>
    <style:style style:name="Table2.D5" style:family="table-cell">
      <style:table-cell-properties fo:padding="0.097cm" fo:border-left="0.5pt solid #000000" fo:border-right="none" fo:border-top="none" fo:border-bottom="0.5pt solid #000000"/>
    </style:style>
    <style:style style:name="Table2.E5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F5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G5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H5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I5" style:family="table-cell">
      <style:table-cell-properties fo:padding="0.097cm" fo:border-left="0.5pt solid #000000" fo:border-right="none" fo:border-top="none" fo:border-bottom="0.5pt solid #000000"/>
    </style:style>
    <style:style style:name="Table2.J5" style:family="table-cell">
      <style:table-cell-properties fo:padding="0.097cm" fo:border-left="0.5pt solid #000000" fo:border-right="0.5pt solid #000000" fo:border-top="none" fo:border-bottom="0.5pt solid #000000"/>
    </style:style>
    <style:style style:name="Table2.A6" style:family="table-cell">
      <style:table-cell-properties fo:padding="0.097cm" fo:border-left="0.5pt solid #000000" fo:border-right="none" fo:border-top="none" fo:border-bottom="0.5pt solid #000000"/>
    </style:style>
    <style:style style:name="Table2.B6" style:family="table-cell">
      <style:table-cell-properties fo:padding="0.097cm" fo:border-left="0.5pt solid #000000" fo:border-right="none" fo:border-top="none" fo:border-bottom="0.5pt solid #000000"/>
    </style:style>
    <style:style style:name="Table2.C6" style:family="table-cell">
      <style:table-cell-properties fo:padding="0.097cm" fo:border-left="0.5pt solid #000000" fo:border-right="none" fo:border-top="none" fo:border-bottom="0.5pt solid #000000"/>
    </style:style>
    <style:style style:name="Table2.D6" style:family="table-cell">
      <style:table-cell-properties fo:padding="0.097cm" fo:border-left="0.5pt solid #000000" fo:border-right="none" fo:border-top="none" fo:border-bottom="0.5pt solid #000000"/>
    </style:style>
    <style:style style:name="Table2.E6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F6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G6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H6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I6" style:family="table-cell">
      <style:table-cell-properties fo:padding="0.097cm" fo:border-left="0.5pt solid #000000" fo:border-right="none" fo:border-top="none" fo:border-bottom="0.5pt solid #000000"/>
    </style:style>
    <style:style style:name="Table2.J6" style:family="table-cell">
      <style:table-cell-properties fo:padding="0.097cm" fo:border-left="0.5pt solid #000000" fo:border-right="0.5pt solid #000000" fo:border-top="none" fo:border-bottom="0.5pt solid #000000"/>
    </style:style>
    <style:style style:name="Table2.A7" style:family="table-cell">
      <style:table-cell-properties fo:padding="0.097cm" fo:border-left="0.5pt solid #000000" fo:border-right="none" fo:border-top="none" fo:border-bottom="0.5pt solid #000000"/>
    </style:style>
    <style:style style:name="Table2.B7" style:family="table-cell">
      <style:table-cell-properties fo:padding="0.097cm" fo:border-left="0.5pt solid #000000" fo:border-right="none" fo:border-top="none" fo:border-bottom="0.5pt solid #000000"/>
    </style:style>
    <style:style style:name="Table2.C7" style:family="table-cell">
      <style:table-cell-properties fo:padding="0.097cm" fo:border-left="0.5pt solid #000000" fo:border-right="none" fo:border-top="none" fo:border-bottom="0.5pt solid #000000"/>
    </style:style>
    <style:style style:name="Table2.D7" style:family="table-cell">
      <style:table-cell-properties fo:padding="0.097cm" fo:border-left="0.5pt solid #000000" fo:border-right="none" fo:border-top="none" fo:border-bottom="0.5pt solid #000000"/>
    </style:style>
    <style:style style:name="Table2.E7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F7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G7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H7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I7" style:family="table-cell">
      <style:table-cell-properties fo:padding="0.097cm" fo:border-left="0.5pt solid #000000" fo:border-right="none" fo:border-top="none" fo:border-bottom="0.5pt solid #000000"/>
    </style:style>
    <style:style style:name="Table2.J7" style:family="table-cell">
      <style:table-cell-properties fo:padding="0.097cm" fo:border-left="0.5pt solid #000000" fo:border-right="0.5pt solid #000000" fo:border-top="none" fo:border-bottom="0.5pt solid #000000"/>
    </style:style>
    <style:style style:name="Table2.A8" style:family="table-cell">
      <style:table-cell-properties fo:padding="0.097cm" fo:border-left="0.5pt solid #000000" fo:border-right="none" fo:border-top="none" fo:border-bottom="0.5pt solid #000000"/>
    </style:style>
    <style:style style:name="Table2.B8" style:family="table-cell">
      <style:table-cell-properties fo:padding="0.097cm" fo:border-left="0.5pt solid #000000" fo:border-right="none" fo:border-top="none" fo:border-bottom="0.5pt solid #000000"/>
    </style:style>
    <style:style style:name="Table2.C8" style:family="table-cell">
      <style:table-cell-properties fo:padding="0.097cm" fo:border-left="0.5pt solid #000000" fo:border-right="none" fo:border-top="none" fo:border-bottom="0.5pt solid #000000"/>
    </style:style>
    <style:style style:name="Table2.D8" style:family="table-cell">
      <style:table-cell-properties fo:padding="0.097cm" fo:border-left="0.5pt solid #000000" fo:border-right="none" fo:border-top="none" fo:border-bottom="0.5pt solid #000000"/>
    </style:style>
    <style:style style:name="Table2.E8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F8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G8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H8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I8" style:family="table-cell">
      <style:table-cell-properties fo:padding="0.097cm" fo:border-left="0.5pt solid #000000" fo:border-right="none" fo:border-top="none" fo:border-bottom="0.5pt solid #000000"/>
    </style:style>
    <style:style style:name="Table2.J8" style:family="table-cell">
      <style:table-cell-properties fo:padding="0.097cm" fo:border-left="0.5pt solid #000000" fo:border-right="0.5pt solid #000000" fo:border-top="none" fo:border-bottom="0.5pt solid #000000"/>
    </style:style>
    <style:style style:name="Table2.A9" style:family="table-cell">
      <style:table-cell-properties fo:padding="0.097cm" fo:border-left="0.5pt solid #000000" fo:border-right="none" fo:border-top="none" fo:border-bottom="0.5pt solid #000000"/>
    </style:style>
    <style:style style:name="Table2.B9" style:family="table-cell">
      <style:table-cell-properties fo:padding="0.097cm" fo:border-left="0.5pt solid #000000" fo:border-right="none" fo:border-top="none" fo:border-bottom="0.5pt solid #000000"/>
    </style:style>
    <style:style style:name="Table2.C9" style:family="table-cell">
      <style:table-cell-properties fo:padding="0.097cm" fo:border-left="0.5pt solid #000000" fo:border-right="none" fo:border-top="none" fo:border-bottom="0.5pt solid #000000"/>
    </style:style>
    <style:style style:name="Table2.D9" style:family="table-cell">
      <style:table-cell-properties fo:padding="0.097cm" fo:border-left="0.5pt solid #000000" fo:border-right="none" fo:border-top="none" fo:border-bottom="0.5pt solid #000000"/>
    </style:style>
    <style:style style:name="Table2.E9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F9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G9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H9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I9" style:family="table-cell">
      <style:table-cell-properties fo:padding="0.097cm" fo:border-left="0.5pt solid #000000" fo:border-right="none" fo:border-top="none" fo:border-bottom="0.5pt solid #000000"/>
    </style:style>
    <style:style style:name="Table2.J9" style:family="table-cell">
      <style:table-cell-properties fo:padding="0.097cm" fo:border-left="0.5pt solid #000000" fo:border-right="0.5pt solid #000000" fo:border-top="none" fo:border-bottom="0.5pt solid #000000"/>
    </style:style>
    <style:style style:name="Table2.A10" style:family="table-cell">
      <style:table-cell-properties fo:padding="0.097cm" fo:border-left="0.5pt solid #000000" fo:border-right="none" fo:border-top="none" fo:border-bottom="0.5pt solid #000000"/>
    </style:style>
    <style:style style:name="Table2.B10" style:family="table-cell">
      <style:table-cell-properties fo:padding="0.097cm" fo:border-left="0.5pt solid #000000" fo:border-right="none" fo:border-top="none" fo:border-bottom="0.5pt solid #000000"/>
    </style:style>
    <style:style style:name="Table2.C10" style:family="table-cell">
      <style:table-cell-properties fo:padding="0.097cm" fo:border-left="0.5pt solid #000000" fo:border-right="none" fo:border-top="none" fo:border-bottom="0.5pt solid #000000"/>
    </style:style>
    <style:style style:name="Table2.D10" style:family="table-cell">
      <style:table-cell-properties fo:padding="0.097cm" fo:border-left="0.5pt solid #000000" fo:border-right="none" fo:border-top="none" fo:border-bottom="0.5pt solid #000000"/>
    </style:style>
    <style:style style:name="Table2.E10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F10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G10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H10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I10" style:family="table-cell">
      <style:table-cell-properties fo:padding="0.097cm" fo:border-left="0.5pt solid #000000" fo:border-right="none" fo:border-top="none" fo:border-bottom="0.5pt solid #000000"/>
    </style:style>
    <style:style style:name="Table2.J10" style:family="table-cell">
      <style:table-cell-properties fo:padding="0.097cm" fo:border-left="0.5pt solid #000000" fo:border-right="0.5pt solid #000000" fo:border-top="none" fo:border-bottom="0.5pt solid #000000"/>
    </style:style>
    <style:style style:name="Table2.A11" style:family="table-cell">
      <style:table-cell-properties fo:padding="0.097cm" fo:border-left="0.5pt solid #000000" fo:border-right="none" fo:border-top="none" fo:border-bottom="0.5pt solid #000000"/>
    </style:style>
    <style:style style:name="Table2.B11" style:family="table-cell">
      <style:table-cell-properties fo:padding="0.097cm" fo:border-left="0.5pt solid #000000" fo:border-right="none" fo:border-top="none" fo:border-bottom="0.5pt solid #000000"/>
    </style:style>
    <style:style style:name="Table2.C11" style:family="table-cell">
      <style:table-cell-properties fo:padding="0.097cm" fo:border-left="0.5pt solid #000000" fo:border-right="none" fo:border-top="none" fo:border-bottom="0.5pt solid #000000"/>
    </style:style>
    <style:style style:name="Table2.D11" style:family="table-cell">
      <style:table-cell-properties fo:padding="0.097cm" fo:border-left="0.5pt solid #000000" fo:border-right="none" fo:border-top="none" fo:border-bottom="0.5pt solid #000000"/>
    </style:style>
    <style:style style:name="Table2.E11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F11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G11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H11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I11" style:family="table-cell">
      <style:table-cell-properties fo:padding="0.097cm" fo:border-left="0.5pt solid #000000" fo:border-right="none" fo:border-top="none" fo:border-bottom="0.5pt solid #000000"/>
    </style:style>
    <style:style style:name="Table2.J11" style:family="table-cell">
      <style:table-cell-properties fo:padding="0.097cm" fo:border-left="0.5pt solid #000000" fo:border-right="0.5pt solid #000000" fo:border-top="none" fo:border-bottom="0.5pt solid #000000"/>
    </style:style>
    <style:style style:name="Table2.A12" style:family="table-cell">
      <style:table-cell-properties fo:padding="0.097cm" fo:border-left="0.5pt solid #000000" fo:border-right="none" fo:border-top="none" fo:border-bottom="0.5pt solid #000000"/>
    </style:style>
    <style:style style:name="Table2.B12" style:family="table-cell">
      <style:table-cell-properties fo:padding="0.097cm" fo:border-left="0.5pt solid #000000" fo:border-right="none" fo:border-top="none" fo:border-bottom="0.5pt solid #000000"/>
    </style:style>
    <style:style style:name="Table2.C12" style:family="table-cell">
      <style:table-cell-properties fo:padding="0.097cm" fo:border-left="0.5pt solid #000000" fo:border-right="none" fo:border-top="none" fo:border-bottom="0.5pt solid #000000"/>
    </style:style>
    <style:style style:name="Table2.D12" style:family="table-cell">
      <style:table-cell-properties fo:padding="0.097cm" fo:border-left="0.5pt solid #000000" fo:border-right="none" fo:border-top="none" fo:border-bottom="0.5pt solid #000000"/>
    </style:style>
    <style:style style:name="Table2.E1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F1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G1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H1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I12" style:family="table-cell">
      <style:table-cell-properties fo:padding="0.097cm" fo:border-left="0.5pt solid #000000" fo:border-right="none" fo:border-top="none" fo:border-bottom="0.5pt solid #000000"/>
    </style:style>
    <style:style style:name="Table2.J12" style:family="table-cell">
      <style:table-cell-properties fo:padding="0.097cm" fo:border-left="0.5pt solid #000000" fo:border-right="0.5pt solid #000000" fo:border-top="none" fo:border-bottom="0.5pt solid #000000"/>
    </style:style>
    <style:style style:name="Table2.A13" style:family="table-cell">
      <style:table-cell-properties fo:padding="0.097cm" fo:border-left="0.5pt solid #000000" fo:border-right="none" fo:border-top="none" fo:border-bottom="0.5pt solid #000000"/>
    </style:style>
    <style:style style:name="Table2.B13" style:family="table-cell">
      <style:table-cell-properties fo:padding="0.097cm" fo:border-left="0.5pt solid #000000" fo:border-right="none" fo:border-top="none" fo:border-bottom="0.5pt solid #000000"/>
    </style:style>
    <style:style style:name="Table2.C13" style:family="table-cell">
      <style:table-cell-properties fo:padding="0.097cm" fo:border-left="0.5pt solid #000000" fo:border-right="none" fo:border-top="none" fo:border-bottom="0.5pt solid #000000"/>
    </style:style>
    <style:style style:name="Table2.D13" style:family="table-cell">
      <style:table-cell-properties fo:padding="0.097cm" fo:border-left="0.5pt solid #000000" fo:border-right="none" fo:border-top="none" fo:border-bottom="0.5pt solid #000000"/>
    </style:style>
    <style:style style:name="Table2.E13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F13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G13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H13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I13" style:family="table-cell">
      <style:table-cell-properties fo:padding="0.097cm" fo:border-left="0.5pt solid #000000" fo:border-right="none" fo:border-top="none" fo:border-bottom="0.5pt solid #000000"/>
    </style:style>
    <style:style style:name="Table2.J13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 fo:background-color="transparent" style:may-break-between-rows="false">
        <style:background-image/>
      </style:table-properties>
    </style:style>
    <style:style style:name="Table4.A" style:family="table-column">
      <style:table-column-properties style:column-width="1.799cm" style:rel-column-width="1020*"/>
    </style:style>
    <style:style style:name="Table4.B" style:family="table-column">
      <style:table-column-properties style:column-width="1.106cm" style:rel-column-width="627*"/>
    </style:style>
    <style:style style:name="Table4.C" style:family="table-column">
      <style:table-column-properties style:column-width="0.998cm" style:rel-column-width="566*"/>
    </style:style>
    <style:style style:name="Table4.D" style:family="table-column">
      <style:table-column-properties style:column-width="1cm" style:rel-column-width="567*"/>
    </style:style>
    <style:style style:name="Table4.E" style:family="table-column">
      <style:table-column-properties style:column-width="1.399cm" style:rel-column-width="793*"/>
    </style:style>
    <style:style style:name="Table4.G" style:family="table-column">
      <style:table-column-properties style:column-width="1.094cm" style:rel-column-width="620*"/>
    </style:style>
    <style:style style:name="Table4.H" style:family="table-column">
      <style:table-column-properties style:column-width="1.6cm" style:rel-column-width="907*"/>
    </style:style>
    <style:style style:name="Table4.I" style:family="table-column">
      <style:table-column-properties style:column-width="4.808cm" style:rel-column-width="2726*"/>
    </style:style>
    <style:style style:name="Table4.J" style:family="table-column">
      <style:table-column-properties style:column-width="2.196cm" style:rel-column-width="1245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4.E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4.J1" style:family="table-cell">
      <style:table-cell-properties style:vertical-align="middle"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none" fo:border-top="none" fo:border-bottom="0.5pt solid #000000"/>
    </style:style>
    <style:style style:name="Table4.C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none" fo:border-top="none" fo:border-bottom="0.5pt solid #000000"/>
    </style:style>
    <style:style style:name="Table4.E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4.F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4.G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4.H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4.I2" style:family="table-cell">
      <style:table-cell-properties fo:padding="0.097cm" fo:border-left="0.5pt solid #000000" fo:border-right="none" fo:border-top="none" fo:border-bottom="0.5pt solid #000000"/>
    </style:style>
    <style:style style:name="Table4.J2" style:family="table-cell">
      <style:table-cell-properties fo:padding="0.097cm" fo:border-left="0.5pt solid #000000" fo:border-right="0.5pt solid #000000" fo:border-top="none" fo:border-bottom="0.5pt solid #000000"/>
    </style:style>
    <style:style style:name="Table4.A3" style:family="table-cell">
      <style:table-cell-properties fo:padding="0.097cm" fo:border-left="0.5pt solid #000000" fo:border-right="none" fo:border-top="none" fo:border-bottom="0.5pt solid #000000"/>
    </style:style>
    <style:style style:name="Table4.B3" style:family="table-cell">
      <style:table-cell-properties fo:padding="0.097cm" fo:border-left="0.5pt solid #000000" fo:border-right="none" fo:border-top="none" fo:border-bottom="0.5pt solid #000000"/>
    </style:style>
    <style:style style:name="Table4.C3" style:family="table-cell">
      <style:table-cell-properties fo:padding="0.097cm" fo:border-left="0.5pt solid #000000" fo:border-right="none" fo:border-top="none" fo:border-bottom="0.5pt solid #000000"/>
    </style:style>
    <style:style style:name="Table4.D3" style:family="table-cell">
      <style:table-cell-properties fo:padding="0.097cm" fo:border-left="0.5pt solid #000000" fo:border-right="none" fo:border-top="none" fo:border-bottom="0.5pt solid #000000"/>
    </style:style>
    <style:style style:name="Table4.E3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4.F3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4.G3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4.H3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4.I3" style:family="table-cell">
      <style:table-cell-properties fo:padding="0.097cm" fo:border-left="0.5pt solid #000000" fo:border-right="none" fo:border-top="none" fo:border-bottom="0.5pt solid #000000"/>
    </style:style>
    <style:style style:name="Table4.J3" style:family="table-cell">
      <style:table-cell-properties fo:padding="0.097cm" fo:border-left="0.5pt solid #000000" fo:border-right="0.5pt solid #000000" fo:border-top="none" fo:border-bottom="0.5pt solid #000000"/>
    </style:style>
    <style:style style:name="Table4.A4" style:family="table-cell">
      <style:table-cell-properties fo:padding="0.097cm" fo:border-left="0.5pt solid #000000" fo:border-right="none" fo:border-top="none" fo:border-bottom="0.5pt solid #000000"/>
    </style:style>
    <style:style style:name="Table4.B4" style:family="table-cell">
      <style:table-cell-properties fo:padding="0.097cm" fo:border-left="0.5pt solid #000000" fo:border-right="none" fo:border-top="none" fo:border-bottom="0.5pt solid #000000"/>
    </style:style>
    <style:style style:name="Table4.C4" style:family="table-cell">
      <style:table-cell-properties fo:padding="0.097cm" fo:border-left="0.5pt solid #000000" fo:border-right="none" fo:border-top="none" fo:border-bottom="0.5pt solid #000000"/>
    </style:style>
    <style:style style:name="Table4.D4" style:family="table-cell">
      <style:table-cell-properties fo:padding="0.097cm" fo:border-left="0.5pt solid #000000" fo:border-right="none" fo:border-top="none" fo:border-bottom="0.5pt solid #000000"/>
    </style:style>
    <style:style style:name="Table4.E4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4.F4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4.G4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4.H4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4.I4" style:family="table-cell">
      <style:table-cell-properties fo:padding="0.097cm" fo:border-left="0.5pt solid #000000" fo:border-right="none" fo:border-top="none" fo:border-bottom="0.5pt solid #000000"/>
    </style:style>
    <style:style style:name="Table4.J4" style:family="table-cell">
      <style:table-cell-properties fo:padding="0.097cm" fo:border-left="0.5pt solid #000000" fo:border-right="0.5pt solid #000000" fo:border-top="none" fo:border-bottom="0.5pt solid #000000"/>
    </style:style>
    <style:style style:name="Table4.A5" style:family="table-cell">
      <style:table-cell-properties fo:padding="0.097cm" fo:border-left="0.5pt solid #000000" fo:border-right="none" fo:border-top="none" fo:border-bottom="0.5pt solid #000000"/>
    </style:style>
    <style:style style:name="Table4.B5" style:family="table-cell">
      <style:table-cell-properties fo:padding="0.097cm" fo:border-left="0.5pt solid #000000" fo:border-right="none" fo:border-top="none" fo:border-bottom="0.5pt solid #000000"/>
    </style:style>
    <style:style style:name="Table4.C5" style:family="table-cell">
      <style:table-cell-properties fo:padding="0.097cm" fo:border-left="0.5pt solid #000000" fo:border-right="none" fo:border-top="none" fo:border-bottom="0.5pt solid #000000"/>
    </style:style>
    <style:style style:name="Table4.D5" style:family="table-cell">
      <style:table-cell-properties fo:padding="0.097cm" fo:border-left="0.5pt solid #000000" fo:border-right="none" fo:border-top="none" fo:border-bottom="0.5pt solid #000000"/>
    </style:style>
    <style:style style:name="Table4.E5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4.F5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4.G5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4.H5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4.I5" style:family="table-cell">
      <style:table-cell-properties fo:padding="0.097cm" fo:border-left="0.5pt solid #000000" fo:border-right="none" fo:border-top="none" fo:border-bottom="0.5pt solid #000000"/>
    </style:style>
    <style:style style:name="Table4.J5" style:family="table-cell">
      <style:table-cell-properties fo:padding="0.097cm" fo:border-left="0.5pt solid #000000" fo:border-right="0.5pt solid #000000" fo:border-top="none" fo:border-bottom="0.5pt solid #000000"/>
    </style:style>
    <style:style style:name="Table4.A6" style:family="table-cell">
      <style:table-cell-properties fo:padding="0.097cm" fo:border-left="0.5pt solid #000000" fo:border-right="none" fo:border-top="none" fo:border-bottom="0.5pt solid #000000"/>
    </style:style>
    <style:style style:name="Table4.B6" style:family="table-cell">
      <style:table-cell-properties fo:padding="0.097cm" fo:border-left="0.5pt solid #000000" fo:border-right="none" fo:border-top="none" fo:border-bottom="0.5pt solid #000000"/>
    </style:style>
    <style:style style:name="Table4.C6" style:family="table-cell">
      <style:table-cell-properties fo:padding="0.097cm" fo:border-left="0.5pt solid #000000" fo:border-right="none" fo:border-top="none" fo:border-bottom="0.5pt solid #000000"/>
    </style:style>
    <style:style style:name="Table4.D6" style:family="table-cell">
      <style:table-cell-properties fo:padding="0.097cm" fo:border-left="0.5pt solid #000000" fo:border-right="none" fo:border-top="none" fo:border-bottom="0.5pt solid #000000"/>
    </style:style>
    <style:style style:name="Table4.E6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4.F6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4.G6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4.H6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4.I6" style:family="table-cell">
      <style:table-cell-properties fo:padding="0.097cm" fo:border-left="0.5pt solid #000000" fo:border-right="none" fo:border-top="none" fo:border-bottom="0.5pt solid #000000"/>
    </style:style>
    <style:style style:name="Table4.J6" style:family="table-cell">
      <style:table-cell-properties fo:padding="0.097cm" fo:border-left="0.5pt solid #000000" fo:border-right="0.5pt solid #000000" fo:border-top="none" fo:border-bottom="0.5pt solid #000000"/>
    </style:style>
    <style:style style:name="Table4.A7" style:family="table-cell">
      <style:table-cell-properties fo:padding="0.097cm" fo:border-left="0.5pt solid #000000" fo:border-right="none" fo:border-top="none" fo:border-bottom="0.5pt solid #000000"/>
    </style:style>
    <style:style style:name="Table4.B7" style:family="table-cell">
      <style:table-cell-properties fo:padding="0.097cm" fo:border-left="0.5pt solid #000000" fo:border-right="none" fo:border-top="none" fo:border-bottom="0.5pt solid #000000"/>
    </style:style>
    <style:style style:name="Table4.C7" style:family="table-cell">
      <style:table-cell-properties fo:padding="0.097cm" fo:border-left="0.5pt solid #000000" fo:border-right="none" fo:border-top="none" fo:border-bottom="0.5pt solid #000000"/>
    </style:style>
    <style:style style:name="Table4.D7" style:family="table-cell">
      <style:table-cell-properties fo:padding="0.097cm" fo:border-left="0.5pt solid #000000" fo:border-right="none" fo:border-top="none" fo:border-bottom="0.5pt solid #000000"/>
    </style:style>
    <style:style style:name="Table4.E7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4.F7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4.G7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4.H7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4.I7" style:family="table-cell">
      <style:table-cell-properties fo:padding="0.097cm" fo:border-left="0.5pt solid #000000" fo:border-right="none" fo:border-top="none" fo:border-bottom="0.5pt solid #000000"/>
    </style:style>
    <style:style style:name="Table4.J7" style:family="table-cell">
      <style:table-cell-properties fo:padding="0.097cm" fo:border-left="0.5pt solid #000000" fo:border-right="0.5pt solid #000000" fo:border-top="none" fo:border-bottom="0.5pt solid #000000"/>
    </style:style>
    <style:style style:name="Table4.A8" style:family="table-cell">
      <style:table-cell-properties fo:padding="0.097cm" fo:border-left="0.5pt solid #000000" fo:border-right="none" fo:border-top="none" fo:border-bottom="0.5pt solid #000000"/>
    </style:style>
    <style:style style:name="Table4.B8" style:family="table-cell">
      <style:table-cell-properties fo:padding="0.097cm" fo:border-left="0.5pt solid #000000" fo:border-right="none" fo:border-top="none" fo:border-bottom="0.5pt solid #000000"/>
    </style:style>
    <style:style style:name="Table4.C8" style:family="table-cell">
      <style:table-cell-properties fo:padding="0.097cm" fo:border-left="0.5pt solid #000000" fo:border-right="none" fo:border-top="none" fo:border-bottom="0.5pt solid #000000"/>
    </style:style>
    <style:style style:name="Table4.D8" style:family="table-cell">
      <style:table-cell-properties fo:padding="0.097cm" fo:border-left="0.5pt solid #000000" fo:border-right="none" fo:border-top="none" fo:border-bottom="0.5pt solid #000000"/>
    </style:style>
    <style:style style:name="Table4.E8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4.F8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4.G8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4.H8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4.I8" style:family="table-cell">
      <style:table-cell-properties fo:padding="0.097cm" fo:border-left="0.5pt solid #000000" fo:border-right="none" fo:border-top="none" fo:border-bottom="0.5pt solid #000000"/>
    </style:style>
    <style:style style:name="Table4.J8" style:family="table-cell">
      <style:table-cell-properties fo:padding="0.097cm" fo:border-left="0.5pt solid #000000" fo:border-right="0.5pt solid #000000" fo:border-top="none" fo:border-bottom="0.5pt solid #000000"/>
    </style:style>
    <style:style style:name="Table4.A9" style:family="table-cell">
      <style:table-cell-properties fo:padding="0.097cm" fo:border-left="0.5pt solid #000000" fo:border-right="none" fo:border-top="none" fo:border-bottom="0.5pt solid #000000"/>
    </style:style>
    <style:style style:name="Table4.B9" style:family="table-cell">
      <style:table-cell-properties fo:padding="0.097cm" fo:border-left="0.5pt solid #000000" fo:border-right="none" fo:border-top="none" fo:border-bottom="0.5pt solid #000000"/>
    </style:style>
    <style:style style:name="Table4.C9" style:family="table-cell">
      <style:table-cell-properties fo:padding="0.097cm" fo:border-left="0.5pt solid #000000" fo:border-right="none" fo:border-top="none" fo:border-bottom="0.5pt solid #000000"/>
    </style:style>
    <style:style style:name="Table4.D9" style:family="table-cell">
      <style:table-cell-properties fo:padding="0.097cm" fo:border-left="0.5pt solid #000000" fo:border-right="none" fo:border-top="none" fo:border-bottom="0.5pt solid #000000"/>
    </style:style>
    <style:style style:name="Table4.E9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4.F9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4.G9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4.H9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4.I9" style:family="table-cell">
      <style:table-cell-properties fo:padding="0.097cm" fo:border-left="0.5pt solid #000000" fo:border-right="none" fo:border-top="none" fo:border-bottom="0.5pt solid #000000"/>
    </style:style>
    <style:style style:name="Table4.J9" style:family="table-cell">
      <style:table-cell-properties fo:padding="0.097cm" fo:border-left="0.5pt solid #000000" fo:border-right="0.5pt solid #000000" fo:border-top="none" fo:border-bottom="0.5pt solid #000000"/>
    </style:style>
    <style:style style:name="Table4.A10" style:family="table-cell">
      <style:table-cell-properties fo:padding="0.097cm" fo:border-left="0.5pt solid #000000" fo:border-right="none" fo:border-top="none" fo:border-bottom="0.5pt solid #000000"/>
    </style:style>
    <style:style style:name="Table4.B10" style:family="table-cell">
      <style:table-cell-properties fo:padding="0.097cm" fo:border-left="0.5pt solid #000000" fo:border-right="none" fo:border-top="none" fo:border-bottom="0.5pt solid #000000"/>
    </style:style>
    <style:style style:name="Table4.C10" style:family="table-cell">
      <style:table-cell-properties fo:padding="0.097cm" fo:border-left="0.5pt solid #000000" fo:border-right="none" fo:border-top="none" fo:border-bottom="0.5pt solid #000000"/>
    </style:style>
    <style:style style:name="Table4.D10" style:family="table-cell">
      <style:table-cell-properties fo:padding="0.097cm" fo:border-left="0.5pt solid #000000" fo:border-right="none" fo:border-top="none" fo:border-bottom="0.5pt solid #000000"/>
    </style:style>
    <style:style style:name="Table4.E10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4.F10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4.G10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4.H10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4.I10" style:family="table-cell">
      <style:table-cell-properties fo:padding="0.097cm" fo:border-left="0.5pt solid #000000" fo:border-right="none" fo:border-top="none" fo:border-bottom="0.5pt solid #000000"/>
    </style:style>
    <style:style style:name="Table4.J10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1c3dd5" officeooo:paragraph-rsid="001f33ca" style:font-weight-asian="bold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fo:font-weight="bold" officeooo:rsid="001d9b8f" officeooo:paragraph-rsid="001f33ca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d9b8f" officeooo:paragraph-rsid="001f33ca" style:font-weight-asian="bold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fo:font-weight="bold" officeooo:rsid="00204165" officeooo:paragraph-rsid="001f33ca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paragraph-rsid="001f33ca" style:font-weight-asian="bold" style:font-weight-complex="bold"/>
    </style:style>
    <style:style style:name="P6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fo:font-weight="normal" officeooo:rsid="001c3dd5" officeooo:paragraph-rsid="001f33ca" style:font-weight-asian="normal" style:font-weight-complex="normal"/>
    </style:style>
    <style:style style:name="P7" style:family="paragraph" style:parent-style-name="Standard">
      <loext:graphic-properties draw:fill-gradient-name="gradient" draw:fill-hatch-name="hatch"/>
      <style:paragraph-properties fo:line-height="115%" fo:text-align="center" style:justify-single-word="false"/>
      <style:text-properties fo:font-weight="normal" officeooo:rsid="001c3dd5" officeooo:paragraph-rsid="001f33ca" style:font-weight-asian="normal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fo:font-weight="normal" officeooo:rsid="001d9b8f" officeooo:paragraph-rsid="001f33ca" style:font-weight-asian="normal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fo:font-weight="normal" officeooo:rsid="00204165" officeooo:paragraph-rsid="001f33ca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officeooo:rsid="001d9b8f" officeooo:paragraph-rsid="001f33ca"/>
    </style:style>
    <style:style style:name="P11" style:family="paragraph" style:parent-style-name="Table_20_Contents">
      <style:paragraph-properties fo:text-align="center" style:justify-single-word="false"/>
      <style:text-properties officeooo:paragraph-rsid="001f33ca"/>
    </style:style>
    <style:style style:name="P12" style:family="paragraph" style:parent-style-name="Table_20_Contents">
      <style:paragraph-properties fo:text-align="center" style:justify-single-word="false"/>
      <style:text-properties officeooo:rsid="001e851f" officeooo:paragraph-rsid="001f33ca"/>
    </style:style>
    <style:style style:name="P13" style:family="paragraph" style:parent-style-name="Standard" style:list-style-name="L1">
      <loext:graphic-properties draw:fill-gradient-name="gradient" draw:fill-hatch-name="hatch"/>
      <style:paragraph-properties fo:line-height="115%" fo:text-align="start" style:justify-single-word="false"/>
      <style:text-properties officeooo:paragraph-rsid="001f33ca"/>
    </style:style>
    <style:style style:name="P14" style:family="paragraph" style:parent-style-name="Standard" style:list-style-name="L5">
      <loext:graphic-properties draw:fill-gradient-name="gradient" draw:fill-hatch-name="hatch"/>
      <style:paragraph-properties fo:line-height="115%" fo:text-align="start" style:justify-single-word="false"/>
      <style:text-properties officeooo:paragraph-rsid="001ff50e"/>
    </style:style>
    <style:style style:name="P15" style:family="paragraph" style:parent-style-name="Standard" style:list-style-name="L14">
      <loext:graphic-properties draw:fill-gradient-name="gradient" draw:fill-hatch-name="hatch"/>
      <style:paragraph-properties fo:line-height="115%" fo:text-align="start" style:justify-single-word="false"/>
      <style:text-properties officeooo:paragraph-rsid="001ff50e"/>
    </style:style>
    <style:style style:name="P16" style:family="paragraph" style:parent-style-name="Standard" style:list-style-name="L15">
      <loext:graphic-properties draw:fill-gradient-name="gradient" draw:fill-hatch-name="hatch"/>
      <style:paragraph-properties fo:line-height="115%" fo:text-align="start" style:justify-single-word="false"/>
      <style:text-properties officeooo:paragraph-rsid="001ff50e"/>
    </style:style>
    <style:style style:name="P17" style:family="paragraph" style:parent-style-name="Standard" style:list-style-name="L1">
      <loext:graphic-properties draw:fill-gradient-name="gradient" draw:fill-hatch-name="hatch"/>
      <style:paragraph-properties fo:line-height="115%" fo:text-align="start" style:justify-single-word="false"/>
      <style:text-properties officeooo:rsid="00204165" officeooo:paragraph-rsid="001f33ca"/>
    </style:style>
    <style:style style:name="P18" style:family="paragraph" style:parent-style-name="Standard" style:list-style-name="L2">
      <loext:graphic-properties draw:fill-gradient-name="gradient" draw:fill-hatch-name="hatch"/>
      <style:paragraph-properties fo:line-height="115%" fo:text-align="start" style:justify-single-word="false"/>
      <style:text-properties officeooo:rsid="00204165" officeooo:paragraph-rsid="001f33ca"/>
    </style:style>
    <style:style style:name="P19" style:family="paragraph" style:parent-style-name="Standard" style:list-style-name="L3">
      <loext:graphic-properties draw:fill-gradient-name="gradient" draw:fill-hatch-name="hatch"/>
      <style:paragraph-properties fo:line-height="115%" fo:text-align="start" style:justify-single-word="false"/>
      <style:text-properties officeooo:rsid="00204165" officeooo:paragraph-rsid="001f33ca"/>
    </style:style>
    <style:style style:name="P20" style:family="paragraph" style:parent-style-name="Standard" style:list-style-name="L5">
      <loext:graphic-properties draw:fill-gradient-name="gradient" draw:fill-hatch-name="hatch"/>
      <style:paragraph-properties fo:line-height="115%" fo:text-align="start" style:justify-single-word="false"/>
      <style:text-properties officeooo:rsid="00204165" officeooo:paragraph-rsid="001ff50e"/>
    </style:style>
    <style:style style:name="P21" style:family="paragraph" style:parent-style-name="Standard" style:list-style-name="L11">
      <loext:graphic-properties draw:fill-gradient-name="gradient" draw:fill-hatch-name="hatch"/>
      <style:paragraph-properties fo:line-height="115%" fo:text-align="start" style:justify-single-word="false"/>
      <style:text-properties officeooo:rsid="00204165" officeooo:paragraph-rsid="001ff50e"/>
    </style:style>
    <style:style style:name="P22" style:family="paragraph" style:parent-style-name="Standard" style:list-style-name="L12">
      <loext:graphic-properties draw:fill-gradient-name="gradient" draw:fill-hatch-name="hatch"/>
      <style:paragraph-properties fo:line-height="115%" fo:text-align="start" style:justify-single-word="false"/>
      <style:text-properties officeooo:rsid="00204165" officeooo:paragraph-rsid="001ff50e"/>
    </style:style>
    <style:style style:name="P23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officeooo:rsid="00204165" officeooo:paragraph-rsid="001ff50e"/>
    </style:style>
    <style:style style:name="P24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fo:font-weight="normal" officeooo:rsid="00204165" officeooo:paragraph-rsid="001f33ca" style:font-weight-asian="normal" style:font-weight-complex="normal"/>
    </style:style>
    <style:style style:name="P25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fo:font-weight="normal" officeooo:rsid="00204165" officeooo:paragraph-rsid="001ff50e" style:font-weight-asian="normal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fo:font-weight="normal" officeooo:rsid="00204f98" officeooo:paragraph-rsid="001f33ca" style:font-weight-asian="normal" style:font-weight-complex="normal"/>
    </style:style>
    <style:style style:name="P27" style:family="paragraph" style:parent-style-name="Standard" style:list-style-name="L4">
      <loext:graphic-properties draw:fill-gradient-name="gradient" draw:fill-hatch-name="hatch"/>
      <style:paragraph-properties fo:line-height="115%" fo:text-align="start" style:justify-single-word="false"/>
      <style:text-properties fo:font-weight="normal" officeooo:rsid="00204f98" officeooo:paragraph-rsid="001f33ca" style:font-weight-asian="normal" style:font-weight-complex="normal"/>
    </style:style>
    <style:style style:name="P28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fo:font-weight="normal" officeooo:rsid="001d9b8f" officeooo:paragraph-rsid="001ff50e" style:font-weight-asian="normal" style:font-weight-complex="normal"/>
    </style:style>
    <style:style style:name="P29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fo:font-weight="normal" officeooo:rsid="001c3dd5" officeooo:paragraph-rsid="001ff50e" style:font-weight-asian="normal" style:font-weight-complex="normal"/>
    </style:style>
    <style:style style:name="P30" style:family="paragraph" style:parent-style-name="Standard">
      <loext:graphic-properties draw:fill-gradient-name="gradient" draw:fill-hatch-name="hatch"/>
      <style:paragraph-properties fo:line-height="115%" fo:text-align="center" style:justify-single-word="false"/>
      <style:text-properties fo:font-weight="normal" officeooo:rsid="001c3dd5" officeooo:paragraph-rsid="001ff50e" style:font-weight-asian="normal" style:font-weight-complex="normal"/>
    </style:style>
    <style:style style:name="P31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fo:font-weight="normal" officeooo:rsid="0024e163" officeooo:paragraph-rsid="001ff50e" style:font-weight-asian="normal" style:font-weight-complex="normal"/>
    </style:style>
    <style:style style:name="P32" style:family="paragraph" style:parent-style-name="Standard" style:list-style-name="L13">
      <loext:graphic-properties draw:fill-gradient-name="gradient" draw:fill-hatch-name="hatch"/>
      <style:paragraph-properties fo:line-height="115%" fo:text-align="start" style:justify-single-word="false"/>
      <style:text-properties officeooo:rsid="00204f98" officeooo:paragraph-rsid="001ff50e"/>
    </style:style>
    <style:style style:name="P33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officeooo:rsid="00204f98" officeooo:paragraph-rsid="001ff50e"/>
    </style:style>
    <style:style style:name="P34" style:family="paragraph" style:parent-style-name="Standard">
      <loext:graphic-properties draw:fill-gradient-name="gradient" draw:fill-hatch-name="hatch"/>
      <style:paragraph-properties fo:line-height="115%" fo:text-align="start" style:justify-single-word="false" fo:break-before="page"/>
      <style:text-properties fo:font-weight="bold" officeooo:rsid="001c3dd5" officeooo:paragraph-rsid="001ff50e" style:font-weight-asian="bold" style:font-weight-complex="bold"/>
    </style:style>
    <style:style style:name="P35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fo:font-weight="bold" officeooo:rsid="001d9b8f" officeooo:paragraph-rsid="001ff50e" style:font-weight-asian="bold" style:font-weight-complex="bold"/>
    </style:style>
    <style:style style:name="P36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fo:font-weight="bold" officeooo:rsid="00204165" officeooo:paragraph-rsid="001ff50e" style:font-weight-asian="bold" style:font-weight-complex="bold"/>
    </style:style>
    <style:style style:name="P37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fo:font-weight="bold" officeooo:rsid="00219ba1" officeooo:paragraph-rsid="001ff50e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officeooo:rsid="001d9b8f" officeooo:paragraph-rsid="001f33ca"/>
    </style:style>
    <style:style style:name="P39" style:family="paragraph" style:parent-style-name="Table_20_Contents">
      <style:paragraph-properties fo:text-align="center" style:justify-single-word="false"/>
      <style:text-properties officeooo:rsid="001d9b8f" officeooo:paragraph-rsid="001ff50e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1c3dd5" officeooo:paragraph-rsid="001ff50e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paragraph-rsid="001ff50e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1d9b8f" officeooo:paragraph-rsid="001ff50e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officeooo:paragraph-rsid="001ff50e"/>
    </style:style>
    <style:style style:name="P44" style:family="paragraph" style:parent-style-name="Table_20_Contents">
      <style:paragraph-properties fo:text-align="center" style:justify-single-word="false"/>
      <style:text-properties officeooo:rsid="001d9b8f" officeooo:paragraph-rsid="001ff50e" fo:background-color="#ffff00"/>
    </style:style>
    <style:style style:name="P45" style:family="paragraph" style:parent-style-name="Table_20_Contents">
      <style:paragraph-properties fo:text-align="center" style:justify-single-word="false"/>
      <style:text-properties officeooo:rsid="001e851f" officeooo:paragraph-rsid="001ff50e" fo:background-color="#ffff00"/>
    </style:style>
    <style:style style:name="P46" style:family="paragraph" style:parent-style-name="Table_20_Contents">
      <style:paragraph-properties fo:text-align="center" style:justify-single-word="false"/>
      <style:text-properties officeooo:paragraph-rsid="001ff50e" fo:background-color="#ffff00"/>
    </style:style>
    <style:style style:name="P47" style:family="paragraph" style:parent-style-name="Table_20_Contents">
      <style:paragraph-properties fo:text-align="center" style:justify-single-word="false"/>
      <style:text-properties officeooo:rsid="001e851f" officeooo:paragraph-rsid="001ff50e"/>
    </style:style>
    <style:style style:name="P48" style:family="paragraph" style:parent-style-name="Table_20_Contents">
      <style:paragraph-properties fo:text-align="center" style:justify-single-word="false"/>
      <style:text-properties officeooo:rsid="0021c759" officeooo:paragraph-rsid="001ff50e"/>
    </style:style>
    <style:style style:name="P49" style:family="paragraph" style:parent-style-name="Table_20_Contents">
      <style:paragraph-properties fo:text-align="center" style:justify-single-word="false"/>
      <style:text-properties officeooo:rsid="0022e275" officeooo:paragraph-rsid="001ff50e"/>
    </style:style>
    <style:style style:name="P50" style:family="paragraph" style:parent-style-name="Table_20_Contents">
      <style:paragraph-properties fo:text-align="center" style:justify-single-word="false"/>
      <style:text-properties officeooo:rsid="0024e163" officeooo:paragraph-rsid="001ff50e"/>
    </style:style>
    <style:style style:name="P5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4165" style:font-weight-asian="normal" style:font-weight-complex="normal"/>
    </style:style>
    <style:style style:name="T3" style:family="text">
      <style:text-properties fo:font-weight="normal" officeooo:rsid="00204f98" style:font-weight-asian="normal" style:font-weight-complex="normal"/>
    </style:style>
    <style:style style:name="T4" style:family="text">
      <style:text-properties fo:font-weight="normal" officeooo:rsid="002193fc" style:font-weight-asian="normal" style:font-weight-complex="normal"/>
    </style:style>
    <style:style style:name="T5" style:family="text">
      <style:text-properties fo:font-weight="normal" officeooo:rsid="00219ba1" style:font-weight-asian="normal" style:font-weight-complex="normal"/>
    </style:style>
    <style:style style:name="T6" style:family="text">
      <style:text-properties fo:font-weight="normal" officeooo:rsid="0024e163" style:font-weight-asian="normal" style:font-weight-complex="normal"/>
    </style:style>
    <style:style style:name="T7" style:family="text">
      <style:text-properties officeooo:rsid="001d9b8f"/>
    </style:style>
    <style:style style:name="T8" style:family="text">
      <style:text-properties officeooo:rsid="00204165"/>
    </style:style>
    <style:style style:name="T9" style:family="text">
      <style:text-properties officeooo:rsid="001e851f"/>
    </style:style>
    <style:style style:name="T10" style:family="text">
      <style:text-properties officeooo:rsid="0024e163"/>
    </style:style>
    <style:style style:name="T11" style:family="text">
      <style:text-properties officeooo:rsid="0021c759"/>
    </style:style>
    <style:style style:name="T12" style:family="text">
      <style:text-properties officeooo:rsid="0022e27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Exercise 2:</text:p>
      <text:p text:style-name="P29">Demonstrate the Perceptron Learning Algorithm on the above data, using a learning rate of 1.0 and initial weight values of:</text:p>
      <text:p text:style-name="P30"><draw:g text:anchor-type="as-char" svg:y="-0.804cm" draw:z-index="0" draw:style-name="gr1"><svg:title>TexMaths</svg:title><svg:desc>12§latex§\begin{aligned}
w_0 &amp;= -1.5 \\
w_1 &amp;= 0 \\
w_2 &amp;= 2 \\
\end{aligned}§svg§600§FALSE§</svg:desc><draw:g draw:style-name="gr2"><draw:path draw:style-name="gr166" draw:text-style-name="P51" svg:width="1.852cm" svg:height="1.563cm" svg:x="0.01cm" svg:y="0.021cm" svg:viewBox="0 0 1853 1564" svg:d="M0 0c618 0 1235 0 1853 0 0 521 0 1043 0 1564-618 0-1235 0-1853 0 0-521 0-1043 0-1564z"><text:p/></draw:path><draw:path draw:style-name="gr167" draw:text-style-name="P52" svg:width="0.279cm" svg:height="0.19cm" svg:x="0.001cm" svg:y="0.094cm" svg:viewBox="0 0 280 191" svg:d="M182 43c3-9 6-25 6-27 0-8-4-11-12-11-4 0-12 2-15 11-1 3-21 84-24 94-3 14-4 21-4 28 0 5 0 6 0 8-9 22-21 35-38 35-34 0-34-31-34-38 0-13 3-30 22-82 5-13 7-19 7-27 0-18-13-34-34-34-40 0-56 61-56 65 0 3 4 2 5 3 5 0 5 0 7-7 11-39 28-53 42-53 5 0 11 2 11 15 0 11-5 23-7 30-20 49-24 68-24 84 0 38 28 54 60 54 7 0 27 0 44-30 11 27 40 30 53 30 31 0 49-27 60-52 14-33 29-90 29-110 0-23-12-29-20-29-10 0-20 11-20 20 0 5 2 8 6 11 5 5 16 16 16 36 0 15-14 55-24 77-11 23-26 37-46 37s-31-13-31-37c0-11 2-24 3-30 6-24 12-47 18-71z"><text:p/></draw:path><draw:path draw:style-name="gr168" draw:text-style-name="P52" svg:width="0.136cm" svg:height="0.201cm" svg:x="0.306cm" svg:y="0.147cm" svg:viewBox="0 0 137 202" svg:d="M137 102c0-32-4-55-17-77-10-13-28-25-52-25-68 0-68 80-68 102s0 100 68 100c69 0 69-78 69-100zM68 194c-13 0-31-8-37-32-3-18-3-42-3-64 0-21 0-44 3-60 6-24 25-30 37-30 16 0 32 10 38 28 4 16 4 37 4 62 0 22 0 44-3 63-6 26-27 33-39 33z"><text:p/></draw:path><draw:path draw:style-name="gr169" draw:text-style-name="P52" svg:width="0.28cm" svg:height="0.097cm" svg:x="0.62cm" svg:y="0.126cm" svg:viewBox="0 0 281 98" svg:d="M266 17c6 0 15 0 15-9 0-8-9-8-15-8-84 0-168 0-252 0-6 0-14 0-14 8 0 9 8 9 14 9 84 0 168 0 252 0zM266 98c6 0 15 0 15-8s-9-8-15-8c-84 0-168 0-252 0-6 0-14 0-14 8s8 8 14 8c84 0 168 0 252 0z"><text:p/></draw:path><draw:path draw:style-name="gr170" draw:text-style-name="P52" svg:width="0.257cm" svg:height="0.016cm" svg:x="1.075cm" svg:y="0.168cm" svg:viewBox="0 0 258 17" svg:d="M244 17c6 0 14 0 14-9 0-8-8-8-14-8-76 0-153 0-228 0-8 0-16 0-16 8 0 9 8 9 16 9 75 0 152 0 228 0z"><text:p/></draw:path><draw:path draw:style-name="gr171" draw:text-style-name="P52" svg:width="0.138cm" svg:height="0.28cm" svg:x="1.405cm" svg:y="0cm" svg:viewBox="0 0 139 281" svg:d="M86 11c0-10 0-11-9-11-25 26-63 26-77 26 0 5 0 9 0 14 8 0 34 0 55-11 0 73 0 145 0 218 0 16-1 21-38 21-5 0-9 0-13 0 0 3 0 8 0 13 14-1 49-1 67-1 17 0 54 0 68 1 0-5 0-10 0-13-5 0-8 0-13 0-37 0-40-5-40-21 0-79 0-157 0-236z"><text:p/></draw:path><draw:path draw:style-name="gr172" draw:text-style-name="P52" svg:width="0.043cm" svg:height="0.043cm" svg:x="1.615cm" svg:y="0.236cm" svg:viewBox="0 0 44 44" svg:d="M44 22c0-12-9-22-21-22-13 0-23 10-23 22s10 22 23 22c12 0 21-10 21-22z"><text:p/></draw:path><draw:path draw:style-name="gr173" draw:text-style-name="P52" svg:width="0.167cm" svg:height="0.289cm" svg:x="1.717cm" svg:y="0cm" svg:viewBox="0 0 168 290" svg:d="M168 196c0-51-35-93-80-93-21 0-39 7-53 22 0-28 0-54 0-82 8 3 21 5 36 5 51 0 80-38 80-43 0-3-1-5-3-5s-2 0-4 1c-8 4-29 12-58 12-16 0-36-2-55-12-3-1-5-1-6-1-3 0-3 4-3 11 0 42 0 83 0 125 0 7 0 10 6 10 2 0 3-1 4-3 5-7 21-30 56-30 21 0 32 19 34 27 8 16 9 32 9 53 0 15 0 40-11 58-10 17-25 27-44 27-32 0-56-22-63-48 1 2 3 2 7 2 15 0 22-11 22-21 0-9-7-20-22-20-6 0-20 2-20 21 0 38 29 78 76 78 49 0 92-40 92-94z"><text:p/></draw:path><draw:path draw:style-name="gr174" draw:text-style-name="P52" svg:width="0.279cm" svg:height="0.19cm" svg:x="0.001cm" svg:y="0.727cm" svg:viewBox="0 0 280 191" svg:d="M182 44c3-9 6-25 6-27 0-9-4-12-12-12-4 0-12 3-15 12-1 3-21 84-24 95-3 12-4 20-4 27 0 5 0 5 0 7-9 23-21 36-38 36-34 0-34-31-34-38 0-13 3-30 22-82 5-13 7-19 7-27 0-19-13-35-34-35-40 0-56 61-56 65 0 5 4 3 5 5 5 0 5-2 7-8 11-39 28-52 42-52 5 0 11 0 11 14 0 10-5 22-7 29-20 50-24 69-24 85 0 38 28 53 60 53 7 0 27 0 44-29 11 26 40 29 53 29 31 0 49-27 60-52 14-32 29-89 29-109 0-23-12-30-20-30-10 0-20 12-20 20 0 6 2 9 6 12 5 5 16 16 16 36 0 15-14 56-24 77-11 22-26 37-46 37s-31-13-31-37c0-12 2-25 3-30 6-24 12-47 18-71z"><text:p/></draw:path><draw:path draw:style-name="gr175" draw:text-style-name="P52" svg:width="0.107cm" svg:height="0.195cm" svg:x="0.322cm" svg:y="0.781cm" svg:viewBox="0 0 108 196" svg:d="M67 8c0-8-1-8-9-8-18 19-46 19-58 19 0 4 0 7 0 11 7 0 26 0 43-8 0 50 0 99 0 150 0 9 0 13-30 13-3 0-7 0-11 0 0 3 0 7 0 11 5 0 42-2 53-2 9 0 46 2 53 2 0-4 0-8 0-11-4 0-8 0-12 0-29 0-29-4-29-13 0-54 0-110 0-164z"><text:p/></draw:path><draw:path draw:style-name="gr176" draw:text-style-name="P52" svg:width="0.28cm" svg:height="0.097cm" svg:x="0.62cm" svg:y="0.758cm" svg:viewBox="0 0 281 98" svg:d="M266 17c6 0 15 0 15-9 0-8-9-8-15-8-84 0-168 0-252 0-6 0-14 0-14 8 0 9 8 9 14 9 84 0 168 0 252 0zM266 98c6 0 15 0 15-8s-9-8-15-8c-84 0-168 0-252 0-6 0-14 0-14 8s8 8 14 8c84 0 168 0 252 0z"><text:p/></draw:path><draw:path draw:style-name="gr177" draw:text-style-name="P52" svg:width="0.177cm" svg:height="0.288cm" svg:x="1.057cm" svg:y="0.632cm" svg:viewBox="0 0 178 289" svg:d="M178 145c0-33-3-67-17-98-21-41-54-47-72-47-25 0-57 11-73 50-14 29-16 62-16 95s1 70 19 102c18 34 48 42 70 42 23 0 54-8 73-48 13-30 16-62 16-96zM89 281c-17 0-42-11-49-52-5-25-5-63-5-89s0-55 3-78c8-49 40-54 51-54 13 0 41 9 49 51 4 23 4 55 4 81 0 32 0 60-4 88-7 40-31 53-49 53z"><text:p/></draw:path><draw:path draw:style-name="gr178" draw:text-style-name="P52" svg:width="0.279cm" svg:height="0.19cm" svg:x="0.001cm" svg:y="1.357cm" svg:viewBox="0 0 280 191" svg:d="M182 43c3-8 6-24 6-27 0-8-4-11-12-11-4 0-12 3-15 12-1 2-21 83-24 93-3 14-4 21-4 29 0 5 0 5 0 7-9 23-21 35-38 35-34 0-34-31-34-37 0-14 3-30 22-83 5-12 7-18 7-26 0-19-13-35-34-35-40 0-56 61-56 65 0 5 4 3 5 5 5 0 5-2 7-9 11-38 28-51 42-51 5 0 11 0 11 13 0 11-5 23-7 30-20 49-24 69-24 85 0 38 28 53 60 53 7 0 27 0 44-29 11 26 40 29 53 29 31 0 49-27 60-52 14-32 29-89 29-109 0-24-12-30-20-30-10 0-20 11-20 20 0 6 2 9 6 11 5 5 16 16 16 36 0 15-14 57-24 78-11 22-26 36-46 36s-31-12-31-36c0-12 2-25 3-31 6-24 12-47 18-71z"><text:p/></draw:path><draw:path draw:style-name="gr179" draw:text-style-name="P52" svg:width="0.13cm" svg:height="0.195cm" svg:x="0.309cm" svg:y="1.411cm" svg:viewBox="0 0 131 196" svg:d="M131 142c-4 0-7 0-11 0-1 7-4 24-7 27-3 1-25 1-30 1-18 0-36 0-54 0 31-27 42-36 59-49 22-18 43-36 43-63 0-36-33-58-70-58-36 0-61 25-61 53 0 14 12 17 16 17 7 0 15-6 15-16 0-6-2-17-18-17 10-20 30-26 43-26 30 0 46 23 46 47 0 25-19 45-28 56-24 23-48 47-72 70-2 3-2 3-2 12 41 0 80 0 121 0 4-18 6-36 10-54z"><text:p/></draw:path><draw:path draw:style-name="gr180" draw:text-style-name="P52" svg:width="0.28cm" svg:height="0.099cm" svg:x="0.62cm" svg:y="1.388cm" svg:viewBox="0 0 281 100" svg:d="M266 18c6 0 15-1 15-10 0-8-9-8-15-8-84 0-168 0-252 0-6 0-14 0-14 8 0 9 8 10 14 10 84 0 168 0 252 0zM266 100c6 0 15 0 15-9 0-8-9-8-15-8-84 0-168 0-252 0-6 0-14 0-14 8 0 9 8 9 14 9 84 0 168 0 252 0z"><text:p/></draw:path><draw:path draw:style-name="gr181" draw:text-style-name="P52" svg:width="0.167cm" svg:height="0.28cm" svg:x="1.062cm" svg:y="1.262cm" svg:viewBox="0 0 168 281" svg:d="M32 248c15-14 30-28 45-43 66-57 91-80 91-122 0-48-38-83-90-83-47 0-78 40-78 77 0 24 20 24 22 24 7 0 22-6 22-23 0-11-8-22-22-22-4 0-5 0-6 0 9-27 32-43 57-43 39 0 57 35 57 70 0 33-22 66-45 92-26 30-54 60-80 90-5 5-5 6-5 16 52 0 104 0 156 0 4-24 8-49 12-73-4 0-7 0-11 0-2 13-5 31-9 37-3 3-30 3-40 3-25 0-50 0-76 0z"><text:p/></draw:path></draw:g></draw:g></text:p>
      <text:p text:style-name="P29">The first three steps are shown below. You should continue until all items are correctly classified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Line93955707676960">
          <table:table-cell table:style-name="Table1.A1" office:value-type="string">
            <text:p text:style-name="P40">Iteration</text:p>
          </table:table-cell>
          <table:table-cell table:style-name="Table1.A1" office:value-type="string">
            <text:p text:style-name="P41"><draw:g text:anchor-type="as-char" svg:y="-0.187cm" draw:z-index="1" draw:style-name="gr1"><svg:title>TexMaths</svg:title><svg:desc>12§display§w_0§svg§600§FALSE§</svg:desc><draw:g draw:style-name="gr2"><draw:path draw:style-name="gr163" draw:text-style-name="P51" svg:width="0.407cm" svg:height="0.209cm" svg:x="0.01cm" svg:y="0.023cm" svg:viewBox="0 0 408 210" svg:d="M205 210c-69 0-137 0-205 0 0-69 0-140 0-210 136 0 272 0 408 0 0 70 0 141 0 210-68 0-136 0-203 0z"><text:p/></draw:path><draw:path draw:style-name="gr164" draw:text-style-name="P52" svg:width="0.276cm" svg:height="0.188cm" svg:x="0.001cm" svg:y="0.001cm" svg:viewBox="0 0 277 189" svg:d="M182 43c2-9 6-24 6-27 0-8-5-11-12-11-5 0-12 3-16 12-1 2-20 83-24 94-2 13-3 20-3 27 0 5 0 5 0 6-10 23-22 36-38 36-34 0-34-31-34-37 0-13 2-30 22-82 4-12 7-18 7-26 0-19-13-35-34-35-40 0-56 61-56 65 0 3 5 3 6 3 4 0 4 0 6-7 12-38 28-51 43-51 4 0 10 0 10 13 0 11-5 23-8 30-17 49-23 68-23 84 0 37 28 52 59 52 8 0 28 0 45-29 10 26 39 29 51 29 32 0 50-27 60-51 14-32 28-89 28-108 0-24-11-30-18-30-11 0-21 11-21 20 0 5 4 9 6 11 5 5 15 16 15 36 0 15-12 56-22 76-11 22-25 37-45 37-21 0-32-13-32-37 0-10 3-23 4-29 6-24 12-48 18-71z"><text:p/></draw:path><draw:path draw:style-name="gr165" draw:text-style-name="P52" svg:width="0.135cm" svg:height="0.198cm" svg:x="0.304cm" svg:y="0.055cm" svg:viewBox="0 0 136 199" svg:d="M136 101c0-33-3-55-17-76-9-14-27-25-51-25-68 0-68 79-68 101s0 98 68 98 68-76 68-98zM68 191c-13 0-31-8-37-32-5-16-5-40-5-62 0-21 0-44 5-60 6-23 25-30 37-30 16 0 31 11 36 28 5 15 5 36 5 62 0 22 0 44-4 60-6 28-25 34-37 34z"><text:p/></draw:path></draw:g></draw:g></text:p>
          </table:table-cell>
          <table:table-cell table:style-name="Table1.A1" office:value-type="string">
            <text:p text:style-name="P41"><draw:g text:anchor-type="as-char" svg:y="-0.183cm" draw:z-index="2" draw:style-name="gr1"><svg:title>TexMaths</svg:title><svg:desc>12§display§w_1§svg§600§FALSE§</svg:desc><draw:g draw:style-name="gr2"><draw:path draw:style-name="gr160" draw:text-style-name="P51" svg:width="0.396cm" svg:height="0.202cm" svg:x="0.01cm" svg:y="0.021cm" svg:viewBox="0 0 397 203" svg:d="M0 0c132 0 265 0 397 0 0 68 0 135 0 203-132 0-265 0-397 0 0-68 0-135 0-203z"><text:p/></draw:path><draw:path draw:style-name="gr161" draw:text-style-name="P52" svg:width="0.277cm" svg:height="0.187cm" svg:x="0.001cm" svg:y="0cm" svg:viewBox="0 0 278 188" svg:d="M183 43c2-9 6-25 6-27 0-8-6-11-12-11-5 0-12 3-16 12-1 2-20 82-24 93-2 12-3 19-3 26 0 5 0 6 0 8-10 22-22 35-39 35-34 0-34-31-34-38 0-13 3-29 22-80 5-12 7-18 7-26 0-19-13-35-35-35-39 0-55 61-55 65 0 3 4 2 5 3 5 0 5 0 7-7 11-38 28-51 42-51 5 0 11 0 11 13 0 11-5 22-7 30-19 49-24 68-24 82 0 39 29 53 60 53 7 0 26 0 43-29 12 26 41 29 53 29 32 0 50-26 60-52 15-31 28-87 28-107 0-23-11-29-18-29-11 0-22 11-22 20 0 5 3 8 8 11 3 5 14 16 14 36 0 14-12 55-23 75-11 22-25 37-46 37-19 0-31-13-31-37 0-12 4-22 5-28 6-24 12-48 18-71z"><text:p/></draw:path><draw:path draw:style-name="gr162" draw:text-style-name="P52" svg:width="0.106cm" svg:height="0.193cm" svg:x="0.322cm" svg:y="0.053cm" svg:viewBox="0 0 107 194" svg:d="M66 8c0-7 0-8-8-8-19 19-46 19-58 19 0 4 0 7 0 11 7 0 26 0 42-8 0 49 0 99 0 148 0 9 0 13-29 13-3 0-8 0-12 0 0 4 0 7 0 11 6 0 42-1 53-1 10 0 47 1 53 1 0-4 0-7 0-11-3 0-7 0-11 0-30 0-30-4-30-13 0-54 0-108 0-162z"><text:p/></draw:path></draw:g></draw:g></text:p>
          </table:table-cell>
          <table:table-cell table:style-name="Table1.A1" office:value-type="string">
            <text:p text:style-name="P41"><draw:g text:anchor-type="as-char" svg:y="-0.183cm" draw:z-index="3" draw:style-name="gr1"><svg:title>TexMaths</svg:title><svg:desc>12§display§w_2§svg§600§FALSE§</svg:desc><draw:g draw:style-name="gr2"><draw:path draw:style-name="gr157" draw:text-style-name="P51" svg:width="0.404cm" svg:height="0.204cm" svg:x="0.01cm" svg:y="0.023cm" svg:viewBox="0 0 405 205" svg:d="M203 205c-69 0-136 0-203 0 0-69 0-137 0-205 135 0 270 0 405 0 0 68 0 136 0 205-67 0-135 0-202 0z"><text:p/></draw:path><draw:path draw:style-name="gr158" draw:text-style-name="P52" svg:width="0.276cm" svg:height="0.188cm" svg:x="0.001cm" svg:y="0cm" svg:viewBox="0 0 277 189" svg:d="M182 43c3-8 6-24 6-26 0-9-6-12-12-12-5 0-12 3-15 12-2 2-21 82-24 93-3 13-4 20-4 29 0 2 0 3 0 6-9 21-21 34-38 34-34 0-34-31-34-38 0-12 3-27 22-80 5-12 7-18 7-26 0-19-13-35-34-35-40 0-56 61-56 65s5 4 6 4c4 0 4-1 6-8 12-38 28-51 43-51 4 0 10 0 10 13 0 11-5 22-7 30-18 49-24 69-24 85 0 37 28 51 60 51 7 0 27 0 44-29 11 27 39 29 51 29 33 0 51-26 60-50 15-33 28-89 28-109 0-24-11-30-18-30-11 0-20 11-20 20 0 6 2 9 6 12 3 4 14 15 14 35 0 14-12 56-22 75-10 23-25 37-46 37-20 0-32-11-32-35 0-11 4-24 5-30 6-24 12-48 18-71z"><text:p/></draw:path><draw:path draw:style-name="gr159" draw:text-style-name="P52" svg:width="0.13cm" svg:height="0.193cm" svg:x="0.307cm" svg:y="0.055cm" svg:viewBox="0 0 131 194" svg:d="M131 140c-4 0-8 0-11 0 0 7-4 24-7 26-3 3-25 3-29 3-18 0-36 0-54 0 30-28 41-35 59-48 21-18 42-36 42-64 0-35-31-57-70-57-36 0-61 25-61 53 0 14 13 15 16 15 7 0 15-5 15-15 0-5-1-16-17-16 10-20 29-26 44-26 28 0 44 23 44 46 0 26-18 46-28 57-24 22-46 45-70 68-4 2-4 3-4 12 41 0 80 0 121 0 3-18 6-36 10-54z"><text:p/></draw:path></draw:g></draw:g></text:p>
          </table:table-cell>
          <table:table-cell table:style-name="Table1.A1" office:value-type="string">
            <text:p text:style-name="P40">Item</text:p>
          </table:table-cell>
          <table:table-cell table:style-name="Table1.A1" office:value-type="string">
            <text:p text:style-name="P41"><draw:g text:anchor-type="as-char" svg:y="-0.183cm" draw:z-index="4" draw:style-name="gr1"><svg:title>TexMaths</svg:title><svg:desc>12§display§x_1§svg§600§FALSE§</svg:desc><draw:g draw:style-name="gr2"><draw:path draw:style-name="gr154" draw:text-style-name="P51" svg:width="0.334cm" svg:height="0.204cm" svg:x="0.01cm" svg:y="0.023cm" svg:viewBox="0 0 335 205" svg:d="M168 205c-57 0-112 0-168 0 0-69 0-137 0-205 111 0 224 0 335 0 0 68 0 136 0 205-56 0-112 0-167 0z"><text:p/></draw:path><draw:path draw:style-name="gr155" draw:text-style-name="P52" svg:width="0.207cm" svg:height="0.188cm" svg:x="0.001cm" svg:y="0cm" svg:viewBox="0 0 208 189" svg:d="M128 59c2-11 13-49 42-49 2 0 12 0 21 4-12 3-20 14-20 23 0 7 5 16 16 16 9 0 21-9 21-25 0-22-24-28-38-28-24 0-38 23-43 32-11-27-34-32-46-32-44 0-68 54-68 65 0 4 4 2 5 4 4 0 5-1 6-4 14-45 42-55 56-55 9 0 23 3 23 27 0 13-7 42-23 101-7 25-21 41-39 41-3 0-12 0-22-4 11-3 20-11 20-23s-9-13-15-13c-13 0-24 9-24 23 0 19 22 27 39 27 28 0 44-29 45-32 5 15 20 32 45 32 43 0 67-53 67-63 0-4-3-4-5-4-3 0-4 1-6 4-13 44-41 53-55 53-16 0-24-13-24-27 0-10 4-17 8-36s9-38 14-57z"><text:p/></draw:path><draw:path draw:style-name="gr156" draw:text-style-name="P52" svg:width="0.107cm" svg:height="0.193cm" svg:x="0.259cm" svg:y="0.055cm" svg:viewBox="0 0 108 194" svg:d="M67 8c0-8-1-8-8-8-20 18-47 19-59 19 0 4 0 6 0 10 7 0 28 0 43-9 0 51 0 101 0 150 0 9 0 13-30 13-3 0-7 0-11 0 0 4 0 7 0 11 6 0 42-1 53-1 8 0 46 1 53 1 0-4 0-7 0-11-5 0-9 0-12 0-29 0-29-4-29-13 0-54 0-108 0-162z"><text:p/></draw:path></draw:g></draw:g></text:p>
          </table:table-cell>
          <table:table-cell table:style-name="Table1.A1" office:value-type="string">
            <text:p text:style-name="P41"><draw:g text:anchor-type="as-char" svg:y="-0.183cm" draw:z-index="5" draw:style-name="gr1"><svg:title>TexMaths</svg:title><svg:desc>12§display§x_2§svg§600§FALSE§</svg:desc><draw:g draw:style-name="gr2"><draw:path draw:style-name="gr151" draw:text-style-name="P51" svg:width="0.345cm" svg:height="0.204cm" svg:x="0.01cm" svg:y="0.023cm" svg:viewBox="0 0 346 205" svg:d="M174 205c-59 0-116 0-174 0 0-69 0-137 0-205 115 0 231 0 346 0 0 68 0 136 0 205-57 0-115 0-172 0z"><text:p/></draw:path><draw:path draw:style-name="gr152" draw:text-style-name="P52" svg:width="0.209cm" svg:height="0.188cm" svg:x="0.001cm" svg:y="0cm" svg:viewBox="0 0 210 189" svg:d="M129 59c3-11 13-49 42-49 2 0 12 0 21 4-12 3-20 14-20 23 0 7 5 16 16 16 9 0 22-9 22-25 0-22-25-28-39-28-24 0-39 23-44 32-10-27-33-32-45-32-45 0-69 54-69 65 0 4 4 2 5 4 4 0 5-1 6-4 14-45 42-55 57-55 8 0 22 3 22 27 0 13-7 42-22 101-8 25-22 41-40 41-3 0-12 0-22-4 11-3 21-11 21-23s-10-13-16-13c-13 0-24 9-24 23 0 19 22 27 40 27 29 0 43-29 44-32 5 15 21 32 46 32 43 0 67-53 67-63 0-4-3-4-5-4-3 0-4 1-6 4-13 44-42 53-55 53-17 0-23-13-23-27 0-10 3-17 6-36 5-19 10-38 15-57z"><text:p/></draw:path><draw:path draw:style-name="gr153" draw:text-style-name="P52" svg:width="0.13cm" svg:height="0.193cm" svg:x="0.247cm" svg:y="0.055cm" svg:viewBox="0 0 131 194" svg:d="M131 140c-4 0-7 0-11 0 0 7-3 24-7 26-2 3-25 3-29 3-18 0-36 0-54 0 30-28 41-35 59-48 22-18 42-36 42-64 0-35-31-57-70-57-36 0-61 25-61 53 0 14 13 15 16 15 7 0 15-5 15-15 0-5-1-16-17-16 9-20 29-26 44-26 29 0 44 23 44 46 0 26-18 46-27 57-25 22-47 45-71 68-4 2-4 3-4 12 41 0 81 0 121 0 3-18 6-36 10-54z"><text:p/></draw:path></draw:g></draw:g></text:p>
          </table:table-cell>
          <table:table-cell table:style-name="Table1.A1" office:value-type="string">
            <text:p text:style-name="P40">Class</text:p>
          </table:table-cell>
          <table:table-cell table:style-name="Table1.A1" office:value-type="string">
            <text:p text:style-name="P41"><draw:g text:anchor-type="as-char" svg:y="-0.249cm" draw:z-index="6" draw:style-name="gr1"><svg:title>TexMaths</svg:title><svg:desc>12§display§s = w_0 + w_1 x_1 + w_2 x_2§svg§600§FALSE§</svg:desc><draw:g draw:style-name="gr2"><draw:path draw:style-name="gr136" draw:text-style-name="P51" svg:width="4.039cm" svg:height="0.268cm" svg:x="0.001cm" svg:y="0.022cm" svg:viewBox="0 0 4040 269" svg:d="M0 0c1347 0 2693 0 4040 0 0 90 0 179 0 269-1347 0-2693 0-4040 0 0-90 0-179 0-269z"><text:p/></draw:path><draw:path draw:style-name="gr137" draw:text-style-name="P52" svg:width="0.155cm" svg:height="0.188cm" svg:x="0.001cm" svg:y="0.059cm" svg:viewBox="0 0 156 189" svg:d="M143 29c-11 1-19 9-19 19 0 6 2 12 12 12 8 0 20-7 20-23 0-19-19-37-50-37-57 0-72 43-72 62 0 32 31 38 44 41 22 5 43 9 43 32 0 11-9 46-60 46-6 0-38 0-48-23 16 2 27-10 27-22 0-9-8-14-16-14-11 0-24 10-24 27 0 23 24 40 61 40 67 0 84-49 84-68 0-16-8-25-13-30-11-12-23-14-42-18-16-4-32-6-32-25 0-12 10-38 48-38 10 0 31 3 37 19z"><text:p/></draw:path><draw:path draw:style-name="gr138" draw:text-style-name="P52" svg:width="0.28cm" svg:height="0.097cm" svg:x="0.318cm" svg:y="0.091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139" draw:text-style-name="P52" svg:width="0.279cm" svg:height="0.188cm" svg:x="0.751cm" svg:y="0.059cm" svg:viewBox="0 0 280 189" svg:d="M184 44c1-9 6-25 6-27 0-9-6-12-12-12s-14 3-16 12c-1 3-22 83-24 94-4 12-5 21-5 28 0 5 0 5 1 7-9 21-22 35-39 35-34 0-34-30-34-37 0-15 3-30 23-82 4-13 7-19 7-27 0-19-14-35-35-35-40 0-56 61-56 65s5 4 6 4c4 0 4-1 6-7 12-39 28-52 43-52 4 0 10 1 10 14 0 11-4 21-7 29-18 50-24 69-24 85 0 37 28 51 60 51 7 0 27 0 44-29 11 27 40 29 53 29 31 0 50-26 61-50 14-33 28-89 28-109 0-23-12-30-18-30-11 0-22 12-22 20 0 6 2 9 6 12 5 5 16 16 16 36 0 13-12 55-23 77-12 20-27 36-47 36s-31-14-31-36c0-12 2-25 5-30 6-24 12-48 18-71z"><text:p/></draw:path><draw:path draw:style-name="gr140" draw:text-style-name="P52" svg:width="0.136cm" svg:height="0.199cm" svg:x="1.057cm" svg:y="0.113cm" svg:viewBox="0 0 137 200" svg:d="M137 102c0-33-5-57-18-77-10-13-28-25-51-25-68 0-68 80-68 102 0 20 0 98 68 98 69 0 69-78 69-98zM68 191c-14 0-32-8-38-32-4-15-4-39-4-61 0-21 0-44 5-61 6-23 24-29 37-29 16 0 32 10 36 27 5 16 5 37 5 63 0 22 0 43-3 60-6 27-27 33-38 33z"><text:p/></draw:path><draw:path draw:style-name="gr141" draw:text-style-name="P52" svg:width="0.28cm" svg:height="0.278cm" svg:x="1.347cm" svg:y="0cm" svg:viewBox="0 0 281 279" svg:d="M149 148c39 0 78 0 117 0 6 0 15 0 15-8s-9-8-15-8c-39 0-78 0-117 0 0-40 0-79 0-118 0-6 0-14-9-14-8 0-8 8-8 14 0 39 0 78 0 118-40 0-78 0-118 0-6 0-14 0-14 8s8 8 14 8c40 0 78 0 118 0 0 39 0 78 0 116 0 6 0 15 8 15 9 0 9-9 9-15 0-38 0-77 0-116z"><text:p/></draw:path><draw:path draw:style-name="gr142" draw:text-style-name="P52" svg:width="0.279cm" svg:height="0.188cm" svg:x="1.758cm" svg:y="0.059cm" svg:viewBox="0 0 280 189" svg:d="M182 44c3-9 6-25 6-27 0-9-6-12-12-12-4 0-12 3-15 12-1 3-21 83-24 94-3 12-4 21-4 28 0 5 0 5 0 7-9 21-21 35-38 35-34 0-34-30-34-37 0-15 3-30 22-82 5-13 7-19 7-27 0-19-13-35-35-35-39 0-55 61-55 65s4 4 5 4c5 0 5-1 7-7 11-39 28-52 42-52 4 0 11 1 11 14 0 11-5 21-7 29-20 50-24 69-24 85 0 37 28 51 60 51 7 0 26 0 44-29 11 27 40 29 52 29 32 0 50-26 61-50 14-33 29-89 29-109 0-23-12-30-20-30-10 0-20 12-20 20 0 6 2 9 6 12 5 5 14 16 14 36 0 13-12 55-22 77-11 20-26 36-47 36-19 0-31-14-31-36 0-12 3-25 4-30 6-24 12-48 18-71z"><text:p/></draw:path><draw:path draw:style-name="gr143" draw:text-style-name="P52" svg:width="0.107cm" svg:height="0.193cm" svg:x="2.078cm" svg:y="0.113cm" svg:viewBox="0 0 108 194" svg:d="M67 8c0-8-1-8-9-8-18 19-46 19-58 19 0 4 0 7 0 11 7 0 26 0 43-8 0 49 0 99 0 148 0 9 0 13-30 13-3 0-7 0-11 0 0 4 0 7 0 11 5 0 42-1 53-1 9 0 46 1 53 1 0-4 0-7 0-11-4 0-8 0-12 0-29 0-29-4-29-13 0-54 0-108 0-162z"><text:p/></draw:path><draw:path draw:style-name="gr144" draw:text-style-name="P52" svg:width="0.209cm" svg:height="0.188cm" svg:x="2.248cm" svg:y="0.059cm" svg:viewBox="0 0 210 189" svg:d="M128 60c3-12 12-50 42-50 3 0 12 0 22 6-12 1-20 12-20 22 0 6 4 15 15 15 10 0 23-8 23-24 0-23-25-29-40-29-24 0-38 23-43 32-11-27-33-32-45-32-45 0-69 55-69 65 0 4 4 2 5 4 4 0 5-1 6-4 14-45 42-55 56-55 9 0 23 3 23 28 0 13-7 41-23 100-7 25-21 43-39 43-4 0-13 0-22-6 11-3 19-11 19-22s-8-14-15-14c-12 0-23 10-23 22 0 20 22 28 40 28 27 0 43-29 44-31 5 15 20 31 46 31 43 0 67-53 67-63 0-4-4-4-5-4-4 0-5 1-6 5-13 43-42 54-55 54-17 0-24-15-24-28 0-8 2-18 7-36 5-19 10-38 14-57z"><text:p/></draw:path><draw:path draw:style-name="gr145" draw:text-style-name="P52" svg:width="0.106cm" svg:height="0.193cm" svg:x="2.509cm" svg:y="0.113cm" svg:viewBox="0 0 107 194" svg:d="M66 8c0-8 0-8-8-8-20 19-46 19-58 19 0 4 0 7 0 11 6 0 26 0 42-8 0 49 0 99 0 148 0 9 0 13-29 13-3 0-8 0-12 0 0 4 0 7 0 11 6 0 42-1 53-1 10 0 47 1 53 1 0-4 0-7 0-11-4 0-7 0-11 0-30 0-30-4-30-13 0-54 0-108 0-162z"><text:p/></draw:path><draw:path draw:style-name="gr146" draw:text-style-name="P52" svg:width="0.28cm" svg:height="0.278cm" svg:x="2.783cm" svg:y="0cm" svg:viewBox="0 0 281 279" svg:d="M149 148c39 0 78 0 117 0 6 0 15 0 15-8s-9-8-15-8c-39 0-78 0-117 0 0-40 0-79 0-118 0-6 0-14-9-14-8 0-8 8-8 14 0 39 0 78 0 118-40 0-78 0-118 0-6 0-14 0-14 8s8 8 14 8c40 0 78 0 118 0 0 39 0 78 0 116 0 6 0 15 8 15 9 0 9-9 9-15 0-38 0-77 0-116z"><text:p/></draw:path><draw:path draw:style-name="gr147" draw:text-style-name="P52" svg:width="0.279cm" svg:height="0.188cm" svg:x="3.193cm" svg:y="0.059cm" svg:viewBox="0 0 280 189" svg:d="M182 44c3-9 6-25 6-27 0-9-6-12-12-12-4 0-12 3-15 12-1 3-21 83-24 94-3 12-4 21-4 28 0 5 0 5 0 7-9 21-21 35-38 35-34 0-34-30-34-37 0-15 3-30 22-82 5-13 7-19 7-27 0-19-13-35-35-35-39 0-55 61-55 65s4 2 5 4c5 0 5-1 7-7 11-39 28-52 42-52 4 0 11 1 11 14 0 11-5 21-7 29-20 50-24 69-24 85 0 37 28 51 60 51 7 0 26 0 44-29 11 27 40 29 52 29 32 0 50-26 61-50 14-33 29-89 29-109 0-23-12-30-20-30-10 0-20 12-20 20 0 6 2 9 6 12 5 5 14 16 14 36 0 13-12 55-22 77-11 20-26 36-46 36s-31-14-31-36c0-12 2-25 3-30 6-24 12-48 18-71z"><text:p/></draw:path><draw:path draw:style-name="gr148" draw:text-style-name="P52" svg:width="0.13cm" svg:height="0.193cm" svg:x="3.502cm" svg:y="0.113cm" svg:viewBox="0 0 131 194" svg:d="M131 141c-4 0-7 0-11 0-1 7-4 23-7 26-3 2-25 2-30 2-18 0-36 0-54 0 31-27 42-34 59-48 22-18 43-36 43-64 0-35-33-57-70-57-36 0-61 25-61 53 0 15 12 16 16 16 7 0 15-4 15-15 0-6-2-16-18-16 10-21 30-27 43-27 30 0 46 22 46 46 0 26-19 46-28 57-24 22-48 46-72 69-2 2-2 2-2 11 41 0 80 0 121 0 4-18 6-36 10-53z"><text:p/></draw:path><draw:path draw:style-name="gr149" draw:text-style-name="P52" svg:width="0.209cm" svg:height="0.188cm" svg:x="3.684cm" svg:y="0.059cm" svg:viewBox="0 0 210 189" svg:d="M128 60c3-12 14-50 42-50 3 0 12 0 22 6-12 1-20 12-20 22 0 6 4 15 15 15 10 0 23-8 23-24 0-23-25-29-40-29-24 0-38 23-43 32-11-27-33-32-45-32-45 0-69 55-69 65 0 4 4 2 5 4 4 0 5-1 6-4 14-45 42-55 56-55 9 0 23 3 23 28 0 13-7 41-23 100-7 25-21 43-39 43-4 0-13 0-22-6 11-3 19-11 19-22s-8-14-15-14c-12 0-23 10-23 22 0 20 22 28 40 28 27 0 43-29 44-31 5 15 20 31 46 31 43 0 67-53 67-63 0-4-4-4-5-4-4 0-5 1-6 5-13 43-42 54-55 54-17 0-24-15-24-28 0-8 3-18 7-36 5-19 10-38 14-57z"><text:p/></draw:path><draw:path draw:style-name="gr150" draw:text-style-name="P52" svg:width="0.13cm" svg:height="0.193cm" svg:x="3.932cm" svg:y="0.113cm" svg:viewBox="0 0 131 194" svg:d="M131 141c-4 0-6 0-10 0-1 7-5 23-8 26-3 2-25 2-29 2-18 0-36 0-54 0 30-27 41-34 59-48 21-18 42-36 42-64 0-35-31-57-70-57-36 0-61 25-61 53 0 15 13 16 16 16 7 0 15-4 15-15 0-6-1-16-17-16 9-21 29-27 44-27 28 0 44 22 44 46 0 26-18 46-28 57-24 22-46 46-70 69-4 2-4 2-4 11 41 0 82 0 122 0 3-18 6-36 9-53z"><text:p/></draw:path></draw:g></draw:g></text:p>
          </table:table-cell>
          <table:table-cell table:style-name="Table1.J1" office:value-type="string">
            <text:p text:style-name="P42">Action</text:p>
          </table:table-cell>
        </table:table-row>
        <table:table-row table:style-name="TableLine93955707676960">
          <table:table-cell table:style-name="Table1.A3" office:value-type="string">
            <text:p text:style-name="P39">1</text:p>
          </table:table-cell>
          <table:table-cell table:style-name="Table1.B2" office:value-type="string">
            <text:p text:style-name="P43">-<text:span text:style-name="T7">1.5</text:span></text:p>
          </table:table-cell>
          <table:table-cell table:style-name="Table1.C2" office:value-type="string">
            <text:p text:style-name="P39">0</text:p>
          </table:table-cell>
          <table:table-cell table:style-name="Table1.D2" office:value-type="string">
            <text:p text:style-name="P39">2</text:p>
          </table:table-cell>
          <table:table-cell table:style-name="Table1.E2" office:value-type="string">
            <text:p text:style-name="P39">a</text:p>
          </table:table-cell>
          <table:table-cell table:style-name="Table1.F3" office:value-type="string">
            <text:p text:style-name="P39">0</text:p>
          </table:table-cell>
          <table:table-cell table:style-name="Table1.G2" office:value-type="string">
            <text:p text:style-name="P39">1</text:p>
          </table:table-cell>
          <table:table-cell table:style-name="Table1.H2" office:value-type="string">
            <text:p text:style-name="P43">-<text:span text:style-name="T7">1</text:span></text:p>
          </table:table-cell>
          <table:table-cell table:style-name="Table1.I2" office:value-type="string">
            <text:p text:style-name="P39">+0.5</text:p>
          </table:table-cell>
          <table:table-cell table:style-name="Table1.J2" office:value-type="string">
            <text:p text:style-name="P39">Subtract</text:p>
          </table:table-cell>
        </table:table-row>
        <table:table-row table:style-name="TableLine93955707676960">
          <table:table-cell table:style-name="Table1.A3" office:value-type="string">
            <text:p text:style-name="P39">2</text:p>
          </table:table-cell>
          <table:table-cell table:style-name="Table1.B3" office:value-type="string">
            <text:p text:style-name="P43">-<text:span text:style-name="T7">2.5</text:span></text:p>
          </table:table-cell>
          <table:table-cell table:style-name="Table1.C3" office:value-type="string">
            <text:p text:style-name="P39">0</text:p>
          </table:table-cell>
          <table:table-cell table:style-name="Table1.D3" office:value-type="string">
            <text:p text:style-name="P39">1</text:p>
          </table:table-cell>
          <table:table-cell table:style-name="Table1.E3" office:value-type="string">
            <text:p text:style-name="P39">b</text:p>
          </table:table-cell>
          <table:table-cell table:style-name="Table1.F3" office:value-type="string">
            <text:p text:style-name="P39">2</text:p>
          </table:table-cell>
          <table:table-cell table:style-name="Table1.G3" office:value-type="string">
            <text:p text:style-name="P39">0</text:p>
          </table:table-cell>
          <table:table-cell table:style-name="Table1.H3" office:value-type="string">
            <text:p text:style-name="P43">-<text:span text:style-name="T7">1</text:span></text:p>
          </table:table-cell>
          <table:table-cell table:style-name="Table1.I3" office:value-type="string">
            <text:p text:style-name="P39">-2.5</text:p>
          </table:table-cell>
          <table:table-cell table:style-name="Table1.J3" office:value-type="string">
            <text:p text:style-name="P39">None</text:p>
          </table:table-cell>
        </table:table-row>
        <table:table-row table:style-name="TableLine93955707676960">
          <table:table-cell table:style-name="Table1.A4" office:value-type="string">
            <text:p text:style-name="P39">3</text:p>
          </table:table-cell>
          <table:table-cell table:style-name="Table1.B4" office:value-type="string">
            <text:p text:style-name="P43">-<text:span text:style-name="T7">2.5</text:span></text:p>
          </table:table-cell>
          <table:table-cell table:style-name="Table1.C4" office:value-type="string">
            <text:p text:style-name="P39">0</text:p>
          </table:table-cell>
          <table:table-cell table:style-name="Table1.D4" office:value-type="string">
            <text:p text:style-name="P39">1</text:p>
          </table:table-cell>
          <table:table-cell table:style-name="Table1.E4" office:value-type="string">
            <text:p text:style-name="P39">c</text:p>
          </table:table-cell>
          <table:table-cell table:style-name="Table1.F4" office:value-type="string">
            <text:p text:style-name="P39">1</text:p>
          </table:table-cell>
          <table:table-cell table:style-name="Table1.G4" office:value-type="string">
            <text:p text:style-name="P39">1</text:p>
          </table:table-cell>
          <table:table-cell table:style-name="Table1.H4" office:value-type="string">
            <text:p text:style-name="P39">+1</text:p>
          </table:table-cell>
          <table:table-cell table:style-name="Table1.I4" office:value-type="string">
            <text:p text:style-name="P43">-<text:span text:style-name="T7">1.5</text:span></text:p>
          </table:table-cell>
          <table:table-cell table:style-name="Table1.J4" office:value-type="string">
            <text:p text:style-name="P39">Add</text:p>
          </table:table-cell>
        </table:table-row>
      </table:table>
      <text:p text:style-name="P29"/>
      <text:p text:style-name="P35">Answer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G"/>
        <table:table-column table:style-name="Table2.H"/>
        <table:table-column table:style-name="Table2.I"/>
        <table:table-column table:style-name="Table2.J"/>
        <table:table-row table:style-name="Table2.1">
          <table:table-cell table:style-name="Table2.A1" office:value-type="string">
            <text:p text:style-name="P40">Iteration</text:p>
          </table:table-cell>
          <table:table-cell table:style-name="Table2.A1" office:value-type="string">
            <text:p text:style-name="P41"><draw:g text:anchor-type="as-char" svg:y="-0.187cm" draw:z-index="7" draw:style-name="gr1"><svg:title>TexMaths</svg:title><svg:desc>12§display§w_0§svg§600§FALSE§</svg:desc><draw:g draw:style-name="gr2"><draw:path draw:style-name="gr133" draw:text-style-name="P51" svg:width="0.407cm" svg:height="0.209cm" svg:x="0.01cm" svg:y="0.023cm" svg:viewBox="0 0 408 210" svg:d="M205 210c-69 0-137 0-205 0 0-69 0-140 0-210 136 0 272 0 408 0 0 70 0 141 0 210-68 0-136 0-203 0z"><text:p/></draw:path><draw:path draw:style-name="gr134" draw:text-style-name="P52" svg:width="0.276cm" svg:height="0.188cm" svg:x="0.001cm" svg:y="0.001cm" svg:viewBox="0 0 277 189" svg:d="M182 43c2-9 6-24 6-27 0-8-5-11-12-11-5 0-12 3-16 12-1 2-20 83-24 94-2 13-3 20-3 27 0 5 0 5 0 6-10 23-22 36-38 36-34 0-34-31-34-37 0-13 2-30 22-82 4-12 7-18 7-26 0-19-13-35-34-35-40 0-56 61-56 65 0 3 5 3 6 3 4 0 4 0 6-7 12-38 28-51 43-51 4 0 10 0 10 13 0 11-5 23-8 30-17 49-23 68-23 84 0 37 28 52 59 52 8 0 28 0 45-29 10 26 39 29 51 29 32 0 50-27 60-51 14-32 28-89 28-108 0-24-11-30-18-30-11 0-21 11-21 20 0 5 4 9 6 11 5 5 15 16 15 36 0 15-12 56-22 76-11 22-25 37-45 37-21 0-32-13-32-37 0-10 3-23 4-29 6-24 12-48 18-71z"><text:p/></draw:path><draw:path draw:style-name="gr135" draw:text-style-name="P52" svg:width="0.135cm" svg:height="0.198cm" svg:x="0.304cm" svg:y="0.055cm" svg:viewBox="0 0 136 199" svg:d="M136 101c0-33-3-55-17-76-9-14-27-25-51-25-68 0-68 79-68 101s0 98 68 98 68-76 68-98zM68 191c-13 0-31-8-37-32-5-16-5-40-5-62 0-21 0-44 5-60 6-23 25-30 37-30 16 0 31 11 36 28 5 15 5 36 5 62 0 22 0 44-4 60-6 28-25 34-37 34z"><text:p/></draw:path></draw:g></draw:g></text:p>
          </table:table-cell>
          <table:table-cell table:style-name="Table2.A1" office:value-type="string">
            <text:p text:style-name="P41"><draw:g text:anchor-type="as-char" svg:y="-0.183cm" draw:z-index="8" draw:style-name="gr1"><svg:title>TexMaths</svg:title><svg:desc>12§display§w_1§svg§600§FALSE§</svg:desc><draw:g draw:style-name="gr2"><draw:path draw:style-name="gr130" draw:text-style-name="P51" svg:width="0.396cm" svg:height="0.202cm" svg:x="0.01cm" svg:y="0.021cm" svg:viewBox="0 0 397 203" svg:d="M0 0c132 0 265 0 397 0 0 68 0 135 0 203-132 0-265 0-397 0 0-68 0-135 0-203z"><text:p/></draw:path><draw:path draw:style-name="gr131" draw:text-style-name="P52" svg:width="0.277cm" svg:height="0.187cm" svg:x="0.001cm" svg:y="0cm" svg:viewBox="0 0 278 188" svg:d="M183 43c2-9 6-25 6-27 0-8-6-11-12-11-5 0-12 3-16 12-1 2-20 82-24 93-2 12-3 19-3 26 0 5 0 6 0 8-10 22-22 35-39 35-34 0-34-31-34-38 0-13 3-29 22-80 5-12 7-18 7-26 0-19-13-35-35-35-39 0-55 61-55 65 0 3 4 2 5 3 5 0 5 0 7-7 11-38 28-51 42-51 5 0 11 0 11 13 0 11-5 22-7 30-19 49-24 68-24 82 0 39 29 53 60 53 7 0 26 0 43-29 12 26 41 29 53 29 32 0 50-26 60-52 15-31 28-87 28-107 0-23-11-29-18-29-11 0-22 11-22 20 0 5 3 8 8 11 3 5 14 16 14 36 0 14-12 55-23 75-11 22-25 37-46 37-19 0-31-13-31-37 0-12 4-22 5-28 6-24 12-48 18-71z"><text:p/></draw:path><draw:path draw:style-name="gr132" draw:text-style-name="P52" svg:width="0.106cm" svg:height="0.193cm" svg:x="0.322cm" svg:y="0.053cm" svg:viewBox="0 0 107 194" svg:d="M66 8c0-7 0-8-8-8-19 19-46 19-58 19 0 4 0 7 0 11 7 0 26 0 42-8 0 49 0 99 0 148 0 9 0 13-29 13-3 0-8 0-12 0 0 4 0 7 0 11 6 0 42-1 53-1 10 0 47 1 53 1 0-4 0-7 0-11-3 0-7 0-11 0-30 0-30-4-30-13 0-54 0-108 0-162z"><text:p/></draw:path></draw:g></draw:g></text:p>
          </table:table-cell>
          <table:table-cell table:style-name="Table2.A1" office:value-type="string">
            <text:p text:style-name="P41"><draw:g text:anchor-type="as-char" svg:y="-0.183cm" draw:z-index="9" draw:style-name="gr1"><svg:title>TexMaths</svg:title><svg:desc>12§display§w_2§svg§600§FALSE§</svg:desc><draw:g draw:style-name="gr2"><draw:path draw:style-name="gr127" draw:text-style-name="P51" svg:width="0.404cm" svg:height="0.204cm" svg:x="0.01cm" svg:y="0.023cm" svg:viewBox="0 0 405 205" svg:d="M203 205c-69 0-136 0-203 0 0-69 0-137 0-205 135 0 270 0 405 0 0 68 0 136 0 205-67 0-135 0-202 0z"><text:p/></draw:path><draw:path draw:style-name="gr128" draw:text-style-name="P52" svg:width="0.276cm" svg:height="0.188cm" svg:x="0.001cm" svg:y="0cm" svg:viewBox="0 0 277 189" svg:d="M182 43c3-8 6-24 6-26 0-9-6-12-12-12-5 0-12 3-15 12-2 2-21 82-24 93-3 13-4 20-4 29 0 2 0 3 0 6-9 21-21 34-38 34-34 0-34-31-34-38 0-12 3-27 22-80 5-12 7-18 7-26 0-19-13-35-34-35-40 0-56 61-56 65s5 4 6 4c4 0 4-1 6-8 12-38 28-51 43-51 4 0 10 0 10 13 0 11-5 22-7 30-18 49-24 69-24 85 0 37 28 51 60 51 7 0 27 0 44-29 11 27 39 29 51 29 33 0 51-26 60-50 15-33 28-89 28-109 0-24-11-30-18-30-11 0-20 11-20 20 0 6 2 9 6 12 3 4 14 15 14 35 0 14-12 56-22 75-10 23-25 37-46 37-20 0-32-11-32-35 0-11 4-24 5-30 6-24 12-48 18-71z"><text:p/></draw:path><draw:path draw:style-name="gr129" draw:text-style-name="P52" svg:width="0.13cm" svg:height="0.193cm" svg:x="0.307cm" svg:y="0.055cm" svg:viewBox="0 0 131 194" svg:d="M131 140c-4 0-8 0-11 0 0 7-4 24-7 26-3 3-25 3-29 3-18 0-36 0-54 0 30-28 41-35 59-48 21-18 42-36 42-64 0-35-31-57-70-57-36 0-61 25-61 53 0 14 13 15 16 15 7 0 15-5 15-15 0-5-1-16-17-16 10-20 29-26 44-26 28 0 44 23 44 46 0 26-18 46-28 57-24 22-46 45-70 68-4 2-4 3-4 12 41 0 80 0 121 0 3-18 6-36 10-54z"><text:p/></draw:path></draw:g></draw:g></text:p>
          </table:table-cell>
          <table:table-cell table:style-name="Table2.E1" office:value-type="string">
            <text:p text:style-name="P40">Item</text:p>
          </table:table-cell>
          <table:table-cell table:style-name="Table2.E1" office:value-type="string">
            <text:p text:style-name="P41"><draw:g text:anchor-type="as-char" svg:y="-0.183cm" draw:z-index="10" draw:style-name="gr1"><svg:title>TexMaths</svg:title><svg:desc>12§display§x_1§svg§600§FALSE§</svg:desc><draw:g draw:style-name="gr2"><draw:path draw:style-name="gr124" draw:text-style-name="P51" svg:width="0.334cm" svg:height="0.204cm" svg:x="0.01cm" svg:y="0.023cm" svg:viewBox="0 0 335 205" svg:d="M168 205c-57 0-112 0-168 0 0-69 0-137 0-205 111 0 224 0 335 0 0 68 0 136 0 205-56 0-112 0-167 0z"><text:p/></draw:path><draw:path draw:style-name="gr125" draw:text-style-name="P52" svg:width="0.207cm" svg:height="0.188cm" svg:x="0.001cm" svg:y="0cm" svg:viewBox="0 0 208 189" svg:d="M128 59c2-11 13-49 42-49 2 0 12 0 21 4-12 3-20 14-20 23 0 7 5 16 16 16 9 0 21-9 21-25 0-22-24-28-38-28-24 0-38 23-43 32-11-27-34-32-46-32-44 0-68 54-68 65 0 4 4 2 5 4 4 0 5-1 6-4 14-45 42-55 56-55 9 0 23 3 23 27 0 13-7 42-23 101-7 25-21 41-39 41-3 0-12 0-22-4 11-3 20-11 20-23s-9-13-15-13c-13 0-24 9-24 23 0 19 22 27 39 27 28 0 44-29 45-32 5 15 20 32 45 32 43 0 67-53 67-63 0-4-3-4-5-4-3 0-4 1-6 4-13 44-41 53-55 53-16 0-24-13-24-27 0-10 4-17 8-36s9-38 14-57z"><text:p/></draw:path><draw:path draw:style-name="gr126" draw:text-style-name="P52" svg:width="0.107cm" svg:height="0.193cm" svg:x="0.259cm" svg:y="0.055cm" svg:viewBox="0 0 108 194" svg:d="M67 8c0-8-1-8-8-8-20 18-47 19-59 19 0 4 0 6 0 10 7 0 28 0 43-9 0 51 0 101 0 150 0 9 0 13-30 13-3 0-7 0-11 0 0 4 0 7 0 11 6 0 42-1 53-1 8 0 46 1 53 1 0-4 0-7 0-11-5 0-9 0-12 0-29 0-29-4-29-13 0-54 0-108 0-162z"><text:p/></draw:path></draw:g></draw:g></text:p>
          </table:table-cell>
          <table:table-cell table:style-name="Table2.E1" office:value-type="string">
            <text:p text:style-name="P41"><draw:g text:anchor-type="as-char" svg:y="-0.183cm" draw:z-index="11" draw:style-name="gr1"><svg:title>TexMaths</svg:title><svg:desc>12§display§x_2§svg§600§FALSE§</svg:desc><draw:g draw:style-name="gr2"><draw:path draw:style-name="gr121" draw:text-style-name="P51" svg:width="0.345cm" svg:height="0.204cm" svg:x="0.01cm" svg:y="0.023cm" svg:viewBox="0 0 346 205" svg:d="M174 205c-59 0-116 0-174 0 0-69 0-137 0-205 115 0 231 0 346 0 0 68 0 136 0 205-57 0-115 0-172 0z"><text:p/></draw:path><draw:path draw:style-name="gr122" draw:text-style-name="P52" svg:width="0.209cm" svg:height="0.188cm" svg:x="0.001cm" svg:y="0cm" svg:viewBox="0 0 210 189" svg:d="M129 59c3-11 13-49 42-49 2 0 12 0 21 4-12 3-20 14-20 23 0 7 5 16 16 16 9 0 22-9 22-25 0-22-25-28-39-28-24 0-39 23-44 32-10-27-33-32-45-32-45 0-69 54-69 65 0 4 4 2 5 4 4 0 5-1 6-4 14-45 42-55 57-55 8 0 22 3 22 27 0 13-7 42-22 101-8 25-22 41-40 41-3 0-12 0-22-4 11-3 21-11 21-23s-10-13-16-13c-13 0-24 9-24 23 0 19 22 27 40 27 29 0 43-29 44-32 5 15 21 32 46 32 43 0 67-53 67-63 0-4-3-4-5-4-3 0-4 1-6 4-13 44-42 53-55 53-17 0-23-13-23-27 0-10 3-17 6-36 5-19 10-38 15-57z"><text:p/></draw:path><draw:path draw:style-name="gr123" draw:text-style-name="P52" svg:width="0.13cm" svg:height="0.193cm" svg:x="0.247cm" svg:y="0.055cm" svg:viewBox="0 0 131 194" svg:d="M131 140c-4 0-7 0-11 0 0 7-3 24-7 26-2 3-25 3-29 3-18 0-36 0-54 0 30-28 41-35 59-48 22-18 42-36 42-64 0-35-31-57-70-57-36 0-61 25-61 53 0 14 13 15 16 15 7 0 15-5 15-15 0-5-1-16-17-16 9-20 29-26 44-26 29 0 44 23 44 46 0 26-18 46-27 57-25 22-47 45-71 68-4 2-4 3-4 12 41 0 81 0 121 0 3-18 6-36 10-54z"><text:p/></draw:path></draw:g></draw:g></text:p>
          </table:table-cell>
          <table:table-cell table:style-name="Table2.E1" office:value-type="string">
            <text:p text:style-name="P40">Class</text:p>
          </table:table-cell>
          <table:table-cell table:style-name="Table2.A1" office:value-type="string">
            <text:p text:style-name="P41"><draw:g text:anchor-type="as-char" svg:y="-0.249cm" draw:z-index="12" draw:style-name="gr1"><svg:title>TexMaths</svg:title><svg:desc>12§display§s = w_0 + w_1 x_1 + w_2 x_2§svg§600§FALSE§</svg:desc><draw:g draw:style-name="gr2"><draw:path draw:style-name="gr106" draw:text-style-name="P51" svg:width="4.039cm" svg:height="0.268cm" svg:x="0.001cm" svg:y="0.022cm" svg:viewBox="0 0 4040 269" svg:d="M0 0c1347 0 2693 0 4040 0 0 90 0 179 0 269-1347 0-2693 0-4040 0 0-90 0-179 0-269z"><text:p/></draw:path><draw:path draw:style-name="gr107" draw:text-style-name="P52" svg:width="0.155cm" svg:height="0.188cm" svg:x="0.001cm" svg:y="0.059cm" svg:viewBox="0 0 156 189" svg:d="M143 29c-11 1-19 9-19 19 0 6 2 12 12 12 8 0 20-7 20-23 0-19-19-37-50-37-57 0-72 43-72 62 0 32 31 38 44 41 22 5 43 9 43 32 0 11-9 46-60 46-6 0-38 0-48-23 16 2 27-10 27-22 0-9-8-14-16-14-11 0-24 10-24 27 0 23 24 40 61 40 67 0 84-49 84-68 0-16-8-25-13-30-11-12-23-14-42-18-16-4-32-6-32-25 0-12 10-38 48-38 10 0 31 3 37 19z"><text:p/></draw:path><draw:path draw:style-name="gr108" draw:text-style-name="P52" svg:width="0.28cm" svg:height="0.097cm" svg:x="0.318cm" svg:y="0.091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109" draw:text-style-name="P52" svg:width="0.279cm" svg:height="0.188cm" svg:x="0.751cm" svg:y="0.059cm" svg:viewBox="0 0 280 189" svg:d="M184 44c1-9 6-25 6-27 0-9-6-12-12-12s-14 3-16 12c-1 3-22 83-24 94-4 12-5 21-5 28 0 5 0 5 1 7-9 21-22 35-39 35-34 0-34-30-34-37 0-15 3-30 23-82 4-13 7-19 7-27 0-19-14-35-35-35-40 0-56 61-56 65s5 4 6 4c4 0 4-1 6-7 12-39 28-52 43-52 4 0 10 1 10 14 0 11-4 21-7 29-18 50-24 69-24 85 0 37 28 51 60 51 7 0 27 0 44-29 11 27 40 29 53 29 31 0 50-26 61-50 14-33 28-89 28-109 0-23-12-30-18-30-11 0-22 12-22 20 0 6 2 9 6 12 5 5 16 16 16 36 0 13-12 55-23 77-12 20-27 36-47 36s-31-14-31-36c0-12 2-25 5-30 6-24 12-48 18-71z"><text:p/></draw:path><draw:path draw:style-name="gr110" draw:text-style-name="P52" svg:width="0.136cm" svg:height="0.199cm" svg:x="1.057cm" svg:y="0.113cm" svg:viewBox="0 0 137 200" svg:d="M137 102c0-33-5-57-18-77-10-13-28-25-51-25-68 0-68 80-68 102 0 20 0 98 68 98 69 0 69-78 69-98zM68 191c-14 0-32-8-38-32-4-15-4-39-4-61 0-21 0-44 5-61 6-23 24-29 37-29 16 0 32 10 36 27 5 16 5 37 5 63 0 22 0 43-3 60-6 27-27 33-38 33z"><text:p/></draw:path><draw:path draw:style-name="gr111" draw:text-style-name="P52" svg:width="0.28cm" svg:height="0.278cm" svg:x="1.347cm" svg:y="0cm" svg:viewBox="0 0 281 279" svg:d="M149 148c39 0 78 0 117 0 6 0 15 0 15-8s-9-8-15-8c-39 0-78 0-117 0 0-40 0-79 0-118 0-6 0-14-9-14-8 0-8 8-8 14 0 39 0 78 0 118-40 0-78 0-118 0-6 0-14 0-14 8s8 8 14 8c40 0 78 0 118 0 0 39 0 78 0 116 0 6 0 15 8 15 9 0 9-9 9-15 0-38 0-77 0-116z"><text:p/></draw:path><draw:path draw:style-name="gr112" draw:text-style-name="P52" svg:width="0.279cm" svg:height="0.188cm" svg:x="1.758cm" svg:y="0.059cm" svg:viewBox="0 0 280 189" svg:d="M182 44c3-9 6-25 6-27 0-9-6-12-12-12-4 0-12 3-15 12-1 3-21 83-24 94-3 12-4 21-4 28 0 5 0 5 0 7-9 21-21 35-38 35-34 0-34-30-34-37 0-15 3-30 22-82 5-13 7-19 7-27 0-19-13-35-35-35-39 0-55 61-55 65s4 4 5 4c5 0 5-1 7-7 11-39 28-52 42-52 4 0 11 1 11 14 0 11-5 21-7 29-20 50-24 69-24 85 0 37 28 51 60 51 7 0 26 0 44-29 11 27 40 29 52 29 32 0 50-26 61-50 14-33 29-89 29-109 0-23-12-30-20-30-10 0-20 12-20 20 0 6 2 9 6 12 5 5 14 16 14 36 0 13-12 55-22 77-11 20-26 36-47 36-19 0-31-14-31-36 0-12 3-25 4-30 6-24 12-48 18-71z"><text:p/></draw:path><draw:path draw:style-name="gr113" draw:text-style-name="P52" svg:width="0.107cm" svg:height="0.193cm" svg:x="2.078cm" svg:y="0.113cm" svg:viewBox="0 0 108 194" svg:d="M67 8c0-8-1-8-9-8-18 19-46 19-58 19 0 4 0 7 0 11 7 0 26 0 43-8 0 49 0 99 0 148 0 9 0 13-30 13-3 0-7 0-11 0 0 4 0 7 0 11 5 0 42-1 53-1 9 0 46 1 53 1 0-4 0-7 0-11-4 0-8 0-12 0-29 0-29-4-29-13 0-54 0-108 0-162z"><text:p/></draw:path><draw:path draw:style-name="gr114" draw:text-style-name="P52" svg:width="0.209cm" svg:height="0.188cm" svg:x="2.248cm" svg:y="0.059cm" svg:viewBox="0 0 210 189" svg:d="M128 60c3-12 12-50 42-50 3 0 12 0 22 6-12 1-20 12-20 22 0 6 4 15 15 15 10 0 23-8 23-24 0-23-25-29-40-29-24 0-38 23-43 32-11-27-33-32-45-32-45 0-69 55-69 65 0 4 4 2 5 4 4 0 5-1 6-4 14-45 42-55 56-55 9 0 23 3 23 28 0 13-7 41-23 100-7 25-21 43-39 43-4 0-13 0-22-6 11-3 19-11 19-22s-8-14-15-14c-12 0-23 10-23 22 0 20 22 28 40 28 27 0 43-29 44-31 5 15 20 31 46 31 43 0 67-53 67-63 0-4-4-4-5-4-4 0-5 1-6 5-13 43-42 54-55 54-17 0-24-15-24-28 0-8 2-18 7-36 5-19 10-38 14-57z"><text:p/></draw:path><draw:path draw:style-name="gr115" draw:text-style-name="P52" svg:width="0.106cm" svg:height="0.193cm" svg:x="2.509cm" svg:y="0.113cm" svg:viewBox="0 0 107 194" svg:d="M66 8c0-8 0-8-8-8-20 19-46 19-58 19 0 4 0 7 0 11 6 0 26 0 42-8 0 49 0 99 0 148 0 9 0 13-29 13-3 0-8 0-12 0 0 4 0 7 0 11 6 0 42-1 53-1 10 0 47 1 53 1 0-4 0-7 0-11-4 0-7 0-11 0-30 0-30-4-30-13 0-54 0-108 0-162z"><text:p/></draw:path><draw:path draw:style-name="gr116" draw:text-style-name="P52" svg:width="0.28cm" svg:height="0.278cm" svg:x="2.783cm" svg:y="0cm" svg:viewBox="0 0 281 279" svg:d="M149 148c39 0 78 0 117 0 6 0 15 0 15-8s-9-8-15-8c-39 0-78 0-117 0 0-40 0-79 0-118 0-6 0-14-9-14-8 0-8 8-8 14 0 39 0 78 0 118-40 0-78 0-118 0-6 0-14 0-14 8s8 8 14 8c40 0 78 0 118 0 0 39 0 78 0 116 0 6 0 15 8 15 9 0 9-9 9-15 0-38 0-77 0-116z"><text:p/></draw:path><draw:path draw:style-name="gr117" draw:text-style-name="P52" svg:width="0.279cm" svg:height="0.188cm" svg:x="3.193cm" svg:y="0.059cm" svg:viewBox="0 0 280 189" svg:d="M182 44c3-9 6-25 6-27 0-9-6-12-12-12-4 0-12 3-15 12-1 3-21 83-24 94-3 12-4 21-4 28 0 5 0 5 0 7-9 21-21 35-38 35-34 0-34-30-34-37 0-15 3-30 22-82 5-13 7-19 7-27 0-19-13-35-35-35-39 0-55 61-55 65s4 2 5 4c5 0 5-1 7-7 11-39 28-52 42-52 4 0 11 1 11 14 0 11-5 21-7 29-20 50-24 69-24 85 0 37 28 51 60 51 7 0 26 0 44-29 11 27 40 29 52 29 32 0 50-26 61-50 14-33 29-89 29-109 0-23-12-30-20-30-10 0-20 12-20 20 0 6 2 9 6 12 5 5 14 16 14 36 0 13-12 55-22 77-11 20-26 36-46 36s-31-14-31-36c0-12 2-25 3-30 6-24 12-48 18-71z"><text:p/></draw:path><draw:path draw:style-name="gr118" draw:text-style-name="P52" svg:width="0.13cm" svg:height="0.193cm" svg:x="3.502cm" svg:y="0.113cm" svg:viewBox="0 0 131 194" svg:d="M131 141c-4 0-7 0-11 0-1 7-4 23-7 26-3 2-25 2-30 2-18 0-36 0-54 0 31-27 42-34 59-48 22-18 43-36 43-64 0-35-33-57-70-57-36 0-61 25-61 53 0 15 12 16 16 16 7 0 15-4 15-15 0-6-2-16-18-16 10-21 30-27 43-27 30 0 46 22 46 46 0 26-19 46-28 57-24 22-48 46-72 69-2 2-2 2-2 11 41 0 80 0 121 0 4-18 6-36 10-53z"><text:p/></draw:path><draw:path draw:style-name="gr119" draw:text-style-name="P52" svg:width="0.209cm" svg:height="0.188cm" svg:x="3.684cm" svg:y="0.059cm" svg:viewBox="0 0 210 189" svg:d="M128 60c3-12 14-50 42-50 3 0 12 0 22 6-12 1-20 12-20 22 0 6 4 15 15 15 10 0 23-8 23-24 0-23-25-29-40-29-24 0-38 23-43 32-11-27-33-32-45-32-45 0-69 55-69 65 0 4 4 2 5 4 4 0 5-1 6-4 14-45 42-55 56-55 9 0 23 3 23 28 0 13-7 41-23 100-7 25-21 43-39 43-4 0-13 0-22-6 11-3 19-11 19-22s-8-14-15-14c-12 0-23 10-23 22 0 20 22 28 40 28 27 0 43-29 44-31 5 15 20 31 46 31 43 0 67-53 67-63 0-4-4-4-5-4-4 0-5 1-6 5-13 43-42 54-55 54-17 0-24-15-24-28 0-8 3-18 7-36 5-19 10-38 14-57z"><text:p/></draw:path><draw:path draw:style-name="gr120" draw:text-style-name="P52" svg:width="0.13cm" svg:height="0.193cm" svg:x="3.932cm" svg:y="0.113cm" svg:viewBox="0 0 131 194" svg:d="M131 141c-4 0-6 0-10 0-1 7-5 23-8 26-3 2-25 2-29 2-18 0-36 0-54 0 30-27 41-34 59-48 21-18 42-36 42-64 0-35-31-57-70-57-36 0-61 25-61 53 0 15 13 16 16 16 7 0 15-4 15-15 0-6-1-16-17-16 9-21 29-27 44-27 28 0 44 22 44 46 0 26-18 46-28 57-24 22-46 46-70 69-4 2-4 2-4 11 41 0 82 0 122 0 3-18 6-36 9-53z"><text:p/></draw:path></draw:g></draw:g></text:p>
          </table:table-cell>
          <table:table-cell table:style-name="Table2.J1" office:value-type="string">
            <text:p text:style-name="P42">Action</text:p>
          </table:table-cell>
        </table:table-row>
        <table:table-row table:style-name="Table2.1">
          <table:table-cell table:style-name="Table2.A11" office:value-type="string">
            <text:p text:style-name="P39">1</text:p>
          </table:table-cell>
          <table:table-cell table:style-name="Table2.B2" office:value-type="string">
            <text:p text:style-name="P43">-<text:span text:style-name="T7">1.5</text:span></text:p>
          </table:table-cell>
          <table:table-cell table:style-name="Table2.C2" office:value-type="string">
            <text:p text:style-name="P39">0</text:p>
          </table:table-cell>
          <table:table-cell table:style-name="Table2.D2" office:value-type="string">
            <text:p text:style-name="P39">2</text:p>
          </table:table-cell>
          <table:table-cell table:style-name="Table2.E2" office:value-type="string">
            <text:p text:style-name="P42">a</text:p>
          </table:table-cell>
          <table:table-cell table:style-name="Table2.F11" office:value-type="string">
            <text:p text:style-name="P42">0</text:p>
          </table:table-cell>
          <table:table-cell table:style-name="Table2.G2" office:value-type="string">
            <text:p text:style-name="P42">1</text:p>
          </table:table-cell>
          <table:table-cell table:style-name="Table2.H2" office:value-type="string">
            <text:p text:style-name="P41">-<text:span text:style-name="T7">1</text:span></text:p>
          </table:table-cell>
          <table:table-cell table:style-name="Table2.I2" office:value-type="string">
            <text:p text:style-name="P39">+0.5</text:p>
          </table:table-cell>
          <table:table-cell table:style-name="Table2.J2" office:value-type="string">
            <text:p text:style-name="P39">Subtract</text:p>
          </table:table-cell>
        </table:table-row>
        <table:table-row table:style-name="Table2.1">
          <table:table-cell table:style-name="Table2.A11" office:value-type="string">
            <text:p text:style-name="P39">2</text:p>
          </table:table-cell>
          <table:table-cell table:style-name="Table2.B3" office:value-type="string">
            <text:p text:style-name="P43">-<text:span text:style-name="T7">2.5</text:span></text:p>
          </table:table-cell>
          <table:table-cell table:style-name="Table2.C3" office:value-type="string">
            <text:p text:style-name="P39">0</text:p>
          </table:table-cell>
          <table:table-cell table:style-name="Table2.D3" office:value-type="string">
            <text:p text:style-name="P39">1</text:p>
          </table:table-cell>
          <table:table-cell table:style-name="Table2.E3" office:value-type="string">
            <text:p text:style-name="P42">b</text:p>
          </table:table-cell>
          <table:table-cell table:style-name="Table2.F11" office:value-type="string">
            <text:p text:style-name="P42">2</text:p>
          </table:table-cell>
          <table:table-cell table:style-name="Table2.G3" office:value-type="string">
            <text:p text:style-name="P42">0</text:p>
          </table:table-cell>
          <table:table-cell table:style-name="Table2.H3" office:value-type="string">
            <text:p text:style-name="P41">-<text:span text:style-name="T7">1</text:span></text:p>
          </table:table-cell>
          <table:table-cell table:style-name="Table2.I3" office:value-type="string">
            <text:p text:style-name="P39">-2.5</text:p>
          </table:table-cell>
          <table:table-cell table:style-name="Table2.J3" office:value-type="string">
            <text:p text:style-name="P39">None</text:p>
          </table:table-cell>
        </table:table-row>
        <table:table-row table:style-name="Table2.1">
          <table:table-cell table:style-name="Table2.A11" office:value-type="string">
            <text:p text:style-name="P39">3</text:p>
          </table:table-cell>
          <table:table-cell table:style-name="Table2.B4" office:value-type="string">
            <text:p text:style-name="P43">-<text:span text:style-name="T7">2.5</text:span></text:p>
          </table:table-cell>
          <table:table-cell table:style-name="Table2.C4" office:value-type="string">
            <text:p text:style-name="P39">0</text:p>
          </table:table-cell>
          <table:table-cell table:style-name="Table2.D4" office:value-type="string">
            <text:p text:style-name="P39">1</text:p>
          </table:table-cell>
          <table:table-cell table:style-name="Table2.E4" office:value-type="string">
            <text:p text:style-name="P42">c</text:p>
          </table:table-cell>
          <table:table-cell table:style-name="Table2.F11" office:value-type="string">
            <text:p text:style-name="P42">1</text:p>
          </table:table-cell>
          <table:table-cell table:style-name="Table2.G4" office:value-type="string">
            <text:p text:style-name="P42">1</text:p>
          </table:table-cell>
          <table:table-cell table:style-name="Table2.H4" office:value-type="string">
            <text:p text:style-name="P42">+1</text:p>
          </table:table-cell>
          <table:table-cell table:style-name="Table2.I4" office:value-type="string">
            <text:p text:style-name="P43">-<text:span text:style-name="T7">1.5</text:span></text:p>
          </table:table-cell>
          <table:table-cell table:style-name="Table2.J4" office:value-type="string">
            <text:p text:style-name="P39">Add</text:p>
          </table:table-cell>
        </table:table-row>
        <table:table-row table:style-name="Table2.1">
          <table:table-cell table:style-name="Table2.A11" office:value-type="string">
            <text:p text:style-name="P39">4</text:p>
          </table:table-cell>
          <table:table-cell table:style-name="Table2.B5" office:value-type="string">
            <text:p text:style-name="P43">-<text:span text:style-name="T7">1.5</text:span></text:p>
          </table:table-cell>
          <table:table-cell table:style-name="Table2.C5" office:value-type="string">
            <text:p text:style-name="P44">1</text:p>
          </table:table-cell>
          <table:table-cell table:style-name="Table2.D5" office:value-type="string">
            <text:p text:style-name="P39">2</text:p>
          </table:table-cell>
          <table:table-cell table:style-name="Table2.E5" office:value-type="string">
            <text:p text:style-name="P42">a</text:p>
          </table:table-cell>
          <table:table-cell table:style-name="Table2.F11" office:value-type="string">
            <text:p text:style-name="P42">0</text:p>
          </table:table-cell>
          <table:table-cell table:style-name="Table2.G5" office:value-type="string">
            <text:p text:style-name="P42">1</text:p>
          </table:table-cell>
          <table:table-cell table:style-name="Table2.H5" office:value-type="string">
            <text:p text:style-name="P42">-1</text:p>
          </table:table-cell>
          <table:table-cell table:style-name="Table2.I5" office:value-type="string">
            <text:p text:style-name="P43"><text:span text:style-name="T7">+0.5</text:span></text:p>
          </table:table-cell>
          <table:table-cell table:style-name="Table2.J5" office:value-type="string">
            <text:p text:style-name="P39"><text:span text:style-name="T8">S</text:span>ubtract</text:p>
          </table:table-cell>
        </table:table-row>
        <table:table-row table:style-name="Table2.1">
          <table:table-cell table:style-name="Table2.A11" office:value-type="string">
            <text:p text:style-name="P39">5</text:p>
          </table:table-cell>
          <table:table-cell table:style-name="Table2.B6" office:value-type="string">
            <text:p text:style-name="P43">-<text:span text:style-name="T9">2.5</text:span></text:p>
          </table:table-cell>
          <table:table-cell table:style-name="Table2.C6" office:value-type="string">
            <text:p text:style-name="P45">1</text:p>
          </table:table-cell>
          <table:table-cell table:style-name="Table2.D6" office:value-type="string">
            <text:p text:style-name="P47">1</text:p>
          </table:table-cell>
          <table:table-cell table:style-name="Table2.E6" office:value-type="string">
            <text:p text:style-name="P42">b</text:p>
          </table:table-cell>
          <table:table-cell table:style-name="Table2.F11" office:value-type="string">
            <text:p text:style-name="P42">2</text:p>
          </table:table-cell>
          <table:table-cell table:style-name="Table2.G6" office:value-type="string">
            <text:p text:style-name="P42">0</text:p>
          </table:table-cell>
          <table:table-cell table:style-name="Table2.H6" office:value-type="string">
            <text:p text:style-name="P41">-<text:span text:style-name="T7">1</text:span></text:p>
          </table:table-cell>
          <table:table-cell table:style-name="Table2.I6" office:value-type="string">
            <text:p text:style-name="P43">-<text:span text:style-name="T9">0.5</text:span></text:p>
          </table:table-cell>
          <table:table-cell table:style-name="Table2.J6" office:value-type="string">
            <text:p text:style-name="P47">None</text:p>
          </table:table-cell>
        </table:table-row>
        <table:table-row table:style-name="Table2.1">
          <table:table-cell table:style-name="Table2.A11" office:value-type="string">
            <text:p text:style-name="P39">6</text:p>
          </table:table-cell>
          <table:table-cell table:style-name="Table2.B7" office:value-type="string">
            <text:p text:style-name="P43">-<text:span text:style-name="T9">2.5</text:span></text:p>
          </table:table-cell>
          <table:table-cell table:style-name="Table2.C7" office:value-type="string">
            <text:p text:style-name="P45">1</text:p>
          </table:table-cell>
          <table:table-cell table:style-name="Table2.D7" office:value-type="string">
            <text:p text:style-name="P47">1</text:p>
          </table:table-cell>
          <table:table-cell table:style-name="Table2.E7" office:value-type="string">
            <text:p text:style-name="P42">c</text:p>
          </table:table-cell>
          <table:table-cell table:style-name="Table2.F11" office:value-type="string">
            <text:p text:style-name="P42">1</text:p>
          </table:table-cell>
          <table:table-cell table:style-name="Table2.G7" office:value-type="string">
            <text:p text:style-name="P42">1</text:p>
          </table:table-cell>
          <table:table-cell table:style-name="Table2.H7" office:value-type="string">
            <text:p text:style-name="P42">+1</text:p>
          </table:table-cell>
          <table:table-cell table:style-name="Table2.I7" office:value-type="string">
            <text:p text:style-name="P43">-<text:span text:style-name="T9">0.5</text:span></text:p>
          </table:table-cell>
          <table:table-cell table:style-name="Table2.J7" office:value-type="string">
            <text:p text:style-name="P47">Add</text:p>
          </table:table-cell>
        </table:table-row>
        <table:table-row table:style-name="Table2.1">
          <table:table-cell table:style-name="Table2.A11" office:value-type="string">
            <text:p text:style-name="P39">7</text:p>
          </table:table-cell>
          <table:table-cell table:style-name="Table2.B8" office:value-type="string">
            <text:p text:style-name="P43">-<text:span text:style-name="T9">1.5</text:span></text:p>
          </table:table-cell>
          <table:table-cell table:style-name="Table2.C8" office:value-type="string">
            <text:p text:style-name="P45">2</text:p>
          </table:table-cell>
          <table:table-cell table:style-name="Table2.D8" office:value-type="string">
            <text:p text:style-name="P47">2</text:p>
          </table:table-cell>
          <table:table-cell table:style-name="Table2.E8" office:value-type="string">
            <text:p text:style-name="P42">a</text:p>
          </table:table-cell>
          <table:table-cell table:style-name="Table2.F11" office:value-type="string">
            <text:p text:style-name="P42">0</text:p>
          </table:table-cell>
          <table:table-cell table:style-name="Table2.G8" office:value-type="string">
            <text:p text:style-name="P42">1</text:p>
          </table:table-cell>
          <table:table-cell table:style-name="Table2.H8" office:value-type="string">
            <text:p text:style-name="P42">-1</text:p>
          </table:table-cell>
          <table:table-cell table:style-name="Table2.I8" office:value-type="string">
            <text:p text:style-name="P47">+0.5</text:p>
          </table:table-cell>
          <table:table-cell table:style-name="Table2.J8" office:value-type="string">
            <text:p text:style-name="P47">Subtract</text:p>
          </table:table-cell>
        </table:table-row>
        <table:table-row table:style-name="Table2.1">
          <table:table-cell table:style-name="Table2.A11" office:value-type="string">
            <text:p text:style-name="P39">8</text:p>
          </table:table-cell>
          <table:table-cell table:style-name="Table2.B9" office:value-type="string">
            <text:p text:style-name="P43">-<text:span text:style-name="T9">2.5</text:span></text:p>
          </table:table-cell>
          <table:table-cell table:style-name="Table2.C9" office:value-type="string">
            <text:p text:style-name="P45">2</text:p>
          </table:table-cell>
          <table:table-cell table:style-name="Table2.D9" office:value-type="string">
            <text:p text:style-name="P47">1</text:p>
          </table:table-cell>
          <table:table-cell table:style-name="Table2.E9" office:value-type="string">
            <text:p text:style-name="P42">b</text:p>
          </table:table-cell>
          <table:table-cell table:style-name="Table2.F11" office:value-type="string">
            <text:p text:style-name="P42">2</text:p>
          </table:table-cell>
          <table:table-cell table:style-name="Table2.G9" office:value-type="string">
            <text:p text:style-name="P42">0</text:p>
          </table:table-cell>
          <table:table-cell table:style-name="Table2.H9" office:value-type="string">
            <text:p text:style-name="P41">-<text:span text:style-name="T7">1</text:span></text:p>
          </table:table-cell>
          <table:table-cell table:style-name="Table2.I9" office:value-type="string">
            <text:p text:style-name="P47">+1.5</text:p>
          </table:table-cell>
          <table:table-cell table:style-name="Table2.J9" office:value-type="string">
            <text:p text:style-name="P47">Subtract</text:p>
          </table:table-cell>
        </table:table-row>
        <table:table-row table:style-name="Table2.1">
          <table:table-cell table:style-name="Table2.A11" office:value-type="string">
            <text:p text:style-name="P39">9</text:p>
          </table:table-cell>
          <table:table-cell table:style-name="Table2.B10" office:value-type="string">
            <text:p text:style-name="P46">-<text:span text:style-name="T9">3.5</text:span></text:p>
          </table:table-cell>
          <table:table-cell table:style-name="Table2.C10" office:value-type="string">
            <text:p text:style-name="P47">0</text:p>
          </table:table-cell>
          <table:table-cell table:style-name="Table2.D10" office:value-type="string">
            <text:p text:style-name="P47">1</text:p>
          </table:table-cell>
          <table:table-cell table:style-name="Table2.E10" office:value-type="string">
            <text:p text:style-name="P42">c</text:p>
          </table:table-cell>
          <table:table-cell table:style-name="Table2.F11" office:value-type="string">
            <text:p text:style-name="P42">1</text:p>
          </table:table-cell>
          <table:table-cell table:style-name="Table2.G10" office:value-type="string">
            <text:p text:style-name="P42">1</text:p>
          </table:table-cell>
          <table:table-cell table:style-name="Table2.H10" office:value-type="string">
            <text:p text:style-name="P42">+1</text:p>
          </table:table-cell>
          <table:table-cell table:style-name="Table2.I10" office:value-type="string">
            <text:p text:style-name="P43">-<text:span text:style-name="T9">2.5</text:span></text:p>
          </table:table-cell>
          <table:table-cell table:style-name="Table2.J10" office:value-type="string">
            <text:p text:style-name="P47">Add</text:p>
          </table:table-cell>
        </table:table-row>
        <table:table-row table:style-name="Table2.1">
          <table:table-cell table:style-name="Table2.A11" office:value-type="string">
            <text:p text:style-name="P39">10</text:p>
          </table:table-cell>
          <table:table-cell table:style-name="Table2.B11" office:value-type="string">
            <text:p text:style-name="P43">-<text:span text:style-name="T9">2.5</text:span></text:p>
          </table:table-cell>
          <table:table-cell table:style-name="Table2.C11" office:value-type="string">
            <text:p text:style-name="P47">1</text:p>
          </table:table-cell>
          <table:table-cell table:style-name="Table2.D11" office:value-type="string">
            <text:p text:style-name="P45">2</text:p>
          </table:table-cell>
          <table:table-cell table:style-name="Table2.E11" office:value-type="string">
            <text:p text:style-name="P42">a</text:p>
          </table:table-cell>
          <table:table-cell table:style-name="Table2.F11" office:value-type="string">
            <text:p text:style-name="P42">0</text:p>
          </table:table-cell>
          <table:table-cell table:style-name="Table2.G11" office:value-type="string">
            <text:p text:style-name="P42">1</text:p>
          </table:table-cell>
          <table:table-cell table:style-name="Table2.H11" office:value-type="string">
            <text:p text:style-name="P42">-1</text:p>
          </table:table-cell>
          <table:table-cell table:style-name="Table2.I11" office:value-type="string">
            <text:p text:style-name="P43">-<text:span text:style-name="T9">0.5</text:span></text:p>
          </table:table-cell>
          <table:table-cell table:style-name="Table2.J11" office:value-type="string">
            <text:p text:style-name="P47">None</text:p>
          </table:table-cell>
        </table:table-row>
        <table:table-row table:style-name="Table2.1">
          <table:table-cell table:style-name="Table2.A12" office:value-type="string">
            <text:p text:style-name="P39">11</text:p>
          </table:table-cell>
          <table:table-cell table:style-name="Table2.B12" office:value-type="string">
            <text:p text:style-name="P46">-<text:span text:style-name="T9">2.5</text:span></text:p>
          </table:table-cell>
          <table:table-cell table:style-name="Table2.C12" office:value-type="string">
            <text:p text:style-name="P47">1</text:p>
          </table:table-cell>
          <table:table-cell table:style-name="Table2.D12" office:value-type="string">
            <text:p text:style-name="P45">2</text:p>
          </table:table-cell>
          <table:table-cell table:style-name="Table2.E12" office:value-type="string">
            <text:p text:style-name="P42">b</text:p>
          </table:table-cell>
          <table:table-cell table:style-name="Table2.F12" office:value-type="string">
            <text:p text:style-name="P42">2</text:p>
          </table:table-cell>
          <table:table-cell table:style-name="Table2.G12" office:value-type="string">
            <text:p text:style-name="P42">0</text:p>
          </table:table-cell>
          <table:table-cell table:style-name="Table2.H12" office:value-type="string">
            <text:p text:style-name="P41">-<text:span text:style-name="T7">1</text:span></text:p>
          </table:table-cell>
          <table:table-cell table:style-name="Table2.I12" office:value-type="string">
            <text:p text:style-name="P43">-<text:span text:style-name="T9">0.5</text:span></text:p>
          </table:table-cell>
          <table:table-cell table:style-name="Table2.J12" office:value-type="string">
            <text:p text:style-name="P47">None</text:p>
          </table:table-cell>
        </table:table-row>
        <table:table-row table:style-name="Table2.1">
          <table:table-cell table:style-name="Table2.A13" office:value-type="string">
            <text:p text:style-name="P39">12</text:p>
          </table:table-cell>
          <table:table-cell table:style-name="Table2.B13" office:value-type="string">
            <text:p text:style-name="P46">-<text:span text:style-name="T9">2.5</text:span></text:p>
          </table:table-cell>
          <table:table-cell table:style-name="Table2.C13" office:value-type="string">
            <text:p text:style-name="P47">1</text:p>
          </table:table-cell>
          <table:table-cell table:style-name="Table2.D13" office:value-type="string">
            <text:p text:style-name="P47">2</text:p>
          </table:table-cell>
          <table:table-cell table:style-name="Table2.E13" office:value-type="string">
            <text:p text:style-name="P42">c</text:p>
          </table:table-cell>
          <table:table-cell table:style-name="Table2.F13" office:value-type="string">
            <text:p text:style-name="P42">1</text:p>
          </table:table-cell>
          <table:table-cell table:style-name="Table2.G13" office:value-type="string">
            <text:p text:style-name="P42">1</text:p>
          </table:table-cell>
          <table:table-cell table:style-name="Table2.H13" office:value-type="string">
            <text:p text:style-name="P42">+1</text:p>
          </table:table-cell>
          <table:table-cell table:style-name="Table2.I13" office:value-type="string">
            <text:p text:style-name="P47">+0.5</text:p>
          </table:table-cell>
          <table:table-cell table:style-name="Table2.J13" office:value-type="string">
            <text:p text:style-name="P47">None</text:p>
          </table:table-cell>
        </table:table-row>
      </table:table>
      <text:p text:style-name="P28"/>
      <text:p text:style-name="P36">Explanation: <text:span text:style-name="T10">Changes to weights marked in yellow.</text:span></text:p>
      <text:p text:style-name="P25">at epoch 1: </text:p>
      <text:list xml:id="list1949540871" text:style-name="L5">
        <text:list-item>
          <text:p text:style-name="P14"><text:span text:style-name="T2">it1 is a false positive and needs subtraction. </text:span><text:span text:style-name="T2"><draw:g text:anchor-type="as-char" svg:y="-0.183cm" draw:z-index="13" draw:style-name="gr1"><svg:title>TexMaths</svg:title><svg:desc>12§display§w_1§svg§600§FALSE§</svg:desc><draw:g draw:style-name="gr2"><draw:path draw:style-name="gr103" draw:text-style-name="P51" svg:width="0.396cm" svg:height="0.202cm" svg:x="0.01cm" svg:y="0.021cm" svg:viewBox="0 0 397 203" svg:d="M0 0c132 0 265 0 397 0 0 68 0 135 0 203-132 0-265 0-397 0 0-68 0-135 0-203z"><text:p/></draw:path><draw:path draw:style-name="gr104" draw:text-style-name="P52" svg:width="0.277cm" svg:height="0.187cm" svg:x="0.001cm" svg:y="0cm" svg:viewBox="0 0 278 188" svg:d="M183 43c2-9 6-25 6-27 0-8-6-11-12-11-5 0-12 3-16 12-1 2-20 82-24 93-2 12-3 19-3 26 0 5 0 6 0 8-10 22-22 35-39 35-34 0-34-31-34-38 0-13 3-29 22-80 5-12 7-18 7-26 0-19-13-35-35-35-39 0-55 61-55 65 0 3 4 2 5 3 5 0 5 0 7-7 11-38 28-51 42-51 5 0 11 0 11 13 0 11-5 22-7 30-19 49-24 68-24 82 0 39 29 53 60 53 7 0 26 0 43-29 12 26 41 29 53 29 32 0 50-26 60-52 15-31 28-87 28-107 0-23-11-29-18-29-11 0-22 11-22 20 0 5 3 8 8 11 3 5 14 16 14 36 0 14-12 55-23 75-11 22-25 37-46 37-19 0-31-13-31-37 0-12 4-22 5-28 6-24 12-48 18-71z"><text:p/></draw:path><draw:path draw:style-name="gr105" draw:text-style-name="P52" svg:width="0.106cm" svg:height="0.193cm" svg:x="0.322cm" svg:y="0.053cm" svg:viewBox="0 0 107 194" svg:d="M66 8c0-7 0-8-8-8-19 19-46 19-58 19 0 4 0 7 0 11 7 0 26 0 42-8 0 49 0 99 0 148 0 9 0 13-29 13-3 0-8 0-12 0 0 4 0 7 0 11 6 0 42-1 53-1 10 0 47 1 53 1 0-4 0-7 0-11-3 0-7 0-11 0-30 0-30-4-30-13 0-54 0-108 0-162z"><text:p/></draw:path></draw:g></draw:g></text:span><text:span text:style-name="T2"><text:s/>is updated from 0 to 1</text:span></text:p>
        </text:list-item>
        <text:list-item>
          <text:p text:style-name="P20"><text:span text:style-name="T1">it2 is a true negative. But </text:span><text:span text:style-name="T1"><draw:g text:anchor-type="as-char" svg:y="-0.183cm" draw:z-index="14" draw:style-name="gr1"><svg:title>TexMaths</svg:title><svg:desc>12§display§w_1§svg§600§FALSE§</svg:desc><draw:g draw:style-name="gr2"><draw:path draw:style-name="gr100" draw:text-style-name="P51" svg:width="0.396cm" svg:height="0.202cm" svg:x="0.01cm" svg:y="0.021cm" svg:viewBox="0 0 397 203" svg:d="M0 0c132 0 265 0 397 0 0 68 0 135 0 203-132 0-265 0-397 0 0-68 0-135 0-203z"><text:p/></draw:path><draw:path draw:style-name="gr101" draw:text-style-name="P52" svg:width="0.277cm" svg:height="0.187cm" svg:x="0.001cm" svg:y="0cm" svg:viewBox="0 0 278 188" svg:d="M183 43c2-9 6-25 6-27 0-8-6-11-12-11-5 0-12 3-16 12-1 2-20 82-24 93-2 12-3 19-3 26 0 5 0 6 0 8-10 22-22 35-39 35-34 0-34-31-34-38 0-13 3-29 22-80 5-12 7-18 7-26 0-19-13-35-35-35-39 0-55 61-55 65 0 3 4 2 5 3 5 0 5 0 7-7 11-38 28-51 42-51 5 0 11 0 11 13 0 11-5 22-7 30-19 49-24 68-24 82 0 39 29 53 60 53 7 0 26 0 43-29 12 26 41 29 53 29 32 0 50-26 60-52 15-31 28-87 28-107 0-23-11-29-18-29-11 0-22 11-22 20 0 5 3 8 8 11 3 5 14 16 14 36 0 14-12 55-23 75-11 22-25 37-46 37-19 0-31-13-31-37 0-12 4-22 5-28 6-24 12-48 18-71z"><text:p/></draw:path><draw:path draw:style-name="gr102" draw:text-style-name="P52" svg:width="0.106cm" svg:height="0.193cm" svg:x="0.322cm" svg:y="0.053cm" svg:viewBox="0 0 107 194" svg:d="M66 8c0-7 0-8-8-8-19 19-46 19-58 19 0 4 0 7 0 11 7 0 26 0 42-8 0 49 0 99 0 148 0 9 0 13-29 13-3 0-8 0-12 0 0 4 0 7 0 11 6 0 42-1 53-1 10 0 47 1 53 1 0-4 0-7 0-11-3 0-7 0-11 0-30 0-30-4-30-13 0-54 0-108 0-162z"><text:p/></draw:path></draw:g></draw:g></text:span><text:span text:style-name="T1"><text:s/>is updated from 0 to 1 anyway</text:span></text:p>
        </text:list-item>
        <text:list-item>
          <text:p text:style-name="P20"><text:span text:style-name="T1">it3 is a false negative and needs addition. </text:span><text:span text:style-name="T1"><draw:g text:anchor-type="as-char" svg:y="-0.183cm" draw:z-index="15" draw:style-name="gr1"><svg:title>TexMaths</svg:title><svg:desc>12§display§w_1§svg§600§FALSE§</svg:desc><draw:g draw:style-name="gr2"><draw:path draw:style-name="gr97" draw:text-style-name="P51" svg:width="0.396cm" svg:height="0.202cm" svg:x="0.01cm" svg:y="0.021cm" svg:viewBox="0 0 397 203" svg:d="M0 0c132 0 265 0 397 0 0 68 0 135 0 203-132 0-265 0-397 0 0-68 0-135 0-203z"><text:p/></draw:path><draw:path draw:style-name="gr98" draw:text-style-name="P52" svg:width="0.277cm" svg:height="0.187cm" svg:x="0.001cm" svg:y="0cm" svg:viewBox="0 0 278 188" svg:d="M183 43c2-9 6-25 6-27 0-8-6-11-12-11-5 0-12 3-16 12-1 2-20 82-24 93-2 12-3 19-3 26 0 5 0 6 0 8-10 22-22 35-39 35-34 0-34-31-34-38 0-13 3-29 22-80 5-12 7-18 7-26 0-19-13-35-35-35-39 0-55 61-55 65 0 3 4 2 5 3 5 0 5 0 7-7 11-38 28-51 42-51 5 0 11 0 11 13 0 11-5 22-7 30-19 49-24 68-24 82 0 39 29 53 60 53 7 0 26 0 43-29 12 26 41 29 53 29 32 0 50-26 60-52 15-31 28-87 28-107 0-23-11-29-18-29-11 0-22 11-22 20 0 5 3 8 8 11 3 5 14 16 14 36 0 14-12 55-23 75-11 22-25 37-46 37-19 0-31-13-31-37 0-12 4-22 5-28 6-24 12-48 18-71z"><text:p/></draw:path><draw:path draw:style-name="gr99" draw:text-style-name="P52" svg:width="0.106cm" svg:height="0.193cm" svg:x="0.322cm" svg:y="0.053cm" svg:viewBox="0 0 107 194" svg:d="M66 8c0-7 0-8-8-8-19 19-46 19-58 19 0 4 0 7 0 11 7 0 26 0 42-8 0 49 0 99 0 148 0 9 0 13-29 13-3 0-8 0-12 0 0 4 0 7 0 11 6 0 42-1 53-1 10 0 47 1 53 1 0-4 0-7 0-11-3 0-7 0-11 0-30 0-30-4-30-13 0-54 0-108 0-162z"><text:p/></draw:path></draw:g></draw:g></text:span><text:span text:style-name="T1"><text:s/>is updated from 0 to 1</text:span></text:p>
        </text:list-item>
      </text:list>
      <text:p text:style-name="P23"><text:span text:style-name="T1">At epoch 2:</text:span></text:p>
      <text:list xml:id="list3510706067" text:style-name="L11">
        <text:list-item>
          <text:p text:style-name="P21"><text:span text:style-name="T1">it4 is a false positive and needs subtraction. </text:span><text:span text:style-name="T1"><draw:g text:anchor-type="as-char" svg:y="-0.183cm" draw:z-index="16" draw:style-name="gr1"><svg:title>TexMaths</svg:title><svg:desc>12§display§w_1§svg§600§FALSE§</svg:desc><draw:g draw:style-name="gr2"><draw:path draw:style-name="gr94" draw:text-style-name="P51" svg:width="0.396cm" svg:height="0.202cm" svg:x="0.01cm" svg:y="0.021cm" svg:viewBox="0 0 397 203" svg:d="M0 0c132 0 265 0 397 0 0 68 0 135 0 203-132 0-265 0-397 0 0-68 0-135 0-203z"><text:p/></draw:path><draw:path draw:style-name="gr95" draw:text-style-name="P52" svg:width="0.277cm" svg:height="0.187cm" svg:x="0.001cm" svg:y="0cm" svg:viewBox="0 0 278 188" svg:d="M183 43c2-9 6-25 6-27 0-8-6-11-12-11-5 0-12 3-16 12-1 2-20 82-24 93-2 12-3 19-3 26 0 5 0 6 0 8-10 22-22 35-39 35-34 0-34-31-34-38 0-13 3-29 22-80 5-12 7-18 7-26 0-19-13-35-35-35-39 0-55 61-55 65 0 3 4 2 5 3 5 0 5 0 7-7 11-38 28-51 42-51 5 0 11 0 11 13 0 11-5 22-7 30-19 49-24 68-24 82 0 39 29 53 60 53 7 0 26 0 43-29 12 26 41 29 53 29 32 0 50-26 60-52 15-31 28-87 28-107 0-23-11-29-18-29-11 0-22 11-22 20 0 5 3 8 8 11 3 5 14 16 14 36 0 14-12 55-23 75-11 22-25 37-46 37-19 0-31-13-31-37 0-12 4-22 5-28 6-24 12-48 18-71z"><text:p/></draw:path><draw:path draw:style-name="gr96" draw:text-style-name="P52" svg:width="0.106cm" svg:height="0.193cm" svg:x="0.322cm" svg:y="0.053cm" svg:viewBox="0 0 107 194" svg:d="M66 8c0-7 0-8-8-8-19 19-46 19-58 19 0 4 0 7 0 11 7 0 26 0 42-8 0 49 0 99 0 148 0 9 0 13-29 13-3 0-8 0-12 0 0 4 0 7 0 11 6 0 42-1 53-1 10 0 47 1 53 1 0-4 0-7 0-11-3 0-7 0-11 0-30 0-30-4-30-13 0-54 0-108 0-162z"><text:p/></draw:path></draw:g></draw:g></text:span><text:span text:style-name="T1"><text:s/>is updated from 1 to 2</text:span></text:p>
        </text:list-item>
        <text:list-item>
          <text:p text:style-name="P21"><text:span text:style-name="T1">it5 is a true negative. But </text:span><text:span text:style-name="T1"><draw:g text:anchor-type="as-char" svg:y="-0.183cm" draw:z-index="17" draw:style-name="gr1"><svg:title>TexMaths</svg:title><svg:desc>12§display§w_1§svg§600§FALSE§</svg:desc><draw:g draw:style-name="gr2"><draw:path draw:style-name="gr91" draw:text-style-name="P51" svg:width="0.396cm" svg:height="0.202cm" svg:x="0.01cm" svg:y="0.021cm" svg:viewBox="0 0 397 203" svg:d="M0 0c132 0 265 0 397 0 0 68 0 135 0 203-132 0-265 0-397 0 0-68 0-135 0-203z"><text:p/></draw:path><draw:path draw:style-name="gr92" draw:text-style-name="P52" svg:width="0.277cm" svg:height="0.187cm" svg:x="0.001cm" svg:y="0cm" svg:viewBox="0 0 278 188" svg:d="M183 43c2-9 6-25 6-27 0-8-6-11-12-11-5 0-12 3-16 12-1 2-20 82-24 93-2 12-3 19-3 26 0 5 0 6 0 8-10 22-22 35-39 35-34 0-34-31-34-38 0-13 3-29 22-80 5-12 7-18 7-26 0-19-13-35-35-35-39 0-55 61-55 65 0 3 4 2 5 3 5 0 5 0 7-7 11-38 28-51 42-51 5 0 11 0 11 13 0 11-5 22-7 30-19 49-24 68-24 82 0 39 29 53 60 53 7 0 26 0 43-29 12 26 41 29 53 29 32 0 50-26 60-52 15-31 28-87 28-107 0-23-11-29-18-29-11 0-22 11-22 20 0 5 3 8 8 11 3 5 14 16 14 36 0 14-12 55-23 75-11 22-25 37-46 37-19 0-31-13-31-37 0-12 4-22 5-28 6-24 12-48 18-71z"><text:p/></draw:path><draw:path draw:style-name="gr93" draw:text-style-name="P52" svg:width="0.106cm" svg:height="0.193cm" svg:x="0.322cm" svg:y="0.053cm" svg:viewBox="0 0 107 194" svg:d="M66 8c0-7 0-8-8-8-19 19-46 19-58 19 0 4 0 7 0 11 7 0 26 0 42-8 0 49 0 99 0 148 0 9 0 13-29 13-3 0-8 0-12 0 0 4 0 7 0 11 6 0 42-1 53-1 10 0 47 1 53 1 0-4 0-7 0-11-3 0-7 0-11 0-30 0-30-4-30-13 0-54 0-108 0-162z"><text:p/></draw:path></draw:g></draw:g></text:span><text:span text:style-name="T1"><text:s/>is updated from 1 to 2 anyway.</text:span></text:p>
        </text:list-item>
        <text:list-item>
          <text:p text:style-name="P21"><text:span text:style-name="T1">it6 is a false negative and needs addition. </text:span><text:span text:style-name="T1"><draw:g text:anchor-type="as-char" svg:y="-0.183cm" draw:z-index="18" draw:style-name="gr1"><svg:title>TexMaths</svg:title><svg:desc>12§display§w_1
§svg§600§FALSE§</svg:desc><draw:g draw:style-name="gr2"><draw:path draw:style-name="gr88" draw:text-style-name="P51" svg:width="0.396cm" svg:height="0.202cm" svg:x="0.01cm" svg:y="0.021cm" svg:viewBox="0 0 397 203" svg:d="M0 0c132 0 265 0 397 0 0 68 0 135 0 203-132 0-265 0-397 0 0-68 0-135 0-203z"><text:p/></draw:path><draw:path draw:style-name="gr89" draw:text-style-name="P52" svg:width="0.277cm" svg:height="0.187cm" svg:x="0.001cm" svg:y="0cm" svg:viewBox="0 0 278 188" svg:d="M183 43c2-9 6-25 6-27 0-8-6-11-12-11-5 0-12 3-16 12-1 2-20 82-24 93-2 12-3 19-3 26 0 5 0 6 0 8-10 22-22 35-39 35-34 0-34-31-34-38 0-13 3-29 22-80 5-12 7-18 7-26 0-19-13-35-35-35-39 0-55 61-55 65 0 3 4 2 5 3 5 0 5 0 7-7 11-38 28-51 42-51 5 0 11 0 11 13 0 11-5 22-7 30-19 49-24 68-24 82 0 39 29 53 60 53 7 0 26 0 43-29 12 26 41 29 53 29 32 0 50-26 60-52 15-31 28-87 28-107 0-23-11-29-18-29-11 0-22 11-22 20 0 5 3 8 8 11 3 5 14 16 14 36 0 14-12 55-23 75-11 22-25 37-46 37-19 0-31-13-31-37 0-12 4-22 5-28 6-24 12-48 18-71z"><text:p/></draw:path><draw:path draw:style-name="gr90" draw:text-style-name="P52" svg:width="0.106cm" svg:height="0.193cm" svg:x="0.322cm" svg:y="0.053cm" svg:viewBox="0 0 107 194" svg:d="M66 8c0-7 0-8-8-8-19 19-46 19-58 19 0 4 0 7 0 11 7 0 26 0 42-8 0 49 0 99 0 148 0 9 0 13-29 13-3 0-8 0-12 0 0 4 0 7 0 11 6 0 42-1 53-1 10 0 47 1 53 1 0-4 0-7 0-11-3 0-7 0-11 0-30 0-30-4-30-13 0-54 0-108 0-162z"><text:p/></draw:path></draw:g></draw:g></text:span><text:span text:style-name="T1"><text:s/>is reduced from 1 to 0. </text:span><text:span text:style-name="T3"><draw:g text:anchor-type="as-char" svg:y="-0.187cm" draw:z-index="19" draw:style-name="gr1"><svg:title>TexMaths</svg:title><svg:desc>12§display§w_0§svg§600§FALSE§</svg:desc><draw:g draw:style-name="gr2"><draw:path draw:style-name="gr85" draw:text-style-name="P51" svg:width="0.407cm" svg:height="0.209cm" svg:x="0.01cm" svg:y="0.023cm" svg:viewBox="0 0 408 210" svg:d="M205 210c-69 0-137 0-205 0 0-69 0-140 0-210 136 0 272 0 408 0 0 70 0 141 0 210-68 0-136 0-203 0z"><text:p/></draw:path><draw:path draw:style-name="gr86" draw:text-style-name="P52" svg:width="0.276cm" svg:height="0.188cm" svg:x="0.001cm" svg:y="0.001cm" svg:viewBox="0 0 277 189" svg:d="M182 43c2-9 6-24 6-27 0-8-5-11-12-11-5 0-12 3-16 12-1 2-20 83-24 94-2 13-3 20-3 27 0 5 0 5 0 6-10 23-22 36-38 36-34 0-34-31-34-37 0-13 2-30 22-82 4-12 7-18 7-26 0-19-13-35-34-35-40 0-56 61-56 65 0 3 5 3 6 3 4 0 4 0 6-7 12-38 28-51 43-51 4 0 10 0 10 13 0 11-5 23-8 30-17 49-23 68-23 84 0 37 28 52 59 52 8 0 28 0 45-29 10 26 39 29 51 29 32 0 50-27 60-51 14-32 28-89 28-108 0-24-11-30-18-30-11 0-21 11-21 20 0 5 4 9 6 11 5 5 15 16 15 36 0 15-12 56-22 76-11 22-25 37-45 37-21 0-32-13-32-37 0-10 3-23 4-29 6-24 12-48 18-71z"><text:p/></draw:path><draw:path draw:style-name="gr87" draw:text-style-name="P52" svg:width="0.135cm" svg:height="0.198cm" svg:x="0.304cm" svg:y="0.055cm" svg:viewBox="0 0 136 199" svg:d="M136 101c0-33-3-55-17-76-9-14-27-25-51-25-68 0-68 79-68 101s0 98 68 98 68-76 68-98zM68 191c-13 0-31-8-37-32-5-16-5-40-5-62 0-21 0-44 5-60 6-23 25-30 37-30 16 0 31 11 36 28 5 15 5 36 5 62 0 22 0 44-4 60-6 28-25 34-37 34z"><text:p/></draw:path></draw:g></draw:g></text:span><text:span text:style-name="T3"><text:s/>increased from 2.5 to 3.5</text:span></text:p>
        </text:list-item>
      </text:list>
      <text:p text:style-name="P23"><text:span text:style-name="T1">At epoch 3:</text:span></text:p>
      <text:list xml:id="list3686277807" text:style-name="L12">
        <text:list-item>
          <text:p text:style-name="P22"><text:span text:style-name="T1">it7 is a false positive and needs subtraction. </text:span><text:span text:style-name="T1"><draw:g text:anchor-type="as-char" svg:y="-0.183cm" draw:z-index="20" draw:style-name="gr1"><svg:title>TexMaths</svg:title><svg:desc>12§display§w_1§svg§600§FALSE§</svg:desc><draw:g draw:style-name="gr2"><draw:path draw:style-name="gr82" draw:text-style-name="P51" svg:width="0.396cm" svg:height="0.202cm" svg:x="0.01cm" svg:y="0.021cm" svg:viewBox="0 0 397 203" svg:d="M0 0c132 0 265 0 397 0 0 68 0 135 0 203-132 0-265 0-397 0 0-68 0-135 0-203z"><text:p/></draw:path><draw:path draw:style-name="gr83" draw:text-style-name="P52" svg:width="0.277cm" svg:height="0.187cm" svg:x="0.001cm" svg:y="0cm" svg:viewBox="0 0 278 188" svg:d="M183 43c2-9 6-25 6-27 0-8-6-11-12-11-5 0-12 3-16 12-1 2-20 82-24 93-2 12-3 19-3 26 0 5 0 6 0 8-10 22-22 35-39 35-34 0-34-31-34-38 0-13 3-29 22-80 5-12 7-18 7-26 0-19-13-35-35-35-39 0-55 61-55 65 0 3 4 2 5 3 5 0 5 0 7-7 11-38 28-51 42-51 5 0 11 0 11 13 0 11-5 22-7 30-19 49-24 68-24 82 0 39 29 53 60 53 7 0 26 0 43-29 12 26 41 29 53 29 32 0 50-26 60-52 15-31 28-87 28-107 0-23-11-29-18-29-11 0-22 11-22 20 0 5 3 8 8 11 3 5 14 16 14 36 0 14-12 55-23 75-11 22-25 37-46 37-19 0-31-13-31-37 0-12 4-22 5-28 6-24 12-48 18-71z"><text:p/></draw:path><draw:path draw:style-name="gr84" draw:text-style-name="P52" svg:width="0.106cm" svg:height="0.193cm" svg:x="0.322cm" svg:y="0.053cm" svg:viewBox="0 0 107 194" svg:d="M66 8c0-7 0-8-8-8-19 19-46 19-58 19 0 4 0 7 0 11 7 0 26 0 42-8 0 49 0 99 0 148 0 9 0 13-29 13-3 0-8 0-12 0 0 4 0 7 0 11 6 0 42-1 53-1 10 0 47 1 53 1 0-4 0-7 0-11-3 0-7 0-11 0-30 0-30-4-30-13 0-54 0-108 0-162z"><text:p/></draw:path></draw:g></draw:g></text:span><text:span text:style-name="T1"><text:s/></text:span><text:span text:style-name="T3">is reduced from 2 to 1. </text:span><text:span text:style-name="T3"><draw:g text:anchor-type="as-char" svg:y="-0.187cm" draw:z-index="21" draw:style-name="gr1"><svg:title>TexMaths</svg:title><svg:desc>12§display§w_0 §svg§600§FALSE§</svg:desc><draw:g draw:style-name="gr2"><draw:path draw:style-name="gr79" draw:text-style-name="P51" svg:width="0.407cm" svg:height="0.209cm" svg:x="0.01cm" svg:y="0.023cm" svg:viewBox="0 0 408 210" svg:d="M205 210c-69 0-137 0-205 0 0-69 0-140 0-210 136 0 272 0 408 0 0 70 0 141 0 210-68 0-136 0-203 0z"><text:p/></draw:path><draw:path draw:style-name="gr80" draw:text-style-name="P52" svg:width="0.276cm" svg:height="0.188cm" svg:x="0.001cm" svg:y="0.001cm" svg:viewBox="0 0 277 189" svg:d="M182 43c2-9 6-24 6-27 0-8-5-11-12-11-5 0-12 3-16 12-1 2-20 83-24 94-2 13-3 20-3 27 0 5 0 5 0 6-10 23-22 36-38 36-34 0-34-31-34-37 0-13 2-30 22-82 4-12 7-18 7-26 0-19-13-35-34-35-40 0-56 61-56 65 0 3 5 3 6 3 4 0 4 0 6-7 12-38 28-51 43-51 4 0 10 0 10 13 0 11-5 23-8 30-17 49-23 68-23 84 0 37 28 52 59 52 8 0 28 0 45-29 10 26 39 29 51 29 32 0 50-27 60-51 14-32 28-89 28-108 0-24-11-30-18-30-11 0-21 11-21 20 0 5 4 9 6 11 5 5 15 16 15 36 0 15-12 56-22 76-11 22-25 37-45 37-21 0-32-13-32-37 0-10 3-23 4-29 6-24 12-48 18-71z"><text:p/></draw:path><draw:path draw:style-name="gr81" draw:text-style-name="P52" svg:width="0.135cm" svg:height="0.198cm" svg:x="0.304cm" svg:y="0.055cm" svg:viewBox="0 0 136 199" svg:d="M136 101c0-33-3-55-17-76-9-14-27-25-51-25-68 0-68 79-68 101s0 98 68 98 68-76 68-98zM68 191c-13 0-31-8-37-32-5-16-5-40-5-62 0-21 0-44 5-60 6-23 25-30 37-30 16 0 31 11 36 28 5 15 5 36 5 62 0 22 0 44-4 60-6 28-25 34-37 34z"><text:p/></draw:path></draw:g></draw:g></text:span><text:span text:style-name="T3"><text:s/></text:span><text:span text:style-name="T4">increased from 1.5 to 2.5</text:span><text:span text:style-name="T3"> </text:span></text:p>
        </text:list-item>
        <text:list-item>
          <text:p text:style-name="P22"><text:soft-page-break/><text:span text:style-name="T1">it8 is a false positive and needs subtraction. </text:span><text:span text:style-name="T1"><draw:g text:anchor-type="as-char" svg:y="-0.183cm" draw:z-index="22" draw:style-name="gr1"><svg:title>TexMaths</svg:title><svg:desc>12§display§w_1§svg§600§FALSE§</svg:desc><draw:g draw:style-name="gr2"><draw:path draw:style-name="gr76" draw:text-style-name="P51" svg:width="0.396cm" svg:height="0.202cm" svg:x="0.01cm" svg:y="0.021cm" svg:viewBox="0 0 397 203" svg:d="M0 0c132 0 265 0 397 0 0 68 0 135 0 203-132 0-265 0-397 0 0-68 0-135 0-203z"><text:p/></draw:path><draw:path draw:style-name="gr77" draw:text-style-name="P52" svg:width="0.277cm" svg:height="0.187cm" svg:x="0.001cm" svg:y="0cm" svg:viewBox="0 0 278 188" svg:d="M183 43c2-9 6-25 6-27 0-8-6-11-12-11-5 0-12 3-16 12-1 2-20 82-24 93-2 12-3 19-3 26 0 5 0 6 0 8-10 22-22 35-39 35-34 0-34-31-34-38 0-13 3-29 22-80 5-12 7-18 7-26 0-19-13-35-35-35-39 0-55 61-55 65 0 3 4 2 5 3 5 0 5 0 7-7 11-38 28-51 42-51 5 0 11 0 11 13 0 11-5 22-7 30-19 49-24 68-24 82 0 39 29 53 60 53 7 0 26 0 43-29 12 26 41 29 53 29 32 0 50-26 60-52 15-31 28-87 28-107 0-23-11-29-18-29-11 0-22 11-22 20 0 5 3 8 8 11 3 5 14 16 14 36 0 14-12 55-23 75-11 22-25 37-46 37-19 0-31-13-31-37 0-12 4-22 5-28 6-24 12-48 18-71z"><text:p/></draw:path><draw:path draw:style-name="gr78" draw:text-style-name="P52" svg:width="0.106cm" svg:height="0.193cm" svg:x="0.322cm" svg:y="0.053cm" svg:viewBox="0 0 107 194" svg:d="M66 8c0-7 0-8-8-8-19 19-46 19-58 19 0 4 0 7 0 11 7 0 26 0 42-8 0 49 0 99 0 148 0 9 0 13-29 13-3 0-8 0-12 0 0 4 0 7 0 11 6 0 42-1 53-1 10 0 47 1 53 1 0-4 0-7 0-11-3 0-7 0-11 0-30 0-30-4-30-13 0-54 0-108 0-162z"><text:p/></draw:path></draw:g></draw:g></text:span><text:span text:style-name="T1"><text:s/></text:span><text:span text:style-name="T3">is reduced from 2 to 1 and </text:span><text:span text:style-name="T3"><draw:g text:anchor-type="as-char" svg:y="-0.183cm" draw:z-index="23" draw:style-name="gr1"><svg:title>TexMaths</svg:title><svg:desc>12§display§w_2§svg§600§FALSE§</svg:desc><draw:g draw:style-name="gr2"><draw:path draw:style-name="gr73" draw:text-style-name="P51" svg:width="0.404cm" svg:height="0.204cm" svg:x="0.01cm" svg:y="0.023cm" svg:viewBox="0 0 405 205" svg:d="M203 205c-69 0-136 0-203 0 0-69 0-137 0-205 135 0 270 0 405 0 0 68 0 136 0 205-67 0-135 0-202 0z"><text:p/></draw:path><draw:path draw:style-name="gr74" draw:text-style-name="P52" svg:width="0.276cm" svg:height="0.188cm" svg:x="0.001cm" svg:y="0cm" svg:viewBox="0 0 277 189" svg:d="M182 43c3-8 6-24 6-26 0-9-6-12-12-12-5 0-12 3-15 12-2 2-21 82-24 93-3 13-4 20-4 29 0 2 0 3 0 6-10 21-21 34-38 34-34 0-34-31-34-38 0-12 3-27 22-80 5-12 7-18 7-26 0-19-13-35-34-35-40 0-56 61-56 65s5 4 6 4c4 0 4-1 6-8 12-38 28-51 43-51 4 0 10 0 10 13 0 11-5 22-7 30-18 49-24 69-24 85 0 37 28 51 60 51 7 0 27 0 44-29 11 27 39 29 51 29 33 0 51-26 60-50 15-33 28-89 28-109 0-24-11-30-18-30-11 0-20 11-20 20 0 6 2 9 6 12 3 4 14 15 14 35 0 14-12 56-22 75-10 23-25 37-46 37-20 0-32-11-32-35 0-11 4-24 5-30 6-24 12-48 18-71z"><text:p/></draw:path><draw:path draw:style-name="gr75" draw:text-style-name="P52" svg:width="0.13cm" svg:height="0.193cm" svg:x="0.307cm" svg:y="0.055cm" svg:viewBox="0 0 131 194" svg:d="M131 140c-4 0-7 0-11 0 0 7-4 24-7 26-3 3-25 3-29 3-18 0-36 0-54 0 30-28 41-35 59-48 21-18 42-36 42-64 0-35-31-57-70-57-36 0-61 25-61 53 0 14 13 15 16 15 7 0 15-5 15-15 0-5-1-16-17-16 10-20 29-26 44-26 28 0 44 23 44 46 0 26-18 46-28 57-24 22-46 45-70 68-4 2-4 3-4 12 41 0 80 0 121 0 3-18 6-36 10-54z"><text:p/></draw:path></draw:g></draw:g></text:span><text:span text:style-name="T3"><text:s/>is increased from 1 to 2</text:span></text:p>
        </text:list-item>
        <text:list-item>
          <text:p text:style-name="P22"><text:span text:style-name="T1">it9 is a false negative and needs addition. </text:span><text:span text:style-name="T1"><draw:g text:anchor-type="as-char" svg:y="-0.183cm" draw:z-index="24" draw:style-name="gr1"><svg:title>TexMaths</svg:title><svg:desc>12§display§w_1§svg§600§FALSE§</svg:desc><draw:g draw:style-name="gr2"><draw:path draw:style-name="gr70" draw:text-style-name="P51" svg:width="0.396cm" svg:height="0.202cm" svg:x="0.01cm" svg:y="0.021cm" svg:viewBox="0 0 397 203" svg:d="M0 0c132 0 265 0 397 0 0 68 0 135 0 203-132 0-265 0-397 0 0-68 0-135 0-203z"><text:p/></draw:path><draw:path draw:style-name="gr71" draw:text-style-name="P52" svg:width="0.277cm" svg:height="0.187cm" svg:x="0.001cm" svg:y="0cm" svg:viewBox="0 0 278 188" svg:d="M183 43c2-9 6-25 6-27 0-8-6-11-12-11-5 0-12 3-16 12-1 2-20 82-24 93-2 12-3 19-3 26 0 5 0 6 0 8-10 22-22 35-39 35-34 0-34-31-34-38 0-13 3-29 22-80 5-12 7-18 7-26 0-19-13-35-35-35-39 0-55 61-55 65 0 3 4 2 5 3 5 0 5 0 7-7 11-38 28-51 42-51 5 0 11 0 11 13 0 11-5 22-7 30-19 49-24 68-24 82 0 39 29 53 60 53 7 0 26 0 43-29 12 26 41 29 53 29 32 0 50-26 60-52 15-31 28-87 28-107 0-23-11-29-18-29-11 0-22 11-22 20 0 5 3 8 8 11 3 5 14 16 14 36 0 14-12 55-23 75-11 22-25 37-46 37-19 0-31-13-31-37 0-12 4-22 5-28 6-24 12-48 18-71z"><text:p/></draw:path><draw:path draw:style-name="gr72" draw:text-style-name="P52" svg:width="0.106cm" svg:height="0.193cm" svg:x="0.322cm" svg:y="0.053cm" svg:viewBox="0 0 107 194" svg:d="M66 8c0-7 0-8-8-8-19 19-46 19-58 19 0 4 0 7 0 11 7 0 26 0 42-8 0 49 0 99 0 148 0 9 0 13-29 13-3 0-8 0-12 0 0 4 0 7 0 11 6 0 42-1 53-1 10 0 47 1 53 1 0-4 0-7 0-11-3 0-7 0-11 0-30 0-30-4-30-13 0-54 0-108 0-162z"><text:p/></draw:path></draw:g></draw:g></text:span><text:span text:style-name="T1"><text:s/></text:span><text:span text:style-name="T3">is increased from 0 to 1 and </text:span><text:span text:style-name="T3"><draw:g text:anchor-type="as-char" svg:y="-0.183cm" draw:z-index="25" draw:style-name="gr1"><svg:title>TexMaths</svg:title><svg:desc>12§display§w_2 §svg§600§FALSE§</svg:desc><draw:g draw:style-name="gr2"><draw:path draw:style-name="gr67" draw:text-style-name="P51" svg:width="0.404cm" svg:height="0.204cm" svg:x="0.01cm" svg:y="0.023cm" svg:viewBox="0 0 405 205" svg:d="M203 205c-69 0-136 0-203 0 0-69 0-137 0-205 135 0 270 0 405 0 0 68 0 136 0 205-67 0-135 0-202 0z"><text:p/></draw:path><draw:path draw:style-name="gr68" draw:text-style-name="P52" svg:width="0.276cm" svg:height="0.188cm" svg:x="0.001cm" svg:y="0cm" svg:viewBox="0 0 277 189" svg:d="M182 43c3-8 6-24 6-26 0-9-6-12-12-12-5 0-12 3-15 12-2 2-21 82-24 93-3 13-4 20-4 29 0 2 0 3 0 6-10 21-21 34-38 34-34 0-34-31-34-38 0-12 3-27 22-80 5-12 7-18 7-26 0-19-13-35-34-35-40 0-56 61-56 65s5 4 6 4c4 0 4-1 6-8 12-38 28-51 43-51 4 0 10 0 10 13 0 11-5 22-7 30-18 49-24 69-24 85 0 37 28 51 60 51 7 0 27 0 44-29 11 27 39 29 51 29 33 0 51-26 60-50 15-33 28-89 28-109 0-24-11-30-18-30-11 0-20 11-20 20 0 6 2 9 6 12 3 4 14 15 14 35 0 14-12 56-22 75-10 23-25 37-46 37-20 0-32-11-32-35 0-11 4-24 5-30 6-24 12-48 18-71z"><text:p/></draw:path><draw:path draw:style-name="gr69" draw:text-style-name="P52" svg:width="0.13cm" svg:height="0.193cm" svg:x="0.307cm" svg:y="0.055cm" svg:viewBox="0 0 131 194" svg:d="M131 140c-4 0-8 0-11 0 0 7-4 24-7 26-3 3-25 3-29 3-18 0-36 0-54 0 30-28 41-35 59-48 21-18 42-36 42-64 0-35-31-57-70-57-36 0-61 25-61 53 0 14 13 15 16 15 7 0 15-5 15-15 0-5-1-16-17-16 10-20 29-26 44-26 28 0 44 23 44 46 0 26-18 46-28 57-24 22-46 45-70 68-4 2-4 3-4 12 41 0 80 0 121 0 2-18 6-36 10-54z"><text:p/></draw:path></draw:g></draw:g></text:span><text:span text:style-name="T3"><text:s/>is increased from 1 to 2. </text:span><text:span text:style-name="T3"><draw:g text:anchor-type="as-char" svg:y="-0.187cm" draw:z-index="26" draw:style-name="gr1"><svg:title>TexMaths</svg:title><svg:desc>12§display§w_0§svg§600§FALSE§</svg:desc><draw:g draw:style-name="gr2"><draw:path draw:style-name="gr64" draw:text-style-name="P51" svg:width="0.407cm" svg:height="0.209cm" svg:x="0.01cm" svg:y="0.023cm" svg:viewBox="0 0 408 210" svg:d="M205 210c-69 0-137 0-205 0 0-69 0-140 0-210 136 0 272 0 408 0 0 70 0 141 0 210-68 0-136 0-203 0z"><text:p/></draw:path><draw:path draw:style-name="gr65" draw:text-style-name="P52" svg:width="0.276cm" svg:height="0.188cm" svg:x="0.001cm" svg:y="0.001cm" svg:viewBox="0 0 277 189" svg:d="M182 43c2-9 6-24 6-27 0-8-5-11-12-11-5 0-12 3-16 12-1 2-20 83-24 94-2 13-3 20-3 27 0 5 0 5 0 6-10 23-22 36-38 36-34 0-34-31-34-37 0-13 2-30 22-82 4-12 7-18 7-26 0-19-13-35-34-35-40 0-56 61-56 65 0 3 5 3 6 3 4 0 4 0 6-7 12-38 28-51 43-51 4 0 10 0 10 13 0 11-5 23-8 30-17 49-23 68-23 84 0 37 28 52 59 52 8 0 28 0 45-29 10 26 39 29 51 29 32 0 50-27 60-51 14-32 28-89 28-108 0-24-11-30-18-30-11 0-21 11-21 20 0 5 4 9 6 11 5 5 15 16 15 36 0 15-12 56-22 76-11 22-25 37-45 37-21 0-32-13-32-37 0-10 3-23 4-29 6-24 12-48 18-71z"><text:p/></draw:path><draw:path draw:style-name="gr66" draw:text-style-name="P52" svg:width="0.135cm" svg:height="0.198cm" svg:x="0.304cm" svg:y="0.055cm" svg:viewBox="0 0 136 199" svg:d="M136 101c0-33-3-55-17-76-9-14-27-25-51-25-68 0-68 79-68 101s0 98 68 98 68-76 68-98zM68 191c-13 0-31-8-37-32-5-16-5-40-5-62 0-21 0-44 5-60 6-23 25-30 37-30 16 0 31 11 36 28 5 15 5 36 5 62 0 22 0 44-4 60-6 28-25 34-37 34z"><text:p/></draw:path></draw:g></draw:g></text:span><text:span text:style-name="T3"><text:s/></text:span><text:span text:style-name="T4">reduced from 3.5 to 2.5</text:span></text:p>
        </text:list-item>
      </text:list>
      <text:p text:style-name="P33"><text:span text:style-name="T1">At epoch 4:</text:span></text:p>
      <text:list xml:id="list4053952969" text:style-name="L13">
        <text:list-item>
          <text:p text:style-name="P32"><text:span text:style-name="T1">it10 is a true negative. No change required</text:span></text:p>
        </text:list-item>
        <text:list-item>
          <text:p text:style-name="P32"><text:span text:style-name="T1">it11 is a true negative. No change required</text:span></text:p>
        </text:list-item>
        <text:list-item>
          <text:p text:style-name="P32"><text:span text:style-name="T1">it12 is a true positive. No change required</text:span></text:p>
        </text:list-item>
      </text:list>
      <text:p text:style-name="P33"><text:span text:style-name="T1"/></text:p>
      <text:p text:style-name="P33"><text:span text:style-name="T1">I don’t understand the logic behind the decision on whether to adjust, and if the decision is make an adjustment, which weight to adjust. </text:span><text:span text:style-name="T5">In particular iteration 2 &amp; 5. I thought that if no change was required we didn’t change. And yet in these two iterations we make a change to the weights. </text:span></text:p>
      <text:list xml:id="list31398195" text:style-name="L14">
        <text:list-item>
          <text:p text:style-name="P15"><text:span text:style-name="T5">In the case of iteration 2, the only explanation I can think of is that the result (-2.5) is too negative and we want the negative number to be closer to zero. </text:span><text:span text:style-name="T6">Lets accept that hypothesis for now.</text:span></text:p>
        </text:list-item>
        <text:list-item>
          <text:p text:style-name="P15"><text:span text:style-name="T5">In the case of iteration 5, I really don’t understand why we change it, because -0.5 is the final answer in iteration 11. </text:span><text:span text:style-name="T6">There seems to be no need to make any change and yet we do.</text:span></text:p>
        </text:list-item>
      </text:list>
      <text:p text:style-name="P33"><text:span text:style-name="T1"/></text:p>
      <text:p text:style-name="P37">Notes from the Video</text:p>
      <text:list xml:id="list2354335209" text:style-name="L15">
        <text:list-item>
          <text:p text:style-name="P16"><text:span text:style-name="T5">The decision about how to change </text:span><text:span text:style-name="T5"><draw:g text:anchor-type="as-char" svg:y="-0.187cm" draw:z-index="27" draw:style-name="gr1"><svg:title>TexMaths</svg:title><svg:desc>12§display§w_0§svg§600§FALSE§</svg:desc><draw:g draw:style-name="gr2"><draw:path draw:style-name="gr61" draw:text-style-name="P51" svg:width="0.407cm" svg:height="0.209cm" svg:x="0.01cm" svg:y="0.023cm" svg:viewBox="0 0 408 210" svg:d="M205 210c-69 0-137 0-205 0 0-69 0-140 0-210 136 0 272 0 408 0 0 70 0 141 0 210-68 0-136 0-203 0z"><text:p/></draw:path><draw:path draw:style-name="gr62" draw:text-style-name="P52" svg:width="0.276cm" svg:height="0.188cm" svg:x="0.001cm" svg:y="0.001cm" svg:viewBox="0 0 277 189" svg:d="M182 43c2-9 6-24 6-27 0-8-5-11-12-11-5 0-12 3-16 12-1 2-20 83-24 94-2 13-3 20-3 27 0 5 0 5 0 6-10 23-22 36-38 36-34 0-34-31-34-37 0-13 2-30 22-82 4-12 7-18 7-26 0-19-13-35-34-35-40 0-56 61-56 65 0 3 5 3 6 3 4 0 4 0 6-7 12-38 28-51 43-51 4 0 10 0 10 13 0 11-5 23-8 30-17 49-23 68-23 84 0 37 28 52 59 52 8 0 28 0 45-29 10 26 39 29 51 29 32 0 50-27 60-51 14-32 28-89 28-108 0-24-11-30-18-30-11 0-21 11-21 20 0 5 4 9 6 11 5 5 15 16 15 36 0 15-12 56-22 76-11 22-25 37-45 37-21 0-32-13-32-37 0-10 3-23 4-29 6-24 12-48 18-71z"><text:p/></draw:path><draw:path draw:style-name="gr63" draw:text-style-name="P52" svg:width="0.135cm" svg:height="0.198cm" svg:x="0.304cm" svg:y="0.055cm" svg:viewBox="0 0 136 199" svg:d="M136 101c0-33-3-55-17-76-9-14-27-25-51-25-68 0-68 79-68 101s0 98 68 98 68-76 68-98zM68 191c-13 0-31-8-37-32-5-16-5-40-5-62 0-21 0-44 5-60 6-23 25-30 37-30 16 0 31 11 36 28 5 15 5 36 5 62 0 22 0 44-4 60-6 28-25 34-37 34z"><text:p/></draw:path></draw:g></draw:g></text:span><text:span text:style-name="T5"><text:s/>depends on the initial state of the Perceptron. We change it by +/- </text:span><text:span text:style-name="T5"><draw:g text:anchor-type="as-char" svg:y="-0.189cm" draw:z-index="28" draw:style-name="gr1"><svg:title>TexMaths</svg:title><svg:desc>12§display§\eta§svg§600§FALSE§</svg:desc><draw:g draw:style-name="gr2"><draw:path draw:style-name="gr59" draw:text-style-name="P51" svg:width="0.162cm" svg:height="0.231cm" svg:x="0.01cm" svg:y="0.022cm" svg:viewBox="0 0 163 232" svg:d="M0 0c54 0 109 0 163 0 0 77 0 155 0 232-54 0-109 0-163 0 0-77 0-155 0-232z"><text:p/></draw:path><draw:path draw:style-name="gr60" draw:text-style-name="P52" svg:width="0.193cm" svg:height="0.274cm" svg:x="0.001cm" svg:y="0cm" svg:viewBox="0 0 194 275" svg:d="M190 70c3-9 4-14 4-26 0-26-17-44-48-44-33 0-54 22-63 36-3-24-21-36-39-36-19 0-27 17-31 24-7 14-13 40-13 41 0 3 4 2 5 3 5 0 5 0 7-9 7-30 16-49 31-49 7 0 13 2 13 19 0 8-2 13-7 35-8 32-15 64-24 96-1 6-3 15-3 18 0 7 4 10 12 10 4 0 12-2 15-10 0-2 5-22 7-32 3-12 6-25 10-37 2-8 5-18 7-27 1-3 4-17 5-20s14-27 26-38c10-7 23-14 41-14s23 14 23 28c0 3 0 10-5 27-16 63-31 128-48 192-1 5-1 6-1 7 0 6 5 11 12 11 13 0 15-12 17-17 16-62 32-126 47-188z"><text:p/></draw:path></draw:g></draw:g></text:span><text:span text:style-name="T5">.</text:span></text:p>
        </text:list-item>
        <text:list-item>
          <text:p text:style-name="P16"><text:span text:style-name="T5">The decision about how to change the weight depends on the </text:span><text:span text:style-name="T5"><draw:g text:anchor-type="as-char" svg:y="-0.189cm" draw:z-index="29" draw:style-name="gr1"><svg:title>TexMaths</svg:title><svg:desc>12§display§x§svg§600§FALSE§</svg:desc><draw:g draw:style-name="gr2"><draw:path draw:style-name="gr57" draw:text-style-name="P51" svg:width="0.176cm" svg:height="0.144cm" svg:x="0.01cm" svg:y="0.022cm" svg:viewBox="0 0 177 145" svg:d="M0 0c59 0 118 0 177 0 0 48 0 97 0 145-59 0-118 0-177 0 0-48 0-97 0-145z"><text:p/></draw:path><draw:path draw:style-name="gr58" draw:text-style-name="P52" svg:width="0.207cm" svg:height="0.188cm" svg:x="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/text:span><text:span text:style-name="T5"><text:s/>value and the target output. </text:span></text:p>
        </text:list-item>
        <text:list-item>
          <text:p text:style-name="P16"><text:span text:style-name="T5">If </text:span><text:span text:style-name="T5"><draw:g text:anchor-type="as-char" svg:y="-0.314cm" draw:z-index="30" draw:style-name="gr1"><svg:title>TexMaths</svg:title><svg:desc>12§display§g(s)§svg§600§FALSE§</svg:desc><draw:g draw:style-name="gr2"><draw:path draw:style-name="gr52" draw:text-style-name="P51" svg:width="0.654cm" svg:height="0.376cm" svg:x="0.016cm" svg:y="0.023cm" svg:viewBox="0 0 655 377" svg:d="M328 377c-110 0-219 0-328 0 0-126 0-251 0-377 218 0 436 0 655 0 0 126 0 251 0 377-110 0-219 0-327 0z"><text:p/></draw:path><draw:path draw:style-name="gr53" draw:text-style-name="P52" svg:width="0.193cm" svg:height="0.271cm" svg:x="0.001cm" svg:y="0.131cm" svg:viewBox="0 0 194 272" svg:d="M193 28c0-3 1-5 1-8 0-7-6-12-13-12-4 0-16 4-17 18-7-15-23-26-39-26-48 0-100 59-100 120 0 41 25 66 57 66 23 0 44-19 47-24h2c-10 38-10 36-15 56-1 4-15 44-61 44-7 0-21 0-33-4 13-3 18-14 18-21s-5-15-17-15c-9 0-23 8-23 24 0 17 16 26 56 26 53 0 83-33 90-57 16-62 31-125 47-187zM138 132c-3 11-12 22-22 30-8 7-21 15-33 15-22 0-28-22-28-39 0-20 12-69 23-91 12-21 30-37 48-37 27 0 33 33 33 36 0 2-1 4-1 6-7 26-14 53-20 80z"><text:p/></draw:path><draw:path draw:style-name="gr54" draw:text-style-name="P52" svg:width="0.096cm" svg:height="0.42cm" svg:x="0.253cm" svg:y="0.001cm" svg:viewBox="0 0 97 421" svg:d="M97 416c0-1 0-1-7-9-52-54-66-133-66-195 0-75 17-148 68-200 5-6 5-6 5-7 0-4-1-5-3-5-5 0-42 29-68 83-21 46-26 92-26 129 0 31 5 81 28 129 25 52 61 80 66 80 2 0 3-1 3-5z"><text:p/></draw:path><draw:path draw:style-name="gr55" draw:text-style-name="P52" svg:width="0.154cm" svg:height="0.19cm" svg:x="0.395cm" svg:y="0.131cm" svg:viewBox="0 0 155 191" svg:d="M143 29c-12 0-21 9-21 19 0 6 4 12 13 12 10 0 20-7 20-24 0-18-18-36-51-36-55 0-70 43-70 61 0 34 31 40 43 42 22 5 44 9 44 33 0 11-10 46-60 46-6 0-38 0-48-22 16 1 27-11 27-23 0-10-8-14-16-14-11 0-24 8-24 27 0 24 24 41 60 41 68 0 85-50 85-70 0-15-8-26-13-31-12-12-24-13-42-18-16-2-32-6-32-25 0-12 10-37 46-37 11 0 33 2 39 19z"><text:p/></draw:path><draw:path draw:style-name="gr56" draw:text-style-name="P52" svg:width="0.097cm" svg:height="0.42cm" svg:x="0.594cm" svg:y="0.001cm" svg:viewBox="0 0 98 421" svg:d="M98 212c0-34-4-85-27-133-25-51-63-79-66-79s-5 2-5 5c0 1 0 1 8 9 41 41 65 109 65 198 0 69-15 144-67 197-6 6-6 6-6 7 0 2 2 5 5 5s42-29 67-83c22-46 26-93 26-126z"><text:p/></draw:path></draw:g></draw:g></text:span><text:span text:style-name="T5"><text:s/>is 0 and we want it to be 1, then we want to reduce </text:span><text:span text:style-name="T5"><draw:g text:anchor-type="as-char" svg:y="-0.189cm" draw:z-index="31" draw:style-name="gr1"><svg:title>TexMaths</svg:title><svg:desc>12§display§s§svg§600§FALSE§</svg:desc><draw:g draw:style-name="gr2"><draw:path draw:style-name="gr50" draw:text-style-name="P51" svg:width="0.13cm" svg:height="0.144cm" svg:x="0.001cm" svg:y="0.022cm" svg:viewBox="0 0 131 145" svg:d="M0 0c44 0 88 0 131 0 0 48 0 97 0 145-43 0-87 0-131 0 0-48 0-97 0-145z"><text:p/></draw:path><draw:path draw:style-name="gr51" draw:text-style-name="P52" svg:width="0.152cm" svg:height="0.188cm" svg:x="0.001cm" svg:y="0cm" svg:viewBox="0 0 153 189" svg:d="M141 29c-12 0-20 9-20 18 0 6 3 13 13 13 9 0 19-7 19-24 0-19-18-36-50-36-54 0-70 43-70 61 0 33 32 38 43 40 21 5 43 10 43 32 0 11-9 46-58 46-6 0-38 0-48-22 16 3 26-10 26-22 0-10-7-15-15-15-11 0-24 9-24 28 0 24 24 41 60 41 67 0 83-51 83-70 0-14-8-24-13-29-12-12-24-14-42-18-14-3-31-6-31-25 0-12 11-37 46-37 10 0 32 2 38 19z"><text:p/></draw:path></draw:g></draw:g></text:span><text:span text:style-name="T5">. If </text:span><text:span text:style-name="T5"><draw:g text:anchor-type="as-char" svg:y="-0.189cm" draw:z-index="32" draw:style-name="gr1"><svg:title>TexMaths</svg:title><svg:desc>12§display§x§svg§600§FALSE§</svg:desc><draw:g draw:style-name="gr2"><draw:path draw:style-name="gr48" draw:text-style-name="P51" svg:width="0.176cm" svg:height="0.144cm" svg:x="0.01cm" svg:y="0.022cm" svg:viewBox="0 0 177 145" svg:d="M0 0c59 0 118 0 177 0 0 48 0 97 0 145-59 0-118 0-177 0 0-48 0-97 0-145z"><text:p/></draw:path><draw:path draw:style-name="gr49" draw:text-style-name="P52" svg:width="0.207cm" svg:height="0.188cm" svg:x="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/text:span><text:span text:style-name="T5"><text:s/>is negative, we use a negative weight. Conversely, if </text:span><text:span text:style-name="T5"><draw:g text:anchor-type="as-char" svg:y="-0.189cm" draw:z-index="33" draw:style-name="gr1"><svg:title>TexMaths</svg:title><svg:desc>12§display§x§svg§600§FALSE§</svg:desc><draw:g draw:style-name="gr2"><draw:path draw:style-name="gr46" draw:text-style-name="P51" svg:width="0.176cm" svg:height="0.144cm" svg:x="0.01cm" svg:y="0.022cm" svg:viewBox="0 0 177 145" svg:d="M0 0c59 0 118 0 177 0 0 48 0 97 0 145-59 0-118 0-177 0 0-48 0-97 0-145z"><text:p/></draw:path><draw:path draw:style-name="gr47" draw:text-style-name="P52" svg:width="0.207cm" svg:height="0.188cm" svg:x="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/text:span><text:span text:style-name="T5"><text:s/>is positive we use a positive weight. We want the product to increase. The easiest way to achieve that is to multiply </text:span><text:span text:style-name="T5"><draw:g text:anchor-type="as-char" svg:y="-0.183cm" draw:z-index="34" draw:style-name="gr1"><svg:title>TexMaths</svg:title><svg:desc>12§display§x_1 §svg§600§FALSE§</svg:desc><draw:g draw:style-name="gr2"><draw:path draw:style-name="gr43" draw:text-style-name="P51" svg:width="0.334cm" svg:height="0.204cm" svg:x="0.01cm" svg:y="0.023cm" svg:viewBox="0 0 335 205" svg:d="M168 205c-57 0-112 0-168 0 0-69 0-137 0-205 111 0 224 0 335 0 0 68 0 136 0 205-56 0-112 0-167 0z"><text:p/></draw:path><draw:path draw:style-name="gr44" draw:text-style-name="P52" svg:width="0.207cm" svg:height="0.188cm" svg:x="0.001cm" svg:y="0cm" svg:viewBox="0 0 208 189" svg:d="M128 59c2-11 13-49 42-49 2 0 12 0 21 4-12 3-20 14-20 23 0 7 5 16 16 16 9 0 21-9 21-25 0-22-24-28-38-28-24 0-38 23-43 32-11-27-34-32-46-32-44 0-68 54-68 65 0 4 4 2 5 4 4 0 5-1 6-4 14-45 42-55 56-55 9 0 23 3 23 27 0 13-7 42-23 101-7 25-21 41-39 41-3 0-12 0-22-4 11-3 20-11 20-23s-9-13-15-13c-13 0-24 9-24 23 0 19 22 27 39 27 28 0 44-29 45-32 5 15 20 32 45 32 43 0 67-53 67-63 0-4-3-4-5-4-3 0-4 1-6 4-13 44-41 53-55 53-16 0-24-13-24-27 0-10 4-17 8-36s9-38 14-57z"><text:p/></draw:path><draw:path draw:style-name="gr45" draw:text-style-name="P52" svg:width="0.107cm" svg:height="0.193cm" svg:x="0.259cm" svg:y="0.055cm" svg:viewBox="0 0 108 194" svg:d="M67 8c0-8-1-8-8-8-20 18-47 19-59 19 0 4 0 6 0 10 7 0 28 0 43-9 0 51 0 101 0 150 0 9 0 13-30 13-3 0-7 0-11 0 0 4 0 7 0 11 6 0 42-1 53-1 8 0 46 1 53 1 0-4 0-7 0-11-5 0-9 0-12 0-29 0-29-4-29-13 0-54 0-108 0-162z"><text:p/></draw:path></draw:g></draw:g></text:span><text:span text:style-name="T5"><text:s/>by </text:span><text:span text:style-name="T5"><draw:g text:anchor-type="as-char" svg:y="-0.189cm" draw:z-index="35" draw:style-name="gr1"><svg:title>TexMaths</svg:title><svg:desc>12§display§\eta§svg§600§FALSE§</svg:desc><draw:g draw:style-name="gr2"><draw:path draw:style-name="gr41" draw:text-style-name="P51" svg:width="0.162cm" svg:height="0.231cm" svg:x="0.01cm" svg:y="0.022cm" svg:viewBox="0 0 163 232" svg:d="M0 0c54 0 109 0 163 0 0 77 0 155 0 232-54 0-109 0-163 0 0-77 0-155 0-232z"><text:p/></draw:path><draw:path draw:style-name="gr42" draw:text-style-name="P52" svg:width="0.193cm" svg:height="0.274cm" svg:x="0.001cm" svg:y="0cm" svg:viewBox="0 0 194 275" svg:d="M190 70c3-9 4-14 4-26 0-26-17-44-48-44-33 0-54 22-63 36-3-24-21-36-39-36-19 0-27 17-31 24-7 14-13 40-13 41 0 3 4 2 5 3 5 0 5 0 7-9 7-30 16-49 31-49 7 0 13 2 13 19 0 8-2 13-7 35-8 32-15 64-24 96-1 6-3 15-3 18 0 7 4 10 12 10 4 0 12-2 15-10 0-2 5-22 7-32 3-12 6-25 10-37 2-8 5-18 7-27 1-3 4-17 5-20s14-27 26-38c10-7 23-14 41-14s23 14 23 28c0 3 0 10-5 27-16 63-31 128-48 192-1 5-1 6-1 7 0 6 5 11 12 11 13 0 15-12 17-17 16-62 32-126 47-188z"><text:p/></draw:path></draw:g></draw:g></text:span><text:span text:style-name="T5"><text:s/>and add that to </text:span><text:span text:style-name="T5"><draw:g text:anchor-type="as-char" svg:y="-0.183cm" draw:z-index="36" draw:style-name="gr1"><svg:title>TexMaths</svg:title><svg:desc>12§display§w_1§svg§600§FALSE§</svg:desc><draw:g draw:style-name="gr2"><draw:path draw:style-name="gr38" draw:text-style-name="P51" svg:width="0.396cm" svg:height="0.202cm" svg:x="0.01cm" svg:y="0.021cm" svg:viewBox="0 0 397 203" svg:d="M0 0c132 0 265 0 397 0 0 68 0 135 0 203-132 0-265 0-397 0 0-68 0-135 0-203z"><text:p/></draw:path><draw:path draw:style-name="gr39" draw:text-style-name="P52" svg:width="0.277cm" svg:height="0.187cm" svg:x="0.001cm" svg:y="0cm" svg:viewBox="0 0 278 188" svg:d="M183 43c2-9 6-25 6-27 0-8-6-11-12-11-5 0-12 3-16 12-1 2-20 82-24 93-2 12-3 19-3 26 0 5 0 6 0 8-10 22-22 35-39 35-34 0-34-31-34-38 0-13 3-29 22-80 5-12 7-18 7-26 0-19-13-35-35-35-39 0-55 61-55 65 0 3 4 2 5 3 5 0 5 0 7-7 11-38 28-51 42-51 5 0 11 0 11 13 0 11-5 22-7 30-19 49-24 68-24 82 0 39 29 53 60 53 7 0 26 0 43-29 12 26 41 29 53 29 32 0 50-26 60-52 15-31 28-87 28-107 0-23-11-29-18-29-11 0-22 11-22 20 0 5 3 8 8 11 3 5 14 16 14 36 0 14-12 55-23 75-11 22-25 37-46 37-19 0-31-13-31-37 0-12 4-22 5-28 6-24 12-48 18-71z"><text:p/></draw:path><draw:path draw:style-name="gr40" draw:text-style-name="P52" svg:width="0.106cm" svg:height="0.193cm" svg:x="0.322cm" svg:y="0.053cm" svg:viewBox="0 0 107 194" svg:d="M66 8c0-7 0-8-8-8-19 19-46 19-58 19 0 4 0 7 0 11 7 0 26 0 42-8 0 49 0 99 0 148 0 9 0 13-29 13-3 0-8 0-12 0 0 4 0 7 0 11 6 0 42-1 53-1 10 0 47 1 53 1 0-4 0-7 0-11-3 0-7 0-11 0-30 0-30-4-30-13 0-54 0-108 0-162z"><text:p/></draw:path></draw:g></draw:g></text:span><text:span text:style-name="T5">. </text:span></text:p>
        </text:list-item>
        <text:list-item>
          <text:p text:style-name="P16"><text:span text:style-name="T5">The reverse is true for If </text:span><text:span text:style-name="T5"><draw:g text:anchor-type="as-char" svg:y="-0.314cm" draw:z-index="37" draw:style-name="gr1"><svg:title>TexMaths</svg:title><svg:desc>12§display§g(s)§svg§600§FALSE§</svg:desc><draw:g draw:style-name="gr2"><draw:path draw:style-name="gr33" draw:text-style-name="P51" svg:width="0.654cm" svg:height="0.376cm" svg:x="0.016cm" svg:y="0.023cm" svg:viewBox="0 0 655 377" svg:d="M328 377c-110 0-219 0-328 0 0-126 0-251 0-377 218 0 436 0 655 0 0 126 0 251 0 377-110 0-219 0-327 0z"><text:p/></draw:path><draw:path draw:style-name="gr34" draw:text-style-name="P52" svg:width="0.193cm" svg:height="0.271cm" svg:x="0.001cm" svg:y="0.131cm" svg:viewBox="0 0 194 272" svg:d="M193 28c0-3 1-5 1-8 0-7-6-12-13-12-4 0-16 4-17 18-7-15-23-26-39-26-48 0-100 59-100 120 0 41 25 66 57 66 23 0 44-19 47-24h2c-10 38-10 36-15 56-1 4-15 44-61 44-7 0-21 0-33-4 13-3 18-14 18-21s-5-15-17-15c-9 0-23 8-23 24 0 17 16 26 56 26 53 0 83-33 90-57 16-62 31-125 47-187zM138 132c-3 11-12 22-22 30-8 7-21 15-33 15-22 0-28-22-28-39 0-20 12-69 23-91 12-21 30-37 48-37 27 0 33 33 33 36 0 2-1 4-1 6-7 26-14 53-20 80z"><text:p/></draw:path><draw:path draw:style-name="gr35" draw:text-style-name="P52" svg:width="0.096cm" svg:height="0.42cm" svg:x="0.253cm" svg:y="0.001cm" svg:viewBox="0 0 97 421" svg:d="M97 416c0-1 0-1-7-9-52-54-66-133-66-195 0-75 17-148 68-200 5-6 5-6 5-7 0-4-1-5-3-5-5 0-42 29-68 83-21 46-26 92-26 129 0 31 5 81 28 129 25 52 61 80 66 80 2 0 3-1 3-5z"><text:p/></draw:path><draw:path draw:style-name="gr36" draw:text-style-name="P52" svg:width="0.154cm" svg:height="0.19cm" svg:x="0.395cm" svg:y="0.131cm" svg:viewBox="0 0 155 191" svg:d="M143 29c-12 0-21 9-21 19 0 6 4 12 13 12 10 0 20-7 20-24 0-18-18-36-51-36-55 0-70 43-70 61 0 34 31 40 43 42 22 5 44 9 44 33 0 11-10 46-60 46-6 0-38 0-48-22 16 1 27-11 27-23 0-10-8-14-16-14-11 0-24 8-24 27 0 24 24 41 60 41 68 0 85-50 85-70 0-15-8-26-13-31-12-12-24-13-42-18-16-2-32-6-32-25 0-12 10-37 46-37 11 0 33 2 39 19z"><text:p/></draw:path><draw:path draw:style-name="gr37" draw:text-style-name="P52" svg:width="0.097cm" svg:height="0.42cm" svg:x="0.594cm" svg:y="0.001cm" svg:viewBox="0 0 98 421" svg:d="M98 212c0-34-4-85-27-133-25-51-63-79-66-79s-5 2-5 5c0 1 0 1 8 9 41 41 65 109 65 198 0 69-15 144-67 197-6 6-6 6-6 7 0 2 2 5 5 5s42-29 67-83c22-46 26-93 26-126z"><text:p/></draw:path></draw:g></draw:g></text:span><text:span text:style-name="T5"><text:s/>is 1 and we want it to be 0, we do the opposite. </text:span></text:p>
        </text:list-item>
      </text:list>
      <text:p text:style-name="P33"><text:span text:style-name="T1"/></text:p>
      <text:p text:style-name="P37">How might this change the answer for question 2:</text:p>
      <text:p text:style-name="P31">I think there is a more direct route to achieve the same outcome, which I try to demonstrate below and in the attached ipynb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D"/>
        <table:table-column table:style-name="Table4.G"/>
        <table:table-column table:style-name="Table4.H"/>
        <table:table-column table:style-name="Table4.I"/>
        <table:table-column table:style-name="Table4.J"/>
        <table:table-row table:style-name="Table4.1">
          <table:table-cell table:style-name="Table4.A1" office:value-type="string">
            <text:p text:style-name="P40">Iteration</text:p>
          </table:table-cell>
          <table:table-cell table:style-name="Table4.A1" office:value-type="string">
            <text:p text:style-name="P41"><draw:g text:anchor-type="as-char" svg:y="-0.187cm" draw:z-index="38" draw:style-name="gr1"><svg:title>TexMaths</svg:title><svg:desc>12§display§w_0§svg§600§FALSE§</svg:desc><draw:g draw:style-name="gr2"><draw:path draw:style-name="gr30" draw:text-style-name="P51" svg:width="0.407cm" svg:height="0.209cm" svg:x="0.01cm" svg:y="0.023cm" svg:viewBox="0 0 408 210" svg:d="M205 210c-69 0-137 0-205 0 0-69 0-140 0-210 136 0 272 0 408 0 0 70 0 141 0 210-68 0-136 0-203 0z"><text:p/></draw:path><draw:path draw:style-name="gr31" draw:text-style-name="P52" svg:width="0.276cm" svg:height="0.188cm" svg:x="0.001cm" svg:y="0.001cm" svg:viewBox="0 0 277 189" svg:d="M182 43c2-9 6-24 6-27 0-8-5-11-12-11-5 0-12 3-16 12-1 2-20 83-24 94-2 13-3 20-3 27 0 5 0 5 0 6-10 23-22 36-38 36-34 0-34-31-34-37 0-13 2-30 22-82 4-12 7-18 7-26 0-19-13-35-34-35-40 0-56 61-56 65 0 3 5 3 6 3 4 0 4 0 6-7 12-38 28-51 43-51 4 0 10 0 10 13 0 11-5 23-8 30-17 49-23 68-23 84 0 37 28 52 59 52 8 0 28 0 45-29 10 26 39 29 51 29 32 0 50-27 60-51 14-32 28-89 28-108 0-24-11-30-18-30-11 0-21 11-21 20 0 5 4 9 6 11 5 5 15 16 15 36 0 15-12 56-22 76-11 22-25 37-45 37-21 0-32-13-32-37 0-10 3-23 4-29 6-24 12-48 18-71z"><text:p/></draw:path><draw:path draw:style-name="gr32" draw:text-style-name="P52" svg:width="0.135cm" svg:height="0.198cm" svg:x="0.304cm" svg:y="0.055cm" svg:viewBox="0 0 136 199" svg:d="M136 101c0-33-3-55-17-76-9-14-27-25-51-25-68 0-68 79-68 101s0 98 68 98 68-76 68-98zM68 191c-13 0-31-8-37-32-5-16-5-40-5-62 0-21 0-44 5-60 6-23 25-30 37-30 16 0 31 11 36 28 5 15 5 36 5 62 0 22 0 44-4 60-6 28-25 34-37 34z"><text:p/></draw:path></draw:g></draw:g></text:p>
          </table:table-cell>
          <table:table-cell table:style-name="Table4.A1" office:value-type="string">
            <text:p text:style-name="P41"><draw:g text:anchor-type="as-char" svg:y="-0.183cm" draw:z-index="39" draw:style-name="gr1"><svg:title>TexMaths</svg:title><svg:desc>12§display§w_1§svg§600§FALSE§</svg:desc><draw:g draw:style-name="gr2"><draw:path draw:style-name="gr27" draw:text-style-name="P51" svg:width="0.396cm" svg:height="0.202cm" svg:x="0.01cm" svg:y="0.021cm" svg:viewBox="0 0 397 203" svg:d="M0 0c132 0 265 0 397 0 0 68 0 135 0 203-132 0-265 0-397 0 0-68 0-135 0-203z"><text:p/></draw:path><draw:path draw:style-name="gr28" draw:text-style-name="P52" svg:width="0.277cm" svg:height="0.187cm" svg:x="0.001cm" svg:y="0cm" svg:viewBox="0 0 278 188" svg:d="M183 43c2-9 6-25 6-27 0-8-6-11-12-11-5 0-12 3-16 12-1 2-20 82-24 93-2 12-3 19-3 26 0 5 0 6 0 8-10 22-22 35-39 35-34 0-34-31-34-38 0-13 3-29 22-80 5-12 7-18 7-26 0-19-13-35-35-35-39 0-55 61-55 65 0 3 4 2 5 3 5 0 5 0 7-7 11-38 28-51 42-51 5 0 11 0 11 13 0 11-5 22-7 30-19 49-24 68-24 82 0 39 29 53 60 53 7 0 26 0 43-29 12 26 41 29 53 29 32 0 50-26 60-52 15-31 28-87 28-107 0-23-11-29-18-29-11 0-22 11-22 20 0 5 3 8 8 11 3 5 14 16 14 36 0 14-12 55-23 75-11 22-25 37-46 37-19 0-31-13-31-37 0-12 4-22 5-28 6-24 12-48 18-71z"><text:p/></draw:path><draw:path draw:style-name="gr29" draw:text-style-name="P52" svg:width="0.106cm" svg:height="0.193cm" svg:x="0.322cm" svg:y="0.053cm" svg:viewBox="0 0 107 194" svg:d="M66 8c0-7 0-8-8-8-19 19-46 19-58 19 0 4 0 7 0 11 7 0 26 0 42-8 0 49 0 99 0 148 0 9 0 13-29 13-3 0-8 0-12 0 0 4 0 7 0 11 6 0 42-1 53-1 10 0 47 1 53 1 0-4 0-7 0-11-3 0-7 0-11 0-30 0-30-4-30-13 0-54 0-108 0-162z"><text:p/></draw:path></draw:g></draw:g></text:p>
          </table:table-cell>
          <table:table-cell table:style-name="Table4.A1" office:value-type="string">
            <text:p text:style-name="P41"><draw:g text:anchor-type="as-char" svg:y="-0.183cm" draw:z-index="40" draw:style-name="gr1"><svg:title>TexMaths</svg:title><svg:desc>12§display§w_2§svg§600§FALSE§</svg:desc><draw:g draw:style-name="gr2"><draw:path draw:style-name="gr24" draw:text-style-name="P51" svg:width="0.404cm" svg:height="0.204cm" svg:x="0.01cm" svg:y="0.023cm" svg:viewBox="0 0 405 205" svg:d="M203 205c-69 0-136 0-203 0 0-69 0-137 0-205 135 0 270 0 405 0 0 68 0 136 0 205-67 0-135 0-202 0z"><text:p/></draw:path><draw:path draw:style-name="gr25" draw:text-style-name="P52" svg:width="0.276cm" svg:height="0.188cm" svg:x="0.001cm" svg:y="0cm" svg:viewBox="0 0 277 189" svg:d="M182 43c3-8 6-24 6-26 0-9-6-12-12-12-5 0-12 3-15 12-2 2-21 82-24 93-3 13-4 20-4 29 0 2 0 3 0 6-9 21-21 34-38 34-34 0-34-31-34-38 0-12 3-27 22-80 5-12 7-18 7-26 0-19-13-35-34-35-40 0-56 61-56 65s5 4 6 4c4 0 4-1 6-8 12-38 28-51 43-51 4 0 10 0 10 13 0 11-5 22-7 30-18 49-24 69-24 85 0 37 28 51 60 51 7 0 27 0 44-29 11 27 39 29 51 29 33 0 51-26 60-50 15-33 28-89 28-109 0-24-11-30-18-30-11 0-20 11-20 20 0 6 2 9 6 12 3 4 14 15 14 35 0 14-12 56-22 75-10 23-25 37-46 37-20 0-32-11-32-35 0-11 4-24 5-30 6-24 12-48 18-71z"><text:p/></draw:path><draw:path draw:style-name="gr26" draw:text-style-name="P52" svg:width="0.13cm" svg:height="0.193cm" svg:x="0.307cm" svg:y="0.055cm" svg:viewBox="0 0 131 194" svg:d="M131 140c-4 0-8 0-11 0 0 7-4 24-7 26-3 3-25 3-29 3-18 0-36 0-54 0 30-28 41-35 59-48 21-18 42-36 42-64 0-35-31-57-70-57-36 0-61 25-61 53 0 14 13 15 16 15 7 0 15-5 15-15 0-5-1-16-17-16 10-20 29-26 44-26 28 0 44 23 44 46 0 26-18 46-28 57-24 22-46 45-70 68-4 2-4 3-4 12 41 0 80 0 121 0 3-18 6-36 10-54z"><text:p/></draw:path></draw:g></draw:g></text:p>
          </table:table-cell>
          <table:table-cell table:style-name="Table4.E1" office:value-type="string">
            <text:p text:style-name="P40">Item</text:p>
          </table:table-cell>
          <table:table-cell table:style-name="Table4.E1" office:value-type="string">
            <text:p text:style-name="P41"><draw:g text:anchor-type="as-char" svg:y="-0.183cm" draw:z-index="41" draw:style-name="gr1"><svg:title>TexMaths</svg:title><svg:desc>12§display§x_1§svg§600§FALSE§</svg:desc><draw:g draw:style-name="gr2"><draw:path draw:style-name="gr21" draw:text-style-name="P51" svg:width="0.334cm" svg:height="0.204cm" svg:x="0.01cm" svg:y="0.023cm" svg:viewBox="0 0 335 205" svg:d="M168 205c-57 0-112 0-168 0 0-69 0-137 0-205 111 0 224 0 335 0 0 68 0 136 0 205-56 0-112 0-167 0z"><text:p/></draw:path><draw:path draw:style-name="gr22" draw:text-style-name="P52" svg:width="0.207cm" svg:height="0.188cm" svg:x="0.001cm" svg:y="0cm" svg:viewBox="0 0 208 189" svg:d="M128 59c2-11 13-49 42-49 2 0 12 0 21 4-12 3-20 14-20 23 0 7 5 16 16 16 9 0 21-9 21-25 0-22-24-28-38-28-24 0-38 23-43 32-11-27-34-32-46-32-44 0-68 54-68 65 0 4 4 2 5 4 4 0 5-1 6-4 14-45 42-55 56-55 9 0 23 3 23 27 0 13-7 42-23 101-7 25-21 41-39 41-3 0-12 0-22-4 11-3 20-11 20-23s-9-13-15-13c-13 0-24 9-24 23 0 19 22 27 39 27 28 0 44-29 45-32 5 15 20 32 45 32 43 0 67-53 67-63 0-4-3-4-5-4-3 0-4 1-6 4-13 44-41 53-55 53-16 0-24-13-24-27 0-10 4-17 8-36s9-38 14-57z"><text:p/></draw:path><draw:path draw:style-name="gr23" draw:text-style-name="P52" svg:width="0.107cm" svg:height="0.193cm" svg:x="0.259cm" svg:y="0.055cm" svg:viewBox="0 0 108 194" svg:d="M67 8c0-8-1-8-8-8-20 18-47 19-59 19 0 4 0 6 0 10 7 0 28 0 43-9 0 51 0 101 0 150 0 9 0 13-30 13-3 0-7 0-11 0 0 4 0 7 0 11 6 0 42-1 53-1 8 0 46 1 53 1 0-4 0-7 0-11-5 0-9 0-12 0-29 0-29-4-29-13 0-54 0-108 0-162z"><text:p/></draw:path></draw:g></draw:g></text:p>
          </table:table-cell>
          <table:table-cell table:style-name="Table4.E1" office:value-type="string">
            <text:p text:style-name="P41"><draw:g text:anchor-type="as-char" svg:y="-0.183cm" draw:z-index="42" draw:style-name="gr1"><svg:title>TexMaths</svg:title><svg:desc>12§display§x_2§svg§600§FALSE§</svg:desc><draw:g draw:style-name="gr2"><draw:path draw:style-name="gr18" draw:text-style-name="P51" svg:width="0.345cm" svg:height="0.204cm" svg:x="0.01cm" svg:y="0.023cm" svg:viewBox="0 0 346 205" svg:d="M174 205c-59 0-116 0-174 0 0-69 0-137 0-205 115 0 231 0 346 0 0 68 0 136 0 205-57 0-115 0-172 0z"><text:p/></draw:path><draw:path draw:style-name="gr19" draw:text-style-name="P52" svg:width="0.209cm" svg:height="0.188cm" svg:x="0.001cm" svg:y="0cm" svg:viewBox="0 0 210 189" svg:d="M129 59c3-11 13-49 42-49 2 0 12 0 21 4-12 3-20 14-20 23 0 7 5 16 16 16 9 0 22-9 22-25 0-22-25-28-39-28-24 0-39 23-44 32-10-27-33-32-45-32-45 0-69 54-69 65 0 4 4 2 5 4 4 0 5-1 6-4 14-45 42-55 57-55 8 0 22 3 22 27 0 13-7 42-22 101-8 25-22 41-40 41-3 0-12 0-22-4 11-3 21-11 21-23s-10-13-16-13c-13 0-24 9-24 23 0 19 22 27 40 27 29 0 43-29 44-32 5 15 21 32 46 32 43 0 67-53 67-63 0-4-3-4-5-4-3 0-4 1-6 4-13 44-42 53-55 53-17 0-23-13-23-27 0-10 3-17 6-36 5-19 10-38 15-57z"><text:p/></draw:path><draw:path draw:style-name="gr20" draw:text-style-name="P52" svg:width="0.13cm" svg:height="0.193cm" svg:x="0.247cm" svg:y="0.055cm" svg:viewBox="0 0 131 194" svg:d="M131 140c-4 0-7 0-11 0 0 7-3 24-7 26-2 3-25 3-29 3-18 0-36 0-54 0 30-28 41-35 59-48 22-18 42-36 42-64 0-35-31-57-70-57-36 0-61 25-61 53 0 14 13 15 16 15 7 0 15-5 15-15 0-5-1-16-17-16 9-20 29-26 44-26 29 0 44 23 44 46 0 26-18 46-27 57-25 22-47 45-71 68-4 2-4 3-4 12 41 0 81 0 121 0 3-18 6-36 10-54z"><text:p/></draw:path></draw:g></draw:g></text:p>
          </table:table-cell>
          <table:table-cell table:style-name="Table4.E1" office:value-type="string">
            <text:p text:style-name="P40">Class</text:p>
          </table:table-cell>
          <table:table-cell table:style-name="Table4.A1" office:value-type="string">
            <text:p text:style-name="P41"><draw:g text:anchor-type="as-char" svg:y="-0.249cm" draw:z-index="43" draw:style-name="gr1"><svg:title>TexMaths</svg:title><svg:desc>12§display§s = w_0 + w_1 x_1 + w_2 x_2§svg§600§FALSE§</svg:desc><draw:g draw:style-name="gr2"><draw:path draw:style-name="gr3" draw:text-style-name="P51" svg:width="4.039cm" svg:height="0.268cm" svg:x="0.001cm" svg:y="0.022cm" svg:viewBox="0 0 4040 269" svg:d="M0 0c1347 0 2693 0 4040 0 0 90 0 179 0 269-1347 0-2693 0-4040 0 0-90 0-179 0-269z"><text:p/></draw:path><draw:path draw:style-name="gr4" draw:text-style-name="P52" svg:width="0.155cm" svg:height="0.188cm" svg:x="0.001cm" svg:y="0.059cm" svg:viewBox="0 0 156 189" svg:d="M143 29c-11 1-19 9-19 19 0 6 2 12 12 12 8 0 20-7 20-23 0-19-19-37-50-37-57 0-72 43-72 62 0 32 31 38 44 41 22 5 43 9 43 32 0 11-9 46-60 46-6 0-38 0-48-23 16 2 27-10 27-22 0-9-8-14-16-14-11 0-24 10-24 27 0 23 24 40 61 40 67 0 84-49 84-68 0-16-8-25-13-30-11-12-23-14-42-18-16-4-32-6-32-25 0-12 10-38 48-38 10 0 31 3 37 19z"><text:p/></draw:path><draw:path draw:style-name="gr5" draw:text-style-name="P52" svg:width="0.28cm" svg:height="0.097cm" svg:x="0.318cm" svg:y="0.091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6" draw:text-style-name="P52" svg:width="0.279cm" svg:height="0.188cm" svg:x="0.751cm" svg:y="0.059cm" svg:viewBox="0 0 280 189" svg:d="M184 44c1-9 6-25 6-27 0-9-6-12-12-12s-14 3-16 12c-1 3-22 83-24 94-4 12-5 21-5 28 0 5 0 5 1 7-9 21-22 35-39 35-34 0-34-30-34-37 0-15 3-30 23-82 4-13 7-19 7-27 0-19-14-35-35-35-40 0-56 61-56 65s5 4 6 4c4 0 4-1 6-7 12-39 28-52 43-52 4 0 10 1 10 14 0 11-4 21-7 29-18 50-24 69-24 85 0 37 28 51 60 51 7 0 27 0 44-29 11 27 40 29 53 29 31 0 50-26 61-50 14-33 28-89 28-109 0-23-12-30-18-30-11 0-22 12-22 20 0 6 2 9 6 12 5 5 16 16 16 36 0 13-12 55-23 77-12 20-27 36-47 36s-31-14-31-36c0-12 2-25 5-30 6-24 12-48 18-71z"><text:p/></draw:path><draw:path draw:style-name="gr7" draw:text-style-name="P52" svg:width="0.136cm" svg:height="0.199cm" svg:x="1.057cm" svg:y="0.113cm" svg:viewBox="0 0 137 200" svg:d="M137 102c0-33-5-57-18-77-10-13-28-25-51-25-68 0-68 80-68 102 0 20 0 98 68 98 69 0 69-78 69-98zM68 191c-14 0-32-8-38-32-4-15-4-39-4-61 0-21 0-44 5-61 6-23 24-29 37-29 16 0 32 10 36 27 5 16 5 37 5 63 0 22 0 43-3 60-6 27-27 33-38 33z"><text:p/></draw:path><draw:path draw:style-name="gr8" draw:text-style-name="P52" svg:width="0.28cm" svg:height="0.278cm" svg:x="1.347cm" svg:y="0cm" svg:viewBox="0 0 281 279" svg:d="M149 148c39 0 78 0 117 0 6 0 15 0 15-8s-9-8-15-8c-39 0-78 0-117 0 0-40 0-79 0-118 0-6 0-14-9-14-8 0-8 8-8 14 0 39 0 78 0 118-40 0-78 0-118 0-6 0-14 0-14 8s8 8 14 8c40 0 78 0 118 0 0 39 0 78 0 116 0 6 0 15 8 15 9 0 9-9 9-15 0-38 0-77 0-116z"><text:p/></draw:path><draw:path draw:style-name="gr9" draw:text-style-name="P52" svg:width="0.279cm" svg:height="0.188cm" svg:x="1.758cm" svg:y="0.059cm" svg:viewBox="0 0 280 189" svg:d="M182 44c3-9 6-25 6-27 0-9-6-12-12-12-4 0-12 3-15 12-1 3-21 83-24 94-3 12-4 21-4 28 0 5 0 5 0 7-9 21-21 35-38 35-34 0-34-30-34-37 0-15 3-30 22-82 5-13 7-19 7-27 0-19-13-35-35-35-39 0-55 61-55 65s4 4 5 4c5 0 5-1 7-7 11-39 28-52 42-52 4 0 11 1 11 14 0 11-5 21-7 29-20 50-24 69-24 85 0 37 28 51 60 51 7 0 26 0 44-29 11 27 40 29 52 29 32 0 50-26 61-50 14-33 29-89 29-109 0-23-12-30-20-30-10 0-20 12-20 20 0 6 2 9 6 12 5 5 14 16 14 36 0 13-12 55-22 77-11 20-26 36-47 36-19 0-31-14-31-36 0-12 3-25 4-30 6-24 12-48 18-71z"><text:p/></draw:path><draw:path draw:style-name="gr10" draw:text-style-name="P52" svg:width="0.107cm" svg:height="0.193cm" svg:x="2.078cm" svg:y="0.113cm" svg:viewBox="0 0 108 194" svg:d="M67 8c0-8-1-8-9-8-18 19-46 19-58 19 0 4 0 7 0 11 7 0 26 0 43-8 0 49 0 99 0 148 0 9 0 13-30 13-3 0-7 0-11 0 0 4 0 7 0 11 5 0 42-1 53-1 9 0 46 1 53 1 0-4 0-7 0-11-4 0-8 0-12 0-29 0-29-4-29-13 0-54 0-108 0-162z"><text:p/></draw:path><draw:path draw:style-name="gr11" draw:text-style-name="P52" svg:width="0.209cm" svg:height="0.188cm" svg:x="2.248cm" svg:y="0.059cm" svg:viewBox="0 0 210 189" svg:d="M128 60c3-12 12-50 42-50 3 0 12 0 22 6-12 1-20 12-20 22 0 6 4 15 15 15 10 0 23-8 23-24 0-23-25-29-40-29-24 0-38 23-43 32-11-27-33-32-45-32-45 0-69 55-69 65 0 4 4 2 5 4 4 0 5-1 6-4 14-45 42-55 56-55 9 0 23 3 23 28 0 13-7 41-23 100-7 25-21 43-39 43-4 0-13 0-22-6 11-3 19-11 19-22s-8-14-15-14c-12 0-23 10-23 22 0 20 22 28 40 28 27 0 43-29 44-31 5 15 20 31 46 31 43 0 67-53 67-63 0-4-4-4-5-4-4 0-5 1-6 5-13 43-42 54-55 54-17 0-24-15-24-28 0-8 2-18 7-36 5-19 10-38 14-57z"><text:p/></draw:path><draw:path draw:style-name="gr12" draw:text-style-name="P52" svg:width="0.106cm" svg:height="0.193cm" svg:x="2.509cm" svg:y="0.113cm" svg:viewBox="0 0 107 194" svg:d="M66 8c0-8 0-8-8-8-20 19-46 19-58 19 0 4 0 7 0 11 6 0 26 0 42-8 0 49 0 99 0 148 0 9 0 13-29 13-3 0-8 0-12 0 0 4 0 7 0 11 6 0 42-1 53-1 10 0 47 1 53 1 0-4 0-7 0-11-4 0-7 0-11 0-30 0-30-4-30-13 0-54 0-108 0-162z"><text:p/></draw:path><draw:path draw:style-name="gr13" draw:text-style-name="P52" svg:width="0.28cm" svg:height="0.278cm" svg:x="2.783cm" svg:y="0cm" svg:viewBox="0 0 281 279" svg:d="M149 148c39 0 78 0 117 0 6 0 15 0 15-8s-9-8-15-8c-39 0-78 0-117 0 0-40 0-79 0-118 0-6 0-14-9-14-8 0-8 8-8 14 0 39 0 78 0 118-40 0-78 0-118 0-6 0-14 0-14 8s8 8 14 8c40 0 78 0 118 0 0 39 0 78 0 116 0 6 0 15 8 15 9 0 9-9 9-15 0-38 0-77 0-116z"><text:p/></draw:path><draw:path draw:style-name="gr14" draw:text-style-name="P52" svg:width="0.279cm" svg:height="0.188cm" svg:x="3.193cm" svg:y="0.059cm" svg:viewBox="0 0 280 189" svg:d="M182 44c3-9 6-25 6-27 0-9-6-12-12-12-4 0-12 3-15 12-1 3-21 83-24 94-3 12-4 21-4 28 0 5 0 5 0 7-9 21-21 35-38 35-34 0-34-30-34-37 0-15 3-30 22-82 5-13 7-19 7-27 0-19-13-35-35-35-39 0-55 61-55 65s4 2 5 4c5 0 5-1 7-7 11-39 28-52 42-52 4 0 11 1 11 14 0 11-5 21-7 29-20 50-24 69-24 85 0 37 28 51 60 51 7 0 26 0 44-29 11 27 40 29 52 29 32 0 50-26 61-50 14-33 29-89 29-109 0-23-12-30-20-30-10 0-20 12-20 20 0 6 2 9 6 12 5 5 14 16 14 36 0 13-12 55-22 77-11 20-26 36-46 36s-31-14-31-36c0-12 2-25 3-30 6-24 12-48 18-71z"><text:p/></draw:path><draw:path draw:style-name="gr15" draw:text-style-name="P52" svg:width="0.13cm" svg:height="0.193cm" svg:x="3.502cm" svg:y="0.113cm" svg:viewBox="0 0 131 194" svg:d="M131 141c-4 0-7 0-11 0-1 7-4 23-7 26-3 2-25 2-30 2-18 0-36 0-54 0 31-27 42-34 59-48 22-18 43-36 43-64 0-35-33-57-70-57-36 0-61 25-61 53 0 15 12 16 16 16 7 0 15-4 15-15 0-6-2-16-18-16 10-21 30-27 43-27 30 0 46 22 46 46 0 26-19 46-28 57-24 22-48 46-72 69-2 2-2 2-2 11 41 0 80 0 121 0 4-18 6-36 10-53z"><text:p/></draw:path><draw:path draw:style-name="gr16" draw:text-style-name="P52" svg:width="0.209cm" svg:height="0.188cm" svg:x="3.684cm" svg:y="0.059cm" svg:viewBox="0 0 210 189" svg:d="M128 60c3-12 14-50 42-50 3 0 12 0 22 6-12 1-20 12-20 22 0 6 4 15 15 15 10 0 23-8 23-24 0-23-25-29-40-29-24 0-38 23-43 32-11-27-33-32-45-32-45 0-69 55-69 65 0 4 4 2 5 4 4 0 5-1 6-4 14-45 42-55 56-55 9 0 23 3 23 28 0 13-7 41-23 100-7 25-21 43-39 43-4 0-13 0-22-6 11-3 19-11 19-22s-8-14-15-14c-12 0-23 10-23 22 0 20 22 28 40 28 27 0 43-29 44-31 5 15 20 31 46 31 43 0 67-53 67-63 0-4-4-4-5-4-4 0-5 1-6 5-13 43-42 54-55 54-17 0-24-15-24-28 0-8 3-18 7-36 5-19 10-38 14-57z"><text:p/></draw:path><draw:path draw:style-name="gr17" draw:text-style-name="P52" svg:width="0.13cm" svg:height="0.193cm" svg:x="3.932cm" svg:y="0.113cm" svg:viewBox="0 0 131 194" svg:d="M131 141c-4 0-6 0-10 0-1 7-5 23-8 26-3 2-25 2-29 2-18 0-36 0-54 0 30-27 41-34 59-48 21-18 42-36 42-64 0-35-31-57-70-57-36 0-61 25-61 53 0 15 13 16 16 16 7 0 15-4 15-15 0-6-1-16-17-16 9-21 29-27 44-27 28 0 44 22 44 46 0 26-18 46-28 57-24 22-46 46-70 69-4 2-4 2-4 11 41 0 82 0 122 0 3-18 6-36 9-53z"><text:p/></draw:path></draw:g></draw:g></text:p>
          </table:table-cell>
          <table:table-cell table:style-name="Table4.J1" office:value-type="string">
            <text:p text:style-name="P42">Action</text:p>
          </table:table-cell>
        </table:table-row>
        <table:table-row table:style-name="Table4.1">
          <table:table-cell table:style-name="Table4.A9" office:value-type="string">
            <text:p text:style-name="P39">1</text:p>
          </table:table-cell>
          <table:table-cell table:style-name="Table4.B2" office:value-type="string">
            <text:p text:style-name="P43">-<text:span text:style-name="T7">1.5</text:span></text:p>
          </table:table-cell>
          <table:table-cell table:style-name="Table4.C2" office:value-type="string">
            <text:p text:style-name="P39">0</text:p>
          </table:table-cell>
          <table:table-cell table:style-name="Table4.D2" office:value-type="string">
            <text:p text:style-name="P39">2</text:p>
          </table:table-cell>
          <table:table-cell table:style-name="Table4.E2" office:value-type="string">
            <text:p text:style-name="P42">a</text:p>
          </table:table-cell>
          <table:table-cell table:style-name="Table4.F9" office:value-type="string">
            <text:p text:style-name="P42">0</text:p>
          </table:table-cell>
          <table:table-cell table:style-name="Table4.G2" office:value-type="string">
            <text:p text:style-name="P42">1</text:p>
          </table:table-cell>
          <table:table-cell table:style-name="Table4.H2" office:value-type="string">
            <text:p text:style-name="P41">-<text:span text:style-name="T7">1</text:span></text:p>
          </table:table-cell>
          <table:table-cell table:style-name="Table4.I2" office:value-type="string">
            <text:p text:style-name="P39">+0.5</text:p>
          </table:table-cell>
          <table:table-cell table:style-name="Table4.J2" office:value-type="string">
            <text:p text:style-name="P39">Subtract</text:p>
          </table:table-cell>
        </table:table-row>
        <table:table-row table:style-name="Table4.1">
          <table:table-cell table:style-name="Table4.A9" office:value-type="string">
            <text:p text:style-name="P39">2</text:p>
          </table:table-cell>
          <table:table-cell table:style-name="Table4.B3" office:value-type="string">
            <text:p text:style-name="P43">-<text:span text:style-name="T7">2.5</text:span></text:p>
          </table:table-cell>
          <table:table-cell table:style-name="Table4.C3" office:value-type="string">
            <text:p text:style-name="P39">0</text:p>
          </table:table-cell>
          <table:table-cell table:style-name="Table4.D3" office:value-type="string">
            <text:p text:style-name="P39">1</text:p>
          </table:table-cell>
          <table:table-cell table:style-name="Table4.E3" office:value-type="string">
            <text:p text:style-name="P42">b</text:p>
          </table:table-cell>
          <table:table-cell table:style-name="Table4.F9" office:value-type="string">
            <text:p text:style-name="P42">2</text:p>
          </table:table-cell>
          <table:table-cell table:style-name="Table4.G3" office:value-type="string">
            <text:p text:style-name="P42">0</text:p>
          </table:table-cell>
          <table:table-cell table:style-name="Table4.H3" office:value-type="string">
            <text:p text:style-name="P41">-<text:span text:style-name="T7">1</text:span></text:p>
          </table:table-cell>
          <table:table-cell table:style-name="Table4.I3" office:value-type="string">
            <text:p text:style-name="P39">-2.5</text:p>
          </table:table-cell>
          <table:table-cell table:style-name="Table4.J3" office:value-type="string">
            <text:p text:style-name="P39">None</text:p>
          </table:table-cell>
        </table:table-row>
        <table:table-row table:style-name="Table4.1">
          <table:table-cell table:style-name="Table4.A9" office:value-type="string">
            <text:p text:style-name="P39">3</text:p>
          </table:table-cell>
          <table:table-cell table:style-name="Table4.B4" office:value-type="string">
            <text:p text:style-name="P43">-<text:span text:style-name="T7">2.5</text:span></text:p>
          </table:table-cell>
          <table:table-cell table:style-name="Table4.C4" office:value-type="string">
            <text:p text:style-name="P39">0</text:p>
          </table:table-cell>
          <table:table-cell table:style-name="Table4.D4" office:value-type="string">
            <text:p text:style-name="P39">1</text:p>
          </table:table-cell>
          <table:table-cell table:style-name="Table4.E4" office:value-type="string">
            <text:p text:style-name="P42">c</text:p>
          </table:table-cell>
          <table:table-cell table:style-name="Table4.F9" office:value-type="string">
            <text:p text:style-name="P42">1</text:p>
          </table:table-cell>
          <table:table-cell table:style-name="Table4.G4" office:value-type="string">
            <text:p text:style-name="P42">1</text:p>
          </table:table-cell>
          <table:table-cell table:style-name="Table4.H4" office:value-type="string">
            <text:p text:style-name="P42">+1</text:p>
          </table:table-cell>
          <table:table-cell table:style-name="Table4.I4" office:value-type="string">
            <text:p text:style-name="P43">-<text:span text:style-name="T7">1.5</text:span></text:p>
          </table:table-cell>
          <table:table-cell table:style-name="Table4.J4" office:value-type="string">
            <text:p text:style-name="P39">Add</text:p>
          </table:table-cell>
        </table:table-row>
        <table:table-row table:style-name="Table4.1">
          <table:table-cell table:style-name="Table4.A9" office:value-type="string">
            <text:p text:style-name="P39">4</text:p>
          </table:table-cell>
          <table:table-cell table:style-name="Table4.B5" office:value-type="string">
            <text:p text:style-name="P48">-<text:span text:style-name="T10">2</text:span>.5</text:p>
          </table:table-cell>
          <table:table-cell table:style-name="Table4.C5" office:value-type="string">
            <text:p text:style-name="P48">0</text:p>
          </table:table-cell>
          <table:table-cell table:style-name="Table4.D5" office:value-type="string">
            <text:p text:style-name="P49">2</text:p>
          </table:table-cell>
          <table:table-cell table:style-name="Table4.E5" office:value-type="string">
            <text:p text:style-name="P42">a</text:p>
          </table:table-cell>
          <table:table-cell table:style-name="Table4.F9" office:value-type="string">
            <text:p text:style-name="P42">0</text:p>
          </table:table-cell>
          <table:table-cell table:style-name="Table4.G5" office:value-type="string">
            <text:p text:style-name="P42">1</text:p>
          </table:table-cell>
          <table:table-cell table:style-name="Table4.H5" office:value-type="string">
            <text:p text:style-name="P42">-1</text:p>
          </table:table-cell>
          <table:table-cell table:style-name="Table4.I5" office:value-type="string">
            <text:p text:style-name="P43">-<text:span text:style-name="T10">0.5</text:span></text:p>
          </table:table-cell>
          <table:table-cell table:style-name="Table4.J5" office:value-type="string">
            <text:p text:style-name="P50">None</text:p>
          </table:table-cell>
        </table:table-row>
        <table:table-row table:style-name="Table4.1">
          <table:table-cell table:style-name="Table4.A9" office:value-type="string">
            <text:p text:style-name="P39">5</text:p>
          </table:table-cell>
          <table:table-cell table:style-name="Table4.B6" office:value-type="string">
            <text:p text:style-name="P43">-<text:span text:style-name="T11">1.5</text:span></text:p>
          </table:table-cell>
          <table:table-cell table:style-name="Table4.C6" office:value-type="string">
            <text:p text:style-name="P48">0</text:p>
          </table:table-cell>
          <table:table-cell table:style-name="Table4.D6" office:value-type="string">
            <text:p text:style-name="P48">1</text:p>
          </table:table-cell>
          <table:table-cell table:style-name="Table4.E6" office:value-type="string">
            <text:p text:style-name="P42">b</text:p>
          </table:table-cell>
          <table:table-cell table:style-name="Table4.F9" office:value-type="string">
            <text:p text:style-name="P42">2</text:p>
          </table:table-cell>
          <table:table-cell table:style-name="Table4.G6" office:value-type="string">
            <text:p text:style-name="P42">0</text:p>
          </table:table-cell>
          <table:table-cell table:style-name="Table4.H6" office:value-type="string">
            <text:p text:style-name="P41">-<text:span text:style-name="T7">1</text:span></text:p>
          </table:table-cell>
          <table:table-cell table:style-name="Table4.I6" office:value-type="string">
            <text:p text:style-name="P43">-<text:span text:style-name="T10">1.5</text:span></text:p>
          </table:table-cell>
          <table:table-cell table:style-name="Table4.J6" office:value-type="string">
            <text:p text:style-name="P47">None</text:p>
          </table:table-cell>
        </table:table-row>
        <table:table-row table:style-name="Table4.1">
          <table:table-cell table:style-name="Table4.A9" office:value-type="string">
            <text:p text:style-name="P39">6</text:p>
          </table:table-cell>
          <table:table-cell table:style-name="Table4.B7" office:value-type="string">
            <text:p text:style-name="P43">-<text:span text:style-name="T12">1</text:span><text:span text:style-name="T11">.5</text:span></text:p>
          </table:table-cell>
          <table:table-cell table:style-name="Table4.C7" office:value-type="string">
            <text:p text:style-name="P48">0</text:p>
          </table:table-cell>
          <table:table-cell table:style-name="Table4.D7" office:value-type="string">
            <text:p text:style-name="P48">1</text:p>
          </table:table-cell>
          <table:table-cell table:style-name="Table4.E7" office:value-type="string">
            <text:p text:style-name="P42">c</text:p>
          </table:table-cell>
          <table:table-cell table:style-name="Table4.F9" office:value-type="string">
            <text:p text:style-name="P42">1</text:p>
          </table:table-cell>
          <table:table-cell table:style-name="Table4.G7" office:value-type="string">
            <text:p text:style-name="P42">1</text:p>
          </table:table-cell>
          <table:table-cell table:style-name="Table4.H7" office:value-type="string">
            <text:p text:style-name="P42">+1</text:p>
          </table:table-cell>
          <table:table-cell table:style-name="Table4.I7" office:value-type="string">
            <text:p text:style-name="P43">-<text:span text:style-name="T10">0.5</text:span></text:p>
          </table:table-cell>
          <table:table-cell table:style-name="Table4.J7" office:value-type="string">
            <text:p text:style-name="P47">Add</text:p>
          </table:table-cell>
        </table:table-row>
        <table:table-row table:style-name="Table4.1">
          <table:table-cell table:style-name="Table4.A9" office:value-type="string">
            <text:p text:style-name="P39">7</text:p>
          </table:table-cell>
          <table:table-cell table:style-name="Table4.B8" office:value-type="string">
            <text:p text:style-name="P50">-2.5</text:p>
          </table:table-cell>
          <table:table-cell table:style-name="Table4.C8" office:value-type="string">
            <text:p text:style-name="P50">0</text:p>
          </table:table-cell>
          <table:table-cell table:style-name="Table4.D8" office:value-type="string">
            <text:p text:style-name="P50">2</text:p>
          </table:table-cell>
          <table:table-cell table:style-name="Table4.E8" office:value-type="string">
            <text:p text:style-name="P42">a</text:p>
          </table:table-cell>
          <table:table-cell table:style-name="Table4.F9" office:value-type="string">
            <text:p text:style-name="P42">0</text:p>
          </table:table-cell>
          <table:table-cell table:style-name="Table4.G8" office:value-type="string">
            <text:p text:style-name="P42">1</text:p>
          </table:table-cell>
          <table:table-cell table:style-name="Table4.H8" office:value-type="string">
            <text:p text:style-name="P42">-1</text:p>
          </table:table-cell>
          <table:table-cell table:style-name="Table4.I8" office:value-type="string">
            <text:p text:style-name="P47">-<text:span text:style-name="T10">0.5</text:span></text:p>
          </table:table-cell>
          <table:table-cell table:style-name="Table4.J8" office:value-type="string">
            <text:p text:style-name="P50">None</text:p>
          </table:table-cell>
        </table:table-row>
        <table:table-row table:style-name="Table4.1">
          <table:table-cell table:style-name="Table4.A9" office:value-type="string">
            <text:p text:style-name="P39">8</text:p>
          </table:table-cell>
          <table:table-cell table:style-name="Table4.B9" office:value-type="string">
            <text:p text:style-name="P43">-<text:span text:style-name="T10">0.5</text:span></text:p>
          </table:table-cell>
          <table:table-cell table:style-name="Table4.C9" office:value-type="string">
            <text:p text:style-name="P50">0</text:p>
          </table:table-cell>
          <table:table-cell table:style-name="Table4.D9" office:value-type="string">
            <text:p text:style-name="P50">1</text:p>
          </table:table-cell>
          <table:table-cell table:style-name="Table4.E9" office:value-type="string">
            <text:p text:style-name="P42">b</text:p>
          </table:table-cell>
          <table:table-cell table:style-name="Table4.F9" office:value-type="string">
            <text:p text:style-name="P42">2</text:p>
          </table:table-cell>
          <table:table-cell table:style-name="Table4.G9" office:value-type="string">
            <text:p text:style-name="P42">0</text:p>
          </table:table-cell>
          <table:table-cell table:style-name="Table4.H9" office:value-type="string">
            <text:p text:style-name="P41">-<text:span text:style-name="T7">1</text:span></text:p>
          </table:table-cell>
          <table:table-cell table:style-name="Table4.I9" office:value-type="string">
            <text:p text:style-name="P47">-<text:span text:style-name="T10">0.5</text:span></text:p>
          </table:table-cell>
          <table:table-cell table:style-name="Table4.J9" office:value-type="string">
            <text:p text:style-name="P50">None</text:p>
          </table:table-cell>
        </table:table-row>
        <table:table-row table:style-name="Table4.1">
          <table:table-cell table:style-name="Table4.A10" office:value-type="string">
            <text:p text:style-name="P39">9</text:p>
          </table:table-cell>
          <table:table-cell table:style-name="Table4.B10" office:value-type="string">
            <text:p text:style-name="P43">-<text:span text:style-name="T10">0.5</text:span></text:p>
          </table:table-cell>
          <table:table-cell table:style-name="Table4.C10" office:value-type="string">
            <text:p text:style-name="P50">0</text:p>
          </table:table-cell>
          <table:table-cell table:style-name="Table4.D10" office:value-type="string">
            <text:p text:style-name="P50">1</text:p>
          </table:table-cell>
          <table:table-cell table:style-name="Table4.E10" office:value-type="string">
            <text:p text:style-name="P42">c</text:p>
          </table:table-cell>
          <table:table-cell table:style-name="Table4.F10" office:value-type="string">
            <text:p text:style-name="P42">1</text:p>
          </table:table-cell>
          <table:table-cell table:style-name="Table4.G10" office:value-type="string">
            <text:p text:style-name="P42">1</text:p>
          </table:table-cell>
          <table:table-cell table:style-name="Table4.H10" office:value-type="string">
            <text:p text:style-name="P42">+1</text:p>
          </table:table-cell>
          <table:table-cell table:style-name="Table4.I10" office:value-type="string">
            <text:p text:style-name="P50">+0.5</text:p>
          </table:table-cell>
          <table:table-cell table:style-name="Table4.J10" office:value-type="string">
            <text:p text:style-name="P50">None</text:p>
          </table:table-cell>
        </table:table-row>
      </table:table>
      <text:p text:style-name="P28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1T13:21:33.937794853</meta:creation-date>
    <dc:date>2022-09-11T14:28:59.528884705</dc:date>
    <meta:editing-duration>PT33S</meta:editing-duration>
    <meta:editing-cycles>2</meta:editing-cycles>
    <meta:generator>LibreOffice/7.3.5.2$Linux_X86_64 LibreOffice_project/30$Build-2</meta:generator>
    <meta:document-statistic meta:table-count="3" meta:image-count="0" meta:object-count="0" meta:page-count="2" meta:paragraph-count="302" meta:word-count="780" meta:character-count="3186" meta:non-whitespace-character-count="2679"/>
  </office:meta>
</office:document-meta>
</file>